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byssinica SIL" svg:font-family="'Abyssinica SIL'" style:font-pitch="variable"/>
    <style:font-face style:name="Abyssinica SIL1"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8.002cm" style:rel-width="100%" fo:margin-left="0cm" style:page-number="auto" table:align="left" style:writing-mode="lr-tb"/>
    </style:style>
    <style:style style:name="Table1.A" style:family="table-column">
      <style:table-column-properties style:column-width="18.002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626cm" fo:margin-left="1.281cm" table:align="left" style:writing-mode="lr-tb"/>
    </style:style>
    <style:style style:name="Table6.A" style:family="table-column">
      <style:table-column-properties style:column-width="15.62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09cm" table:align="left" style:writing-mode="lr-tb"/>
    </style:style>
    <style:style style:name="Table7.A" style:family="table-column">
      <style:table-column-properties style:column-width="17.009cm"/>
    </style:style>
    <style:style style:name="Table7.1" style:family="table-row">
      <style:table-row-properties fo:keep-together="always"/>
    </style:style>
    <style:style style:name="Table7.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7.2" style:family="table-row">
      <style:table-row-properties style:min-row-height="1.663cm" fo:keep-together="always"/>
    </style:style>
    <style:style style:name="Table7.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 style:family="table">
      <style:table-properties style:width="17.009cm" table:align="left" style:writing-mode="lr-tb"/>
    </style:style>
    <style:style style:name="Table14.A" style:family="table-column">
      <style:table-column-properties style:column-width="1.6cm"/>
    </style:style>
    <style:style style:name="Table14.B" style:family="table-column">
      <style:table-column-properties style:column-width="1.101cm"/>
    </style:style>
    <style:style style:name="Table14.1" style:family="table-row">
      <style:table-row-properties fo:keep-together="always"/>
    </style:style>
    <style:style style:name="Table14.A1" style:family="table-cell">
      <style:table-cell-properties style:vertical-align="top" fo:background-color="#dddddd"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14.O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14.A2"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4.B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C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D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E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F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G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H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I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J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K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L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M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N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O2"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14.A3"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B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C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D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E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F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G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H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I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J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K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L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M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N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O3"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4.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A18" style:family="table-cell">
      <style:table-cell-properties style:vertical-align="middle"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4.B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4" style:family="table">
      <style:table-properties style:width="16.593cm" table:align="left" style:may-break-between-rows="false" style:writing-mode="lr-tb"/>
    </style:style>
    <style:style style:name="Table4.A" style:family="table-column">
      <style:table-column-properties style:column-width="1.6cm"/>
    </style:style>
    <style:style style:name="Table4.B" style:family="table-column">
      <style:table-column-properties style:column-width="1.499cm"/>
    </style:style>
    <style:style style:name="Table4.1" style:family="table-row">
      <style:table-row-properties fo:keep-together="auto"/>
    </style:style>
    <style:style style:name="Table4.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4.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4.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4.K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4.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4.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4.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4.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4.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4.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4.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4.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4.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4.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4.K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4.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4.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K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4.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4.K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4.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K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4.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K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4.B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C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D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E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F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G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H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I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J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4.K10"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4.B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C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D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E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F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G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H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I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J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4.K11"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7.006cm" table:align="left" style:may-break-between-rows="false" style:writing-mode="lr-tb"/>
    </style:style>
    <style:style style:name="Table3.A" style:family="table-column">
      <style:table-column-properties style:column-width="1.6cm"/>
    </style:style>
    <style:style style:name="Table3.B" style:family="table-column">
      <style:table-column-properties style:column-width="1.401cm"/>
    </style:style>
    <style:style style:name="Table3.1" style:family="table-row">
      <style:table-row-properties fo:keep-together="auto"/>
    </style:style>
    <style:style style:name="Table3.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L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3.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K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L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3.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 style:family="table">
      <style:table-properties style:width="16.593cm" table:align="left" style:may-break-between-rows="false" style:writing-mode="lr-tb"/>
    </style:style>
    <style:style style:name="Table2.A" style:family="table-column">
      <style:table-column-properties style:column-width="1.6cm"/>
    </style:style>
    <style:style style:name="Table2.B" style:family="table-column">
      <style:table-column-properties style:column-width="1.499cm"/>
    </style:style>
    <style:style style:name="Table2.1" style:family="table-row">
      <style:table-row-properties fo:keep-together="auto"/>
    </style:style>
    <style:style style:name="Table2.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K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2.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K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2.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K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9" style:family="table">
      <style:table-properties style:width="15.626cm" fo:margin-left="1.281cm" table:align="left" style:writing-mode="lr-tb"/>
    </style:style>
    <style:style style:name="Table19.A" style:family="table-column">
      <style:table-column-properties style:column-width="15.626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style:font-name="Gentium Plus" fo:font-size="11pt" fo:language="en" fo:country="US" fo:font-weight="bold" officeooo:rsid="009652f7" officeooo:paragraph-rsid="00b79458" style:font-size-asian="11pt" style:font-weight-asian="bold" style:font-name-complex="Doulos SIL" style:language-complex="ar" style:country-complex="SA" style:font-weight-complex="bold"/>
    </style:style>
    <style:style style:name="P2" style:family="paragraph" style:parent-style-name="Standard">
      <style:text-properties officeooo:paragraph-rsid="003588ef"/>
    </style:style>
    <style:style style:name="P3" style:family="paragraph" style:parent-style-name="Standard">
      <style:text-properties officeooo:paragraph-rsid="009d5a47"/>
    </style:style>
    <style:style style:name="P4" style:family="paragraph" style:parent-style-name="Standard">
      <style:text-properties officeooo:paragraph-rsid="00a7daf0"/>
    </style:style>
    <style:style style:name="P5" style:family="paragraph" style:parent-style-name="Standard">
      <style:text-properties officeooo:paragraph-rsid="00b003f3"/>
    </style:style>
    <style:style style:name="P6" style:family="paragraph" style:parent-style-name="Standard" style:master-page-name="">
      <style:paragraph-properties fo:text-align="start" style:justify-single-word="false" style:page-number="auto" fo:break-before="auto" fo:break-after="auto"/>
      <style:text-properties officeooo:paragraph-rsid="007b0663"/>
    </style:style>
    <style:style style:name="P7" style:family="paragraph" style:parent-style-name="Standard">
      <style:paragraph-properties style:writing-mode="lr-tb"/>
    </style:style>
    <style:style style:name="P8" style:family="paragraph" style:parent-style-name="Standard">
      <style:paragraph-properties style:writing-mode="lr-tb"/>
      <style:text-properties officeooo:paragraph-rsid="00b003f3"/>
    </style:style>
    <style:style style:name="P9" style:family="paragraph" style:parent-style-name="Standard">
      <style:paragraph-properties style:writing-mode="lr-tb"/>
      <style:text-properties officeooo:paragraph-rsid="00acd961"/>
    </style:style>
    <style:style style:name="P10" style:family="paragraph" style:parent-style-name="Input-Character">
      <style:paragraph-properties style:writing-mode="lr-tb"/>
    </style:style>
    <style:style style:name="P11" style:family="paragraph" style:parent-style-name="Input-Character">
      <style:paragraph-properties style:writing-mode="lr-tb"/>
      <style:text-properties officeooo:paragraph-rsid="009455e9"/>
    </style:style>
    <style:style style:name="P12" style:family="paragraph" style:parent-style-name="Text_20_body">
      <style:text-properties officeooo:paragraph-rsid="009d5a47"/>
    </style:style>
    <style:style style:name="P13" style:family="paragraph" style:parent-style-name="Unicode-Value">
      <style:text-properties officeooo:paragraph-rsid="009f542d"/>
    </style:style>
    <style:style style:name="P14" style:family="paragraph" style:parent-style-name="Input-Character">
      <style:text-properties officeooo:paragraph-rsid="009d5a47"/>
    </style:style>
    <style:style style:name="P15" style:family="paragraph" style:parent-style-name="Input-Character">
      <style:text-properties officeooo:paragraph-rsid="009f542d"/>
    </style:style>
    <style:style style:name="P16" style:family="paragraph" style:parent-style-name="Unicode-Character">
      <style:text-properties officeooo:rsid="0091d78c" officeooo:paragraph-rsid="0091d78c"/>
    </style:style>
    <style:style style:name="P17" style:family="paragraph" style:parent-style-name="Unicode-Character">
      <style:text-properties officeooo:rsid="009389d8" officeooo:paragraph-rsid="009389d8"/>
    </style:style>
    <style:style style:name="P18" style:family="paragraph" style:parent-style-name="Unicode-Character">
      <style:text-properties style:font-name="Abyssinica SIL"/>
    </style:style>
    <style:style style:name="P19" style:family="paragraph" style:parent-style-name="Unicode-Character">
      <style:text-properties style:font-name="Abyssinica SIL" style:font-name-complex="Abyssinica SIL"/>
    </style:style>
    <style:style style:name="P20" style:family="paragraph" style:parent-style-name="Unicode-Character">
      <style:text-properties officeooo:paragraph-rsid="009f542d"/>
    </style:style>
    <style:style style:name="P21" style:family="paragraph" style:parent-style-name="Unicode-Character">
      <style:text-properties style:font-name-complex="Abyssinica SIL"/>
    </style:style>
    <style:style style:name="P22" style:family="paragraph" style:parent-style-name="Standard">
      <style:paragraph-properties fo:text-align="center" style:justify-single-word="false"/>
      <style:text-properties style:font-name="Gentium Plus" fo:font-size="18pt" fo:language="en" fo:country="US" fo:font-weight="bold" officeooo:rsid="009652f7" officeooo:paragraph-rsid="009652f7" style:font-size-asian="18pt" style:font-weight-asian="bold" style:font-name-complex="Doulos SIL" style:font-size-complex="18pt" style:language-complex="ar" style:country-complex="SA" style:font-weight-complex="bold"/>
    </style:style>
    <style:style style:name="P23" style:family="paragraph" style:parent-style-name="Heading_20_2" style:list-style-name="" style:master-page-name="">
      <style:paragraph-properties fo:orphans="2" fo:widows="2" fo:hyphenation-ladder-count="no-limit" style:page-number="auto" fo:break-before="auto" fo:break-after="auto"/>
      <style:text-properties fo:hyphenate="false" fo:hyphenation-remain-char-count="2" fo:hyphenation-push-char-count="2"/>
    </style:style>
    <style:style style:name="P24" style:family="paragraph" style:parent-style-name="Heading_20_2">
      <style:paragraph-properties fo:break-before="page"/>
    </style:style>
    <style:style style:name="T1" style:family="text">
      <style:text-properties officeooo:rsid="009455e9"/>
    </style:style>
    <style:style style:name="T2" style:family="text">
      <style:text-properties fo:font-size="11pt" fo:font-weight="bold" officeooo:rsid="002ae577" style:font-size-asian="11pt" style:font-weight-asian="bold" style:font-size-complex="11pt" style:font-weight-complex="bold"/>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weight="normal" officeooo:rsid="002ae577" style:font-size-asian="11pt" style:font-weight-asian="normal" style:font-size-complex="11pt" style:font-weight-complex="normal"/>
    </style:style>
    <style:style style:name="T5" style:family="text">
      <style:text-properties fo:font-size="11pt" fo:font-weight="normal" officeooo:rsid="002ae577" style:font-size-asian="11pt" style:font-weight-asian="normal" style:font-name-complex="Gentium Plus Compact1" style:font-size-complex="11pt" style:font-weight-complex="normal"/>
    </style:style>
    <style:style style:name="T6" style:family="text">
      <style:text-properties fo:font-size="11pt" style:font-size-asian="11pt" style:font-name-complex="Gentium Plus Compact1" style:font-size-complex="11pt"/>
    </style:style>
    <style:style style:name="T7" style:family="text">
      <style:text-properties officeooo:rsid="009389d8"/>
    </style:style>
    <style:style style:name="T8" style:family="text">
      <style:text-properties officeooo:rsid="00a27a19"/>
    </style:style>
    <style:style style:name="T9" style:family="text">
      <style:text-properties style:font-name-complex="Gentium Plus Compact1"/>
    </style:style>
    <style:style style:name="T10" style:family="text">
      <style:text-properties style:font-name="Gentium Plus Compact1" fo:font-size="11pt" fo:font-weight="normal" officeooo:rsid="002ae577" style:font-size-asian="11pt" style:font-weight-asian="normal" style:font-size-complex="11pt" style:font-weight-complex="normal"/>
    </style:style>
    <style:style style:name="T11" style:family="text">
      <style:text-properties style:font-name="Gentium Plus Compact1" fo:font-size="11pt" fo:font-weight="bold" officeooo:rsid="002ae577" style:font-size-asian="11pt" style:font-weight-asian="bold" style:font-size-complex="11pt" style:font-weight-complex="bold"/>
    </style:style>
    <style:style style:name="T12" style:family="text">
      <style:text-properties style:font-name="Gentium Plus Compact1" fo:font-size="11pt" fo:font-weight="bold" style:font-size-asian="11pt" style:font-weight-asian="bold" style:font-name-complex="Gentium Plus Compact1" style:font-size-complex="11pt" style:font-weight-complex="bold"/>
    </style:style>
    <style:style style:name="T13" style:family="text">
      <style:text-properties style:font-name="Gentium Plus Compact1" fo:font-size="11pt" fo:font-weight="bold" officeooo:rsid="002ae577" style:font-size-asian="11pt" style:font-weight-asian="bold" style:font-name-complex="Gentium Plus Compact1" style:font-size-complex="11pt" style:font-weight-complex="bold"/>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fo:font-size="8pt" officeooo:rsid="009389d8" style:font-size-asian="8pt" style:font-size-complex="8pt"/>
    </style:style>
    <style:style style:name="T17" style:family="text">
      <style:text-properties fo:font-size="8pt" officeooo:rsid="009455e9" style:font-size-asian="8pt" style:font-size-complex="8pt"/>
    </style:style>
    <style:style style:name="T18" style:family="text">
      <style:text-properties fo:font-size="12pt" fo:font-weight="normal" officeooo:rsid="002ae577" style:font-size-asian="12pt" style:font-weight-asian="normal" style:font-size-complex="12pt" style:font-weight-complex="normal"/>
    </style:style>
    <style:style style:name="T19" style:family="text">
      <style:text-properties officeooo:rsid="00b4e336"/>
    </style:style>
    <style:style style:name="T20" style:family="text">
      <style:text-properties officeooo:rsid="00bc2dbe"/>
    </style:style>
    <style:style style:name="T21" style:family="text">
      <style:text-properties officeooo:rsid="00bdb56b"/>
    </style:style>
    <style:style style:name="T22" style:family="text">
      <style:text-properties officeooo:rsid="00bedeb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2">SIL Power-G <text:span text:style-name="T8">Ethiopic </text:span>Keyboard Layout</text:p>
            <text:p text:style-name="P1">© SIL Ethiopia - version <text:span text:style-name="T20">1.2 - 2017-02-18</text:span></text:p>
          </table:table-cell>
        </table:table-row>
      </table:table>
      <text:h text:style-name="Heading_20_2" text:outline-level="2">Introduction</text:h>
      <text:p text:style-name="P4">This keyboard was developed to <text:span text:style-name="T22">input</text:span> Ethiopic Fidel scripts using the keyboarding sequences found in the “Power Ge'ez (Phonetic)” keyboard from Concepts Data Systems.</text:p>
      <text:p text:style-name="P4">The “SIL Power-G” keyboard is designed to work with the <text:a xlink:type="simple" xlink:href="http://scripts.sil.org/AbyssinicaSIL" office:target-frame-name="_blank" xlink:show="new" text:style-name="Internet_20_link" text:visited-style-name="Visited_20_Internet_20_Link">Abyssinica SIL</text:a> font (version 1.500). However, unless you need to use the newest Unicode 6.0 Ethiopic codepoints (for Basketo, Gumuz and Gamo-Gofa-Dawro) or the Private Use Area (PUA) characters in this font, you can use this keyboard with any Ethiopic Unicode font.</text:p>
      <table:table table:name="Table6" table:style-name="Table6">
        <table:table-column table:style-name="Table6.A"/>
        <table:table-header-rows>
          <table:table-row table:style-name="Table6.1">
            <table:table-cell table:style-name="Table6.A1" office:value-type="string">
              <text:h text:style-name="Heading_20_5" text:outline-level="5">Note on Power Ge'ez <text:s/>Caps Lock <text:s/>Compatibility</text:h>
              <text:p text:style-name="P7">The original Power Ge'ez (Phonetic) keyboard from Concepts Data Systems used the “<text:span text:style-name="T14">Caps Lock</text:span><text:span text:style-name="T15">”</text:span> key to produce less frequently used characters. SIL Power-G is is not compatible with this keying method. Instead, multiple alternative methods for creating these less frequently used characters have been provided.</text:p>
              <text:p text:style-name="P7">The preferred method for creating these less frequently used characters is by using the “<text:span text:style-name="T12"> [ </text:span>” key after the letter key to produce the desired character.</text:p>
              <text:p text:style-name="P8">For example, to create “<text:span text:style-name="T12"> </text:span>ሠ<text:span text:style-name="T12"> </text:span><text:span text:style-name="T9">”</text:span> the chart shows “<text:span text:style-name="T12"> s [ </text:span>” or “<text:span text:style-name="T12"> J </text:span>”. To produce this character using the preferred method, first press the <text:s/>s <text:s/>key, and then press the “<text:span text:style-name="T12"> [ </text:span>” key. Alternatively, a capital “<text:span text:style-name="T12"> J </text:span>” can be typed to produce the “<text:span text:style-name="T12"> </text:span>ሠ<text:span text:style-name="T12"> </text:span><text:span text:style-name="T9">”</text:span> character.</text:p>
              <text:p text:style-name="P5">As another example, to create “<text:span text:style-name="T12"> </text:span>ፀ<text:span text:style-name="T12"> </text:span><text:span text:style-name="T9">”</text:span> the chart shows “<text:span text:style-name="T12"> T [ </text:span>” or “<text:span text:style-name="T12"> V </text:span>”. To produce this character using the preferred method, first type a capital “<text:span text:style-name="T6"> </text:span><text:span text:style-name="T12">T </text:span>”, and then press the “<text:span text:style-name="T12"> [ </text:span>” key. Alternatively, a capital “<text:span text:style-name="T12"> V </text:span>” can be typed to produce the “<text:span text:style-name="T12"> </text:span>ፀ<text:span text:style-name="T12"> </text:span><text:span text:style-name="T9">”</text:span> character.</text:p>
            </table:table-cell>
          </table:table-row>
        </table:table-header-rows>
      </table:table>
      <text:p text:style-name="P12"/>
      <table:table table:name="Table7" table:style-name="Table7">
        <table:table-column table:style-name="Table7.A"/>
        <table:table-header-rows>
          <table:table-row table:style-name="Table7.1">
            <table:table-cell table:style-name="Table7.A1" office:value-type="string">
              <text:h text:style-name="Heading_20_3" text:outline-level="3">Syllables (including diphthongs)</text:h>
            </table:table-cell>
          </table:table-row>
        </table:table-header-rows>
        <table:table-row table:style-name="Table7.2">
          <table:table-cell table:style-name="Table7.A2" office:value-type="string">
            <text:p text:style-name="P7"><text:span text:style-name="T4">First type the keystrokes from the leftmost column, followed by the keystrokes at the top of the column. For example, type “</text:span><text:span text:style-name="T11"> h u </text:span><text:span text:style-name="T4">” to get “</text:span><text:span text:style-name="T13"> </text:span><text:span text:style-name="T18">ሁ</text:span><text:span text:style-name="T13"> </text:span><text:span text:style-name="T5">”</text:span><text:span text:style-name="T4"> or </text:span><text:span text:style-name="T10">“</text:span><text:span text:style-name="T13"> h y </text:span><text:span text:style-name="T10">” </text:span><text:span text:style-name="T4">to get “</text:span><text:span text:style-name="T13"> </text:span><text:span text:style-name="T18">ሄ</text:span><text:span text:style-name="T13"> </text:span><text:span text:style-name="T5">”</text:span><text:span text:style-name="T4">. The default form is the 1st form (you do not need to type the ‘</text:span><text:span text:style-name="T2"> - </text:span><text:span text:style-name="T4">’).</text:span></text:p>
          </table:table-cell>
        </table:table-row>
      </table:table>
      <table:table table:name="Table14" table:style-name="Table14">
        <table:table-column table:style-name="Table14.A"/>
        <table:table-column table:style-name="Table14.B" table:number-columns-repeated="14"/>
        <table:table-header-rows>
          <table:table-row table:style-name="Table14.1">
            <table:table-cell table:style-name="Table14.A1" office:value-type="string">
              <text:p text:style-name="Input-Character">keys:</text:p>
            </table:table-cell>
            <table:table-cell table:style-name="Table14.A1" office:value-type="string">
              <text:p text:style-name="Input-Character">-</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a</text:p>
            </table:table-cell>
            <table:table-cell table:style-name="Table14.A1" office:value-type="string">
              <text:p text:style-name="Input-Character">y</text:p>
            </table:table-cell>
            <table:table-cell table:style-name="Table14.A1" office:value-type="string">
              <text:p text:style-name="Input-Character">e</text:p>
            </table:table-cell>
            <table:table-cell table:style-name="Table14.A1" office:value-type="string">
              <text:p text:style-name="Input-Character">o</text:p>
            </table:table-cell>
            <table:table-cell table:style-name="Table14.A1" office:value-type="string">
              <text:p text:style-name="Input-Character">O</text:p>
            </table:table-cell>
            <table:table-cell table:style-name="Table14.A1" office:value-type="string">
              <text:p text:style-name="Input-Character">W</text:p>
            </table:table-cell>
            <table:table-cell table:style-name="Table14.A1" office:value-type="string">
              <text:p text:style-name="Input-Character">Wu</text:p>
            </table:table-cell>
            <table:table-cell table:style-name="Table14.A1" office:value-type="string">
              <text:p text:style-name="Input-Character">Wi</text:p>
            </table:table-cell>
            <table:table-cell table:style-name="Table14.A1" office:value-type="string">
              <text:p text:style-name="Input-Character">We</text:p>
            </table:table-cell>
            <table:table-cell table:style-name="Table14.A1" office:value-type="string">
              <text:p text:style-name="Input-Character">Wo</text:p>
            </table:table-cell>
            <table:table-cell table:style-name="Table14.O1" office:value-type="string">
              <text:p text:style-name="Input-Character">WI</text:p>
            </table:table-cell>
          </table:table-row>
        </table:table-header-rows>
        <table:table-row table:style-name="Table14.1">
          <table:table-cell table:style-name="Table14.A2" office:value-type="string">
            <text:p text:style-name="Input-Character">h</text:p>
          </table:table-cell>
          <table:table-cell table:style-name="Table14.B2" office:value-type="string">
            <text:p text:style-name="Unicode-Character">ሀ</text:p>
          </table:table-cell>
          <table:table-cell table:style-name="Table14.C2" office:value-type="string">
            <text:p text:style-name="Unicode-Character">ሁ</text:p>
          </table:table-cell>
          <table:table-cell table:style-name="Table14.D2" office:value-type="string">
            <text:p text:style-name="Unicode-Character">ሂ</text:p>
          </table:table-cell>
          <table:table-cell table:style-name="Table14.E2" office:value-type="string">
            <text:p text:style-name="Unicode-Character">ሃ</text:p>
          </table:table-cell>
          <table:table-cell table:style-name="Table14.F2" office:value-type="string">
            <text:p text:style-name="Unicode-Character">ሄ</text:p>
          </table:table-cell>
          <table:table-cell table:style-name="Table14.G2" office:value-type="string">
            <text:p text:style-name="Unicode-Character">ህ</text:p>
          </table:table-cell>
          <table:table-cell table:style-name="Table14.H2" office:value-type="string">
            <text:p text:style-name="Unicode-Character">ሆ</text:p>
          </table:table-cell>
          <table:table-cell table:style-name="Table14.I2" office:value-type="string">
            <text:p text:style-name="P16">ሇ</text:p>
          </table:table-cell>
          <table:table-cell table:style-name="Table14.J2" office:value-type="string">
            <text:p text:style-name="Unicode-Character"/>
          </table:table-cell>
          <table:table-cell table:style-name="Table14.K2" office:value-type="string">
            <text:p text:style-name="Unicode-Character"/>
          </table:table-cell>
          <table:table-cell table:style-name="Table14.L2" office:value-type="string">
            <text:p text:style-name="Unicode-Character"/>
          </table:table-cell>
          <table:table-cell table:style-name="Table14.M2" office:value-type="string">
            <text:p text:style-name="Unicode-Character"/>
          </table:table-cell>
          <table:table-cell table:style-name="Table14.N2" office:value-type="string">
            <text:p text:style-name="Unicode-Character"/>
          </table:table-cell>
          <table:table-cell table:style-name="Table14.O2" office:value-type="string">
            <text:p text:style-name="Unicode-Character"/>
          </table:table-cell>
        </table:table-row>
        <table:table-row table:style-name="Table14.1">
          <table:table-cell table:style-name="Table14.A3" office:value-type="string">
            <text:p text:style-name="Unicode-Value"/>
          </table:table-cell>
          <table:table-cell table:style-name="Table14.B3" office:value-type="string">
            <text:p text:style-name="Unicode-Value">1200</text:p>
          </table:table-cell>
          <table:table-cell table:style-name="Table14.C3" office:value-type="string">
            <text:p text:style-name="Unicode-Value">1201</text:p>
          </table:table-cell>
          <table:table-cell table:style-name="Table14.D3" office:value-type="string">
            <text:p text:style-name="Unicode-Value">1202</text:p>
          </table:table-cell>
          <table:table-cell table:style-name="Table14.E3" office:value-type="string">
            <text:p text:style-name="Unicode-Value">1203</text:p>
          </table:table-cell>
          <table:table-cell table:style-name="Table14.F3" office:value-type="string">
            <text:p text:style-name="Unicode-Value">1204</text:p>
          </table:table-cell>
          <table:table-cell table:style-name="Table14.G3" office:value-type="string">
            <text:p text:style-name="Unicode-Value">1205</text:p>
          </table:table-cell>
          <table:table-cell table:style-name="Table14.H3" office:value-type="string">
            <text:p text:style-name="Unicode-Value">1206</text:p>
          </table:table-cell>
          <table:table-cell table:style-name="Table14.I3" office:value-type="string">
            <text:p text:style-name="Unicode-Value">1207</text:p>
          </table:table-cell>
          <table:table-cell table:style-name="Table14.J3" office:value-type="string">
            <text:p text:style-name="Unicode-Value"/>
          </table:table-cell>
          <table:table-cell table:style-name="Table14.K3" office:value-type="string">
            <text:p text:style-name="Unicode-Value"/>
          </table:table-cell>
          <table:table-cell table:style-name="Table14.L3" office:value-type="string">
            <text:p text:style-name="Unicode-Value"/>
          </table:table-cell>
          <table:table-cell table:style-name="Table14.M3" office:value-type="string">
            <text:p text:style-name="Unicode-Value"/>
          </table:table-cell>
          <table:table-cell table:style-name="Table14.N3" office:value-type="string">
            <text:p text:style-name="Unicode-Value"/>
          </table:table-cell>
          <table:table-cell table:style-name="Table14.O3" office:value-type="string">
            <text:p text:style-name="Unicode-Value"/>
          </table:table-cell>
        </table:table-row>
        <table:table-row table:style-name="Table14.1">
          <table:table-cell table:style-name="Table14.A2" office:value-type="string">
            <text:p text:style-name="Input-Character">l</text:p>
          </table:table-cell>
          <table:table-cell table:style-name="Table14.B4" office:value-type="string">
            <text:p text:style-name="Unicode-Character">ለ</text:p>
          </table:table-cell>
          <table:table-cell table:style-name="Table14.C4" office:value-type="string">
            <text:p text:style-name="Unicode-Character">ሉ</text:p>
          </table:table-cell>
          <table:table-cell table:style-name="Table14.D4" office:value-type="string">
            <text:p text:style-name="Unicode-Character">ሊ</text:p>
          </table:table-cell>
          <table:table-cell table:style-name="Table14.E4" office:value-type="string">
            <text:p text:style-name="Unicode-Character">ላ</text:p>
          </table:table-cell>
          <table:table-cell table:style-name="Table14.F4" office:value-type="string">
            <text:p text:style-name="Unicode-Character">ሌ</text:p>
          </table:table-cell>
          <table:table-cell table:style-name="Table14.G4" office:value-type="string">
            <text:p text:style-name="Unicode-Character">ል</text:p>
          </table:table-cell>
          <table:table-cell table:style-name="Table14.H4" office:value-type="string">
            <text:p text:style-name="Unicode-Character">ሎ</text:p>
          </table:table-cell>
          <table:table-cell table:style-name="Table14.I4" office:value-type="string">
            <text:p text:style-name="Unicode-Character">ⶀ</text:p>
          </table:table-cell>
          <table:table-cell table:style-name="Table14.J4" office:value-type="string">
            <text:p text:style-name="Unicode-Character">ሏ</text:p>
          </table:table-cell>
          <table:table-cell table:style-name="Table14.K4" office:value-type="string">
            <text:p text:style-name="Unicode-Character"/>
          </table:table-cell>
          <table:table-cell table:style-name="Table14.L4" office:value-type="string">
            <text:p text:style-name="Unicode-Character"/>
          </table:table-cell>
          <table:table-cell table:style-name="Table14.M4" office:value-type="string">
            <text:p text:style-name="Unicode-Character"/>
          </table:table-cell>
          <table:table-cell table:style-name="Table14.N4" office:value-type="string">
            <text:p text:style-name="Unicode-Character"/>
          </table:table-cell>
          <table:table-cell table:style-name="Table14.O4" office:value-type="string">
            <text:p text:style-name="Unicode-Character"/>
          </table:table-cell>
        </table:table-row>
        <table:table-row table:style-name="Table14.1">
          <table:table-cell table:style-name="Table14.A3" office:value-type="string">
            <text:p text:style-name="Unicode-Value"/>
          </table:table-cell>
          <table:table-cell table:style-name="Table14.B5" office:value-type="string">
            <text:p text:style-name="Unicode-Value">1208</text:p>
          </table:table-cell>
          <table:table-cell table:style-name="Table14.C5" office:value-type="string">
            <text:p text:style-name="Unicode-Value">1209</text:p>
          </table:table-cell>
          <table:table-cell table:style-name="Table14.D5" office:value-type="string">
            <text:p text:style-name="Unicode-Value">120a</text:p>
          </table:table-cell>
          <table:table-cell table:style-name="Table14.E5" office:value-type="string">
            <text:p text:style-name="Unicode-Value">120b</text:p>
          </table:table-cell>
          <table:table-cell table:style-name="Table14.F5" office:value-type="string">
            <text:p text:style-name="Unicode-Value">120c</text:p>
          </table:table-cell>
          <table:table-cell table:style-name="Table14.G5" office:value-type="string">
            <text:p text:style-name="Unicode-Value">120d</text:p>
          </table:table-cell>
          <table:table-cell table:style-name="Table14.H5" office:value-type="string">
            <text:p text:style-name="Unicode-Value">120e</text:p>
          </table:table-cell>
          <table:table-cell table:style-name="Table14.I5" office:value-type="string">
            <text:p text:style-name="Unicode-Value">2d80</text:p>
          </table:table-cell>
          <table:table-cell table:style-name="Table14.J5" office:value-type="string">
            <text:p text:style-name="Unicode-Value">120f</text:p>
          </table:table-cell>
          <table:table-cell table:style-name="Table14.K5" office:value-type="string">
            <text:p text:style-name="Unicode-Value"/>
          </table:table-cell>
          <table:table-cell table:style-name="Table14.L5" office:value-type="string">
            <text:p text:style-name="Unicode-Value"/>
          </table:table-cell>
          <table:table-cell table:style-name="Table14.M5" office:value-type="string">
            <text:p text:style-name="Unicode-Value"/>
          </table:table-cell>
          <table:table-cell table:style-name="Table14.N5" office:value-type="string">
            <text:p text:style-name="Unicode-Value"/>
          </table:table-cell>
          <table:table-cell table:style-name="Table14.O5" office:value-type="string">
            <text:p text:style-name="Unicode-Value"/>
          </table:table-cell>
        </table:table-row>
        <table:table-row table:style-name="Table14.1">
          <table:table-cell table:style-name="Table14.A2" office:value-type="string">
            <text:p text:style-name="Input-Character">H</text:p>
          </table:table-cell>
          <table:table-cell table:style-name="Table14.B6" office:value-type="string">
            <text:p text:style-name="Unicode-Character">ሐ</text:p>
          </table:table-cell>
          <table:table-cell table:style-name="Table14.C6" office:value-type="string">
            <text:p text:style-name="Unicode-Character">ሑ</text:p>
          </table:table-cell>
          <table:table-cell table:style-name="Table14.D6" office:value-type="string">
            <text:p text:style-name="Unicode-Character">ሒ</text:p>
          </table:table-cell>
          <table:table-cell table:style-name="Table14.E6" office:value-type="string">
            <text:p text:style-name="Unicode-Character">ሓ</text:p>
          </table:table-cell>
          <table:table-cell table:style-name="Table14.F6" office:value-type="string">
            <text:p text:style-name="Unicode-Character">ሔ</text:p>
          </table:table-cell>
          <table:table-cell table:style-name="Table14.G6" office:value-type="string">
            <text:p text:style-name="Unicode-Character">ሕ</text:p>
          </table:table-cell>
          <table:table-cell table:style-name="Table14.H6" office:value-type="string">
            <text:p text:style-name="Unicode-Character">ሖ</text:p>
          </table:table-cell>
          <table:table-cell table:style-name="Table14.I6" office:value-type="string">
            <text:p text:style-name="Unicode-Character"/>
          </table:table-cell>
          <table:table-cell table:style-name="Table14.J6" office:value-type="string">
            <text:p text:style-name="Unicode-Character">ሗ</text:p>
          </table:table-cell>
          <table:table-cell table:style-name="Table14.K6" office:value-type="string">
            <text:p text:style-name="Unicode-Character"/>
          </table:table-cell>
          <table:table-cell table:style-name="Table14.L6" office:value-type="string">
            <text:p text:style-name="Unicode-Character"/>
          </table:table-cell>
          <table:table-cell table:style-name="Table14.M6" office:value-type="string">
            <text:p text:style-name="Unicode-Character"/>
          </table:table-cell>
          <table:table-cell table:style-name="Table14.N6" office:value-type="string">
            <text:p text:style-name="Unicode-Character"/>
          </table:table-cell>
          <table:table-cell table:style-name="Table14.O6" office:value-type="string">
            <text:p text:style-name="Unicode-Character"/>
          </table:table-cell>
        </table:table-row>
        <table:table-row table:style-name="Table14.1">
          <table:table-cell table:style-name="Table14.A3" office:value-type="string">
            <text:p text:style-name="Unicode-Value"/>
          </table:table-cell>
          <table:table-cell table:style-name="Table14.B7" office:value-type="string">
            <text:p text:style-name="Unicode-Value">1210</text:p>
          </table:table-cell>
          <table:table-cell table:style-name="Table14.C7" office:value-type="string">
            <text:p text:style-name="Unicode-Value">1211</text:p>
          </table:table-cell>
          <table:table-cell table:style-name="Table14.D7" office:value-type="string">
            <text:p text:style-name="Unicode-Value">1212</text:p>
          </table:table-cell>
          <table:table-cell table:style-name="Table14.E7" office:value-type="string">
            <text:p text:style-name="Unicode-Value">1213</text:p>
          </table:table-cell>
          <table:table-cell table:style-name="Table14.F7" office:value-type="string">
            <text:p text:style-name="Unicode-Value">1214</text:p>
          </table:table-cell>
          <table:table-cell table:style-name="Table14.G7" office:value-type="string">
            <text:p text:style-name="Unicode-Value">1215</text:p>
          </table:table-cell>
          <table:table-cell table:style-name="Table14.H7" office:value-type="string">
            <text:p text:style-name="Unicode-Value">1216</text:p>
          </table:table-cell>
          <table:table-cell table:style-name="Table14.I7" office:value-type="string">
            <text:p text:style-name="Unicode-Value"/>
          </table:table-cell>
          <table:table-cell table:style-name="Table14.J7" office:value-type="string">
            <text:p text:style-name="Unicode-Value">1217</text:p>
          </table:table-cell>
          <table:table-cell table:style-name="Table14.K7" office:value-type="string">
            <text:p text:style-name="Unicode-Value"/>
          </table:table-cell>
          <table:table-cell table:style-name="Table14.L7" office:value-type="string">
            <text:p text:style-name="Unicode-Value"/>
          </table:table-cell>
          <table:table-cell table:style-name="Table14.M7" office:value-type="string">
            <text:p text:style-name="Unicode-Value"/>
          </table:table-cell>
          <table:table-cell table:style-name="Table14.N7" office:value-type="string">
            <text:p text:style-name="Unicode-Value"/>
          </table:table-cell>
          <table:table-cell table:style-name="Table14.O7" office:value-type="string">
            <text:p text:style-name="Unicode-Value"/>
          </table:table-cell>
        </table:table-row>
        <table:table-row table:style-name="Table14.1">
          <table:table-cell table:style-name="Table14.A2" office:value-type="string">
            <text:p text:style-name="Input-Character">m</text:p>
          </table:table-cell>
          <table:table-cell table:style-name="Table14.B8" office:value-type="string">
            <text:p text:style-name="P21">መ</text:p>
          </table:table-cell>
          <table:table-cell table:style-name="Table14.C8" office:value-type="string">
            <text:p text:style-name="P21">ሙ</text:p>
          </table:table-cell>
          <table:table-cell table:style-name="Table14.D8" office:value-type="string">
            <text:p text:style-name="P21">ሚ</text:p>
          </table:table-cell>
          <table:table-cell table:style-name="Table14.E8" office:value-type="string">
            <text:p text:style-name="P21">ማ</text:p>
          </table:table-cell>
          <table:table-cell table:style-name="Table14.F8" office:value-type="string">
            <text:p text:style-name="P21">ሜ</text:p>
          </table:table-cell>
          <table:table-cell table:style-name="Table14.G8" office:value-type="string">
            <text:p text:style-name="P21">ም</text:p>
          </table:table-cell>
          <table:table-cell table:style-name="Table14.H8" office:value-type="string">
            <text:p text:style-name="P21">ሞ</text:p>
          </table:table-cell>
          <table:table-cell table:style-name="Table14.I8" office:value-type="string">
            <text:p text:style-name="P21">ⶁ</text:p>
          </table:table-cell>
          <table:table-cell table:style-name="Table14.J8" office:value-type="string">
            <text:p text:style-name="P21">ሟ</text:p>
          </table:table-cell>
          <table:table-cell table:style-name="Table14.K8" office:value-type="string">
            <text:p text:style-name="P21">ᎃ</text:p>
          </table:table-cell>
          <table:table-cell table:style-name="Table14.L8" office:value-type="string">
            <text:p text:style-name="P21">ᎁ</text:p>
          </table:table-cell>
          <table:table-cell table:style-name="Table14.M8" office:value-type="string">
            <text:p text:style-name="P21">ᎂ</text:p>
          </table:table-cell>
          <table:table-cell table:style-name="Table14.N8" office:value-type="string">
            <text:p text:style-name="P21">ᎀ</text:p>
          </table:table-cell>
          <table:table-cell table:style-name="Table14.O8" office:value-type="string">
            <text:p text:style-name="P21">ፙ</text:p>
          </table:table-cell>
        </table:table-row>
        <table:table-row table:style-name="Table14.1">
          <table:table-cell table:style-name="Table14.A3" office:value-type="string">
            <text:p text:style-name="Unicode-Value"/>
          </table:table-cell>
          <table:table-cell table:style-name="Table14.B9" office:value-type="string">
            <text:p text:style-name="Unicode-Value">1218</text:p>
          </table:table-cell>
          <table:table-cell table:style-name="Table14.C9" office:value-type="string">
            <text:p text:style-name="Unicode-Value">1219</text:p>
          </table:table-cell>
          <table:table-cell table:style-name="Table14.D9" office:value-type="string">
            <text:p text:style-name="Unicode-Value">121a</text:p>
          </table:table-cell>
          <table:table-cell table:style-name="Table14.E9" office:value-type="string">
            <text:p text:style-name="Unicode-Value">121b</text:p>
          </table:table-cell>
          <table:table-cell table:style-name="Table14.F9" office:value-type="string">
            <text:p text:style-name="Unicode-Value">121c</text:p>
          </table:table-cell>
          <table:table-cell table:style-name="Table14.G9" office:value-type="string">
            <text:p text:style-name="Unicode-Value">121d</text:p>
          </table:table-cell>
          <table:table-cell table:style-name="Table14.H9" office:value-type="string">
            <text:p text:style-name="Unicode-Value">121e</text:p>
          </table:table-cell>
          <table:table-cell table:style-name="Table14.I9" office:value-type="string">
            <text:p text:style-name="Unicode-Value">2d81</text:p>
          </table:table-cell>
          <table:table-cell table:style-name="Table14.J9" office:value-type="string">
            <text:p text:style-name="Unicode-Value">121f</text:p>
          </table:table-cell>
          <table:table-cell table:style-name="Table14.K9" office:value-type="string">
            <text:p text:style-name="Unicode-Value">1383</text:p>
          </table:table-cell>
          <table:table-cell table:style-name="Table14.L9" office:value-type="string">
            <text:p text:style-name="Unicode-Value">1381</text:p>
          </table:table-cell>
          <table:table-cell table:style-name="Table14.M9" office:value-type="string">
            <text:p text:style-name="Unicode-Value">1386</text:p>
          </table:table-cell>
          <table:table-cell table:style-name="Table14.N9" office:value-type="string">
            <text:p text:style-name="Unicode-Value">1380</text:p>
          </table:table-cell>
          <table:table-cell table:style-name="Table14.O9" office:value-type="string">
            <text:p text:style-name="Unicode-Value">1359</text:p>
          </table:table-cell>
        </table:table-row>
        <table:table-row table:style-name="Table14.1">
          <table:table-cell table:style-name="Table14.A2" office:value-type="string">
            <text:p text:style-name="P11">s [ <text:span text:style-name="T16">or</text:span><text:span text:style-name="T7"> J</text:span></text:p>
          </table:table-cell>
          <table:table-cell table:style-name="Table14.B10" office:value-type="string">
            <text:p text:style-name="P19">ሠ</text:p>
          </table:table-cell>
          <table:table-cell table:style-name="Table14.C10" office:value-type="string">
            <text:p text:style-name="P19">ሡ</text:p>
          </table:table-cell>
          <table:table-cell table:style-name="Table14.D10" office:value-type="string">
            <text:p text:style-name="P19">ሢ</text:p>
          </table:table-cell>
          <table:table-cell table:style-name="Table14.E10" office:value-type="string">
            <text:p text:style-name="P19">ሣ</text:p>
          </table:table-cell>
          <table:table-cell table:style-name="Table14.F10" office:value-type="string">
            <text:p text:style-name="P19">ሤ</text:p>
          </table:table-cell>
          <table:table-cell table:style-name="Table14.G10" office:value-type="string">
            <text:p text:style-name="P19">ሥ</text:p>
          </table:table-cell>
          <table:table-cell table:style-name="Table14.H10" office:value-type="string">
            <text:p text:style-name="P19">ሦ</text:p>
          </table:table-cell>
          <table:table-cell table:style-name="Table14.I10" office:value-type="string">
            <text:p text:style-name="P19"/>
          </table:table-cell>
          <table:table-cell table:style-name="Table14.J10" office:value-type="string">
            <text:p text:style-name="P19">ሧ</text:p>
          </table:table-cell>
          <table:table-cell table:style-name="Table14.K10" office:value-type="string">
            <text:p text:style-name="P19"/>
          </table:table-cell>
          <table:table-cell table:style-name="Table14.L10" office:value-type="string">
            <text:p text:style-name="P19"/>
          </table:table-cell>
          <table:table-cell table:style-name="Table14.M10" office:value-type="string">
            <text:p text:style-name="P19"/>
          </table:table-cell>
          <table:table-cell table:style-name="Table14.N10" office:value-type="string">
            <text:p text:style-name="P19"/>
          </table:table-cell>
          <table:table-cell table:style-name="Table14.O10" office:value-type="string">
            <text:p text:style-name="P19"/>
          </table:table-cell>
        </table:table-row>
        <table:table-row table:style-name="Table14.1">
          <table:table-cell table:style-name="Table14.A3" office:value-type="string">
            <text:p text:style-name="Unicode-Value"/>
          </table:table-cell>
          <table:table-cell table:style-name="Table14.B11" office:value-type="string">
            <text:p text:style-name="Unicode-Value">1220</text:p>
          </table:table-cell>
          <table:table-cell table:style-name="Table14.C11" office:value-type="string">
            <text:p text:style-name="Unicode-Value">1221</text:p>
          </table:table-cell>
          <table:table-cell table:style-name="Table14.D11" office:value-type="string">
            <text:p text:style-name="Unicode-Value">1222</text:p>
          </table:table-cell>
          <table:table-cell table:style-name="Table14.E11" office:value-type="string">
            <text:p text:style-name="Unicode-Value">1223</text:p>
          </table:table-cell>
          <table:table-cell table:style-name="Table14.F11" office:value-type="string">
            <text:p text:style-name="Unicode-Value">1224</text:p>
          </table:table-cell>
          <table:table-cell table:style-name="Table14.G11" office:value-type="string">
            <text:p text:style-name="Unicode-Value">1225</text:p>
          </table:table-cell>
          <table:table-cell table:style-name="Table14.H11" office:value-type="string">
            <text:p text:style-name="Unicode-Value">1226</text:p>
          </table:table-cell>
          <table:table-cell table:style-name="Table14.I11" office:value-type="string">
            <text:p text:style-name="Unicode-Value"/>
          </table:table-cell>
          <table:table-cell table:style-name="Table14.J11" office:value-type="string">
            <text:p text:style-name="Unicode-Value">1227</text:p>
          </table:table-cell>
          <table:table-cell table:style-name="Table14.K11" office:value-type="string">
            <text:p text:style-name="Unicode-Value"/>
          </table:table-cell>
          <table:table-cell table:style-name="Table14.L11" office:value-type="string">
            <text:p text:style-name="Unicode-Value"/>
          </table:table-cell>
          <table:table-cell table:style-name="Table14.M11" office:value-type="string">
            <text:p text:style-name="Unicode-Value"/>
          </table:table-cell>
          <table:table-cell table:style-name="Table14.N11" office:value-type="string">
            <text:p text:style-name="Unicode-Value"/>
          </table:table-cell>
          <table:table-cell table:style-name="Table14.O11" office:value-type="string">
            <text:p text:style-name="Unicode-Value"/>
          </table:table-cell>
        </table:table-row>
        <table:table-row table:style-name="Table14.1">
          <table:table-cell table:style-name="Table14.A2" office:value-type="string">
            <text:p text:style-name="Input-Character">r</text:p>
          </table:table-cell>
          <table:table-cell table:style-name="Table14.B12" office:value-type="string">
            <text:p text:style-name="P19">ረ</text:p>
          </table:table-cell>
          <table:table-cell table:style-name="Table14.C12" office:value-type="string">
            <text:p text:style-name="P19">ሩ</text:p>
          </table:table-cell>
          <table:table-cell table:style-name="Table14.D12" office:value-type="string">
            <text:p text:style-name="P19">ሪ</text:p>
          </table:table-cell>
          <table:table-cell table:style-name="Table14.E12" office:value-type="string">
            <text:p text:style-name="P19">ራ</text:p>
          </table:table-cell>
          <table:table-cell table:style-name="Table14.F12" office:value-type="string">
            <text:p text:style-name="P19">ሬ</text:p>
          </table:table-cell>
          <table:table-cell table:style-name="Table14.G12" office:value-type="string">
            <text:p text:style-name="P19">ር</text:p>
          </table:table-cell>
          <table:table-cell table:style-name="Table14.H12" office:value-type="string">
            <text:p text:style-name="P19">ሮ</text:p>
          </table:table-cell>
          <table:table-cell table:style-name="Table14.I12" office:value-type="string">
            <text:p text:style-name="P19">ⶂ</text:p>
          </table:table-cell>
          <table:table-cell table:style-name="Table14.J12" office:value-type="string">
            <text:p text:style-name="P19">ሯ</text:p>
          </table:table-cell>
          <table:table-cell table:style-name="Table14.K12" office:value-type="string">
            <text:p text:style-name="P19"/>
          </table:table-cell>
          <table:table-cell table:style-name="Table14.L12" office:value-type="string">
            <text:p text:style-name="P19"/>
          </table:table-cell>
          <table:table-cell table:style-name="Table14.M12" office:value-type="string">
            <text:p text:style-name="P19"/>
          </table:table-cell>
          <table:table-cell table:style-name="Table14.N12" office:value-type="string">
            <text:p text:style-name="P19"/>
          </table:table-cell>
          <table:table-cell table:style-name="Table14.O12" office:value-type="string">
            <text:p text:style-name="P19">ፘ</text:p>
          </table:table-cell>
        </table:table-row>
        <table:table-row table:style-name="Table14.1">
          <table:table-cell table:style-name="Table14.A3" office:value-type="string">
            <text:p text:style-name="Unicode-Value"/>
          </table:table-cell>
          <table:table-cell table:style-name="Table14.B13" office:value-type="string">
            <text:p text:style-name="Unicode-Value">1228</text:p>
          </table:table-cell>
          <table:table-cell table:style-name="Table14.C13" office:value-type="string">
            <text:p text:style-name="Unicode-Value">1229</text:p>
          </table:table-cell>
          <table:table-cell table:style-name="Table14.D13" office:value-type="string">
            <text:p text:style-name="Unicode-Value">122a</text:p>
          </table:table-cell>
          <table:table-cell table:style-name="Table14.E13" office:value-type="string">
            <text:p text:style-name="Unicode-Value">122b</text:p>
          </table:table-cell>
          <table:table-cell table:style-name="Table14.F13" office:value-type="string">
            <text:p text:style-name="Unicode-Value">122c</text:p>
          </table:table-cell>
          <table:table-cell table:style-name="Table14.G13" office:value-type="string">
            <text:p text:style-name="Unicode-Value">122d</text:p>
          </table:table-cell>
          <table:table-cell table:style-name="Table14.H13" office:value-type="string">
            <text:p text:style-name="Unicode-Value">122e</text:p>
          </table:table-cell>
          <table:table-cell table:style-name="Table14.I13" office:value-type="string">
            <text:p text:style-name="Unicode-Value">2d82</text:p>
          </table:table-cell>
          <table:table-cell table:style-name="Table14.J13" office:value-type="string">
            <text:p text:style-name="Unicode-Value">122f</text:p>
          </table:table-cell>
          <table:table-cell table:style-name="Table14.K13" office:value-type="string">
            <text:p text:style-name="Unicode-Value"/>
          </table:table-cell>
          <table:table-cell table:style-name="Table14.L13" office:value-type="string">
            <text:p text:style-name="Unicode-Value"/>
          </table:table-cell>
          <table:table-cell table:style-name="Table14.M13" office:value-type="string">
            <text:p text:style-name="Unicode-Value"/>
          </table:table-cell>
          <table:table-cell table:style-name="Table14.N13" office:value-type="string">
            <text:p text:style-name="Unicode-Value"/>
          </table:table-cell>
          <table:table-cell table:style-name="Table14.O13" office:value-type="string">
            <text:p text:style-name="Unicode-Value">1358</text:p>
          </table:table-cell>
        </table:table-row>
        <table:table-row table:style-name="Table14.1">
          <table:table-cell table:style-name="Table14.A2" office:value-type="string">
            <text:p text:style-name="Input-Character">s</text:p>
          </table:table-cell>
          <table:table-cell table:style-name="Table14.B14" office:value-type="string">
            <text:p text:style-name="Unicode-Character">ሰ</text:p>
          </table:table-cell>
          <table:table-cell table:style-name="Table14.C14" office:value-type="string">
            <text:p text:style-name="Unicode-Character">ሱ</text:p>
          </table:table-cell>
          <table:table-cell table:style-name="Table14.D14" office:value-type="string">
            <text:p text:style-name="Unicode-Character">ሲ</text:p>
          </table:table-cell>
          <table:table-cell table:style-name="Table14.E14" office:value-type="string">
            <text:p text:style-name="Unicode-Character">ሳ</text:p>
          </table:table-cell>
          <table:table-cell table:style-name="Table14.F14" office:value-type="string">
            <text:p text:style-name="Unicode-Character">ሴ</text:p>
          </table:table-cell>
          <table:table-cell table:style-name="Table14.G14" office:value-type="string">
            <text:p text:style-name="Unicode-Character">ስ</text:p>
          </table:table-cell>
          <table:table-cell table:style-name="Table14.H14" office:value-type="string">
            <text:p text:style-name="Unicode-Character">ሶ</text:p>
          </table:table-cell>
          <table:table-cell table:style-name="Table14.I14" office:value-type="string">
            <text:p text:style-name="Unicode-Character">ⶃ</text:p>
          </table:table-cell>
          <table:table-cell table:style-name="Table14.J14" office:value-type="string">
            <text:p text:style-name="Unicode-Character">ሷ</text:p>
          </table:table-cell>
          <table:table-cell table:style-name="Table14.K14" office:value-type="string">
            <text:p text:style-name="Unicode-Character"/>
          </table:table-cell>
          <table:table-cell table:style-name="Table14.L14" office:value-type="string">
            <text:p text:style-name="Unicode-Character"/>
          </table:table-cell>
          <table:table-cell table:style-name="Table14.M14" office:value-type="string">
            <text:p text:style-name="Unicode-Character"/>
          </table:table-cell>
          <table:table-cell table:style-name="Table14.N14" office:value-type="string">
            <text:p text:style-name="Unicode-Character"/>
          </table:table-cell>
          <table:table-cell table:style-name="Table14.O14" office:value-type="string">
            <text:p text:style-name="Unicode-Character"/>
          </table:table-cell>
        </table:table-row>
        <table:table-row table:style-name="Table14.1">
          <table:table-cell table:style-name="Table14.A3" office:value-type="string">
            <text:p text:style-name="Unicode-Value"/>
          </table:table-cell>
          <table:table-cell table:style-name="Table14.B15" office:value-type="string">
            <text:p text:style-name="Unicode-Value">1230</text:p>
          </table:table-cell>
          <table:table-cell table:style-name="Table14.C15" office:value-type="string">
            <text:p text:style-name="Unicode-Value">1231</text:p>
          </table:table-cell>
          <table:table-cell table:style-name="Table14.D15" office:value-type="string">
            <text:p text:style-name="Unicode-Value">1232</text:p>
          </table:table-cell>
          <table:table-cell table:style-name="Table14.E15" office:value-type="string">
            <text:p text:style-name="Unicode-Value">1233</text:p>
          </table:table-cell>
          <table:table-cell table:style-name="Table14.F15" office:value-type="string">
            <text:p text:style-name="Unicode-Value">1234</text:p>
          </table:table-cell>
          <table:table-cell table:style-name="Table14.G15" office:value-type="string">
            <text:p text:style-name="Unicode-Value">1235</text:p>
          </table:table-cell>
          <table:table-cell table:style-name="Table14.H15" office:value-type="string">
            <text:p text:style-name="Unicode-Value">1236</text:p>
          </table:table-cell>
          <table:table-cell table:style-name="Table14.I15" office:value-type="string">
            <text:p text:style-name="Unicode-Value">2d83</text:p>
          </table:table-cell>
          <table:table-cell table:style-name="Table14.J15" office:value-type="string">
            <text:p text:style-name="Unicode-Value">1237</text:p>
          </table:table-cell>
          <table:table-cell table:style-name="Table14.K15" office:value-type="string">
            <text:p text:style-name="Unicode-Value"/>
          </table:table-cell>
          <table:table-cell table:style-name="Table14.L15" office:value-type="string">
            <text:p text:style-name="Unicode-Value"/>
          </table:table-cell>
          <table:table-cell table:style-name="Table14.M15" office:value-type="string">
            <text:p text:style-name="Unicode-Value"/>
          </table:table-cell>
          <table:table-cell table:style-name="Table14.N15" office:value-type="string">
            <text:p text:style-name="Unicode-Value"/>
          </table:table-cell>
          <table:table-cell table:style-name="Table14.O15" office:value-type="string">
            <text:p text:style-name="Unicode-Value"/>
          </table:table-cell>
        </table:table-row>
        <text:soft-page-break/>
        <table:table-row table:style-name="Table14.1">
          <table:table-cell table:style-name="Table14.A2" office:value-type="string">
            <text:p text:style-name="Input-Character">S</text:p>
          </table:table-cell>
          <table:table-cell table:style-name="Table14.B16" office:value-type="string">
            <text:p text:style-name="Unicode-Character">ሸ</text:p>
          </table:table-cell>
          <table:table-cell table:style-name="Table14.C16" office:value-type="string">
            <text:p text:style-name="Unicode-Character">ሹ</text:p>
          </table:table-cell>
          <table:table-cell table:style-name="Table14.D16" office:value-type="string">
            <text:p text:style-name="Unicode-Character">ሺ</text:p>
          </table:table-cell>
          <table:table-cell table:style-name="Table14.E16" office:value-type="string">
            <text:p text:style-name="Unicode-Character">ሻ</text:p>
          </table:table-cell>
          <table:table-cell table:style-name="Table14.F16" office:value-type="string">
            <text:p text:style-name="Unicode-Character">ሼ</text:p>
          </table:table-cell>
          <table:table-cell table:style-name="Table14.G16" office:value-type="string">
            <text:p text:style-name="Unicode-Character">ሽ</text:p>
          </table:table-cell>
          <table:table-cell table:style-name="Table14.H16" office:value-type="string">
            <text:p text:style-name="Unicode-Character">ሾ</text:p>
          </table:table-cell>
          <table:table-cell table:style-name="Table14.I16" office:value-type="string">
            <text:p text:style-name="Unicode-Character">ⶄ</text:p>
          </table:table-cell>
          <table:table-cell table:style-name="Table14.J16" office:value-type="string">
            <text:p text:style-name="Unicode-Character">ሿ</text:p>
          </table:table-cell>
          <table:table-cell table:style-name="Table14.K16" office:value-type="string">
            <text:p text:style-name="Unicode-Character"/>
          </table:table-cell>
          <table:table-cell table:style-name="Table14.L16" office:value-type="string">
            <text:p text:style-name="Unicode-Character"/>
          </table:table-cell>
          <table:table-cell table:style-name="Table14.M16" office:value-type="string">
            <text:p text:style-name="Unicode-Character"/>
          </table:table-cell>
          <table:table-cell table:style-name="Table14.N16" office:value-type="string">
            <text:p text:style-name="Unicode-Character"/>
          </table:table-cell>
          <table:table-cell table:style-name="Table14.O16" office:value-type="string">
            <text:p text:style-name="Unicode-Character"/>
          </table:table-cell>
        </table:table-row>
        <table:table-row table:style-name="Table14.1">
          <table:table-cell table:style-name="Table14.A3" office:value-type="string">
            <text:p text:style-name="Unicode-Value"/>
          </table:table-cell>
          <table:table-cell table:style-name="Table14.B17" office:value-type="string">
            <text:p text:style-name="Unicode-Value">1238</text:p>
          </table:table-cell>
          <table:table-cell table:style-name="Table14.C17" office:value-type="string">
            <text:p text:style-name="Unicode-Value">1239</text:p>
          </table:table-cell>
          <table:table-cell table:style-name="Table14.D17" office:value-type="string">
            <text:p text:style-name="Unicode-Value">123a</text:p>
          </table:table-cell>
          <table:table-cell table:style-name="Table14.E17" office:value-type="string">
            <text:p text:style-name="Unicode-Value">123b</text:p>
          </table:table-cell>
          <table:table-cell table:style-name="Table14.F17" office:value-type="string">
            <text:p text:style-name="Unicode-Value">123c</text:p>
          </table:table-cell>
          <table:table-cell table:style-name="Table14.G17" office:value-type="string">
            <text:p text:style-name="Unicode-Value">123d</text:p>
          </table:table-cell>
          <table:table-cell table:style-name="Table14.H17" office:value-type="string">
            <text:p text:style-name="Unicode-Value">123e</text:p>
          </table:table-cell>
          <table:table-cell table:style-name="Table14.I17" office:value-type="string">
            <text:p text:style-name="Unicode-Value">2d84</text:p>
          </table:table-cell>
          <table:table-cell table:style-name="Table14.J17" office:value-type="string">
            <text:p text:style-name="Unicode-Value">123f</text:p>
          </table:table-cell>
          <table:table-cell table:style-name="Table14.K17" office:value-type="string">
            <text:p text:style-name="Unicode-Value"/>
          </table:table-cell>
          <table:table-cell table:style-name="Table14.L17" office:value-type="string">
            <text:p text:style-name="Unicode-Value"/>
          </table:table-cell>
          <table:table-cell table:style-name="Table14.M17" office:value-type="string">
            <text:p text:style-name="Unicode-Value"/>
          </table:table-cell>
          <table:table-cell table:style-name="Table14.N17" office:value-type="string">
            <text:p text:style-name="Unicode-Value"/>
          </table:table-cell>
          <table:table-cell table:style-name="Table14.O17" office:value-type="string">
            <text:p text:style-name="Unicode-Value"/>
          </table:table-cell>
        </table:table-row>
        <table:table-row table:style-name="Table14.1">
          <table:table-cell table:style-name="Table14.A18" office:value-type="string">
            <text:p text:style-name="Input-Character">q</text:p>
          </table:table-cell>
          <table:table-cell table:style-name="Table14.B18" office:value-type="string">
            <text:p text:style-name="Unicode-Character">ቀ</text:p>
          </table:table-cell>
          <table:table-cell table:style-name="Table14.C18" office:value-type="string">
            <text:p text:style-name="Unicode-Character">ቁ</text:p>
          </table:table-cell>
          <table:table-cell table:style-name="Table14.D18" office:value-type="string">
            <text:p text:style-name="Unicode-Character">ቂ</text:p>
          </table:table-cell>
          <table:table-cell table:style-name="Table14.E18" office:value-type="string">
            <text:p text:style-name="Unicode-Character">ቃ</text:p>
          </table:table-cell>
          <table:table-cell table:style-name="Table14.F18" office:value-type="string">
            <text:p text:style-name="Unicode-Character">ቄ</text:p>
          </table:table-cell>
          <table:table-cell table:style-name="Table14.G18" office:value-type="string">
            <text:p text:style-name="Unicode-Character">ቅ</text:p>
          </table:table-cell>
          <table:table-cell table:style-name="Table14.H18" office:value-type="string">
            <text:p text:style-name="Unicode-Character">ቆ</text:p>
          </table:table-cell>
          <table:table-cell table:style-name="Table14.I18" office:value-type="string">
            <text:p text:style-name="Unicode-Character">ቇ</text:p>
          </table:table-cell>
          <table:table-cell table:style-name="Table14.J18" office:value-type="string">
            <text:p text:style-name="Unicode-Character">ቋ</text:p>
          </table:table-cell>
          <table:table-cell table:style-name="Table14.K18" office:value-type="string">
            <text:p text:style-name="Unicode-Character">ቍ</text:p>
          </table:table-cell>
          <table:table-cell table:style-name="Table14.L18" office:value-type="string">
            <text:p text:style-name="Unicode-Character">ቊ</text:p>
          </table:table-cell>
          <table:table-cell table:style-name="Table14.M18" office:value-type="string">
            <text:p text:style-name="Unicode-Character">ቌ</text:p>
          </table:table-cell>
          <table:table-cell table:style-name="Table14.N18" office:value-type="string">
            <text:p text:style-name="Unicode-Character">ቈ</text:p>
          </table:table-cell>
          <table:table-cell table:style-name="Table14.O18" office:value-type="string">
            <text:p text:style-name="Unicode-Character"/>
          </table:table-cell>
        </table:table-row>
        <table:table-row table:style-name="Table14.1">
          <table:table-cell table:style-name="Table14.A3" office:value-type="string">
            <text:p text:style-name="Unicode-Value"/>
          </table:table-cell>
          <table:table-cell table:style-name="Table14.B19" office:value-type="string">
            <text:p text:style-name="Unicode-Value">1240</text:p>
          </table:table-cell>
          <table:table-cell table:style-name="Table14.C19" office:value-type="string">
            <text:p text:style-name="Unicode-Value">1241</text:p>
          </table:table-cell>
          <table:table-cell table:style-name="Table14.D19" office:value-type="string">
            <text:p text:style-name="Unicode-Value">1242</text:p>
          </table:table-cell>
          <table:table-cell table:style-name="Table14.E19" office:value-type="string">
            <text:p text:style-name="Unicode-Value">1243</text:p>
          </table:table-cell>
          <table:table-cell table:style-name="Table14.F19" office:value-type="string">
            <text:p text:style-name="Unicode-Value">1244</text:p>
          </table:table-cell>
          <table:table-cell table:style-name="Table14.G19" office:value-type="string">
            <text:p text:style-name="Unicode-Value">1245</text:p>
          </table:table-cell>
          <table:table-cell table:style-name="Table14.H19" office:value-type="string">
            <text:p text:style-name="Unicode-Value">1246</text:p>
          </table:table-cell>
          <table:table-cell table:style-name="Table14.I19" office:value-type="string">
            <text:p text:style-name="Unicode-Value">1247</text:p>
          </table:table-cell>
          <table:table-cell table:style-name="Table14.J19" office:value-type="string">
            <text:p text:style-name="Unicode-Value">124b</text:p>
          </table:table-cell>
          <table:table-cell table:style-name="Table14.K19" office:value-type="string">
            <text:p text:style-name="Unicode-Value">124d</text:p>
          </table:table-cell>
          <table:table-cell table:style-name="Table14.L19" office:value-type="string">
            <text:p text:style-name="Unicode-Value">124a</text:p>
          </table:table-cell>
          <table:table-cell table:style-name="Table14.M19" office:value-type="string">
            <text:p text:style-name="Unicode-Value">124c</text:p>
          </table:table-cell>
          <table:table-cell table:style-name="Table14.N19" office:value-type="string">
            <text:p text:style-name="Unicode-Value">1248</text:p>
          </table:table-cell>
          <table:table-cell table:style-name="Table14.O19" office:value-type="string">
            <text:p text:style-name="Unicode-Value"/>
          </table:table-cell>
        </table:table-row>
        <table:table-row table:style-name="Table14.1">
          <table:table-cell table:style-name="Table14.A2" office:value-type="string">
            <text:p text:style-name="Input-Character">Q</text:p>
          </table:table-cell>
          <table:table-cell table:style-name="Table14.B20" office:value-type="string">
            <text:p text:style-name="Unicode-Character">ቐ</text:p>
          </table:table-cell>
          <table:table-cell table:style-name="Table14.C20" office:value-type="string">
            <text:p text:style-name="Unicode-Character">ቑ</text:p>
          </table:table-cell>
          <table:table-cell table:style-name="Table14.D20" office:value-type="string">
            <text:p text:style-name="Unicode-Character">ቒ</text:p>
          </table:table-cell>
          <table:table-cell table:style-name="Table14.E20" office:value-type="string">
            <text:p text:style-name="Unicode-Character">ቓ</text:p>
          </table:table-cell>
          <table:table-cell table:style-name="Table14.F20" office:value-type="string">
            <text:p text:style-name="Unicode-Character">ቔ</text:p>
          </table:table-cell>
          <table:table-cell table:style-name="Table14.G20" office:value-type="string">
            <text:p text:style-name="Unicode-Character">ቕ</text:p>
          </table:table-cell>
          <table:table-cell table:style-name="Table14.H20" office:value-type="string">
            <text:p text:style-name="Unicode-Character">ቖ</text:p>
          </table:table-cell>
          <table:table-cell table:style-name="Table14.I20" office:value-type="string">
            <text:p text:style-name="Unicode-Character"/>
          </table:table-cell>
          <table:table-cell table:style-name="Table14.J20" office:value-type="string">
            <text:p text:style-name="Unicode-Character">ቛ</text:p>
          </table:table-cell>
          <table:table-cell table:style-name="Table14.K20" office:value-type="string">
            <text:p text:style-name="Unicode-Character">ቝ</text:p>
          </table:table-cell>
          <table:table-cell table:style-name="Table14.L20" office:value-type="string">
            <text:p text:style-name="Unicode-Character">ቚ</text:p>
          </table:table-cell>
          <table:table-cell table:style-name="Table14.M20" office:value-type="string">
            <text:p text:style-name="Unicode-Character">ቜ</text:p>
          </table:table-cell>
          <table:table-cell table:style-name="Table14.N20" office:value-type="string">
            <text:p text:style-name="Unicode-Character">ቘ</text:p>
          </table:table-cell>
          <table:table-cell table:style-name="Table14.O20" office:value-type="string">
            <text:p text:style-name="Unicode-Character"/>
          </table:table-cell>
        </table:table-row>
        <table:table-row table:style-name="Table14.1">
          <table:table-cell table:style-name="Table14.A3" office:value-type="string">
            <text:p text:style-name="Unicode-Value"/>
          </table:table-cell>
          <table:table-cell table:style-name="Table14.B21" office:value-type="string">
            <text:p text:style-name="Unicode-Value">1250</text:p>
          </table:table-cell>
          <table:table-cell table:style-name="Table14.C21" office:value-type="string">
            <text:p text:style-name="Unicode-Value">1251</text:p>
          </table:table-cell>
          <table:table-cell table:style-name="Table14.D21" office:value-type="string">
            <text:p text:style-name="Unicode-Value">1252</text:p>
          </table:table-cell>
          <table:table-cell table:style-name="Table14.E21" office:value-type="string">
            <text:p text:style-name="Unicode-Value">1253</text:p>
          </table:table-cell>
          <table:table-cell table:style-name="Table14.F21" office:value-type="string">
            <text:p text:style-name="Unicode-Value">1254</text:p>
          </table:table-cell>
          <table:table-cell table:style-name="Table14.G21" office:value-type="string">
            <text:p text:style-name="Unicode-Value">1255</text:p>
          </table:table-cell>
          <table:table-cell table:style-name="Table14.H21" office:value-type="string">
            <text:p text:style-name="Unicode-Value">1256</text:p>
          </table:table-cell>
          <table:table-cell table:style-name="Table14.I21" office:value-type="string">
            <text:p text:style-name="Unicode-Value"/>
          </table:table-cell>
          <table:table-cell table:style-name="Table14.J21" office:value-type="string">
            <text:p text:style-name="Unicode-Value">125b</text:p>
          </table:table-cell>
          <table:table-cell table:style-name="Table14.K21" office:value-type="string">
            <text:p text:style-name="Unicode-Value">125d</text:p>
          </table:table-cell>
          <table:table-cell table:style-name="Table14.L21" office:value-type="string">
            <text:p text:style-name="Unicode-Value">125a</text:p>
          </table:table-cell>
          <table:table-cell table:style-name="Table14.M21" office:value-type="string">
            <text:p text:style-name="Unicode-Value">125c</text:p>
          </table:table-cell>
          <table:table-cell table:style-name="Table14.N21" office:value-type="string">
            <text:p text:style-name="Unicode-Value">1258</text:p>
          </table:table-cell>
          <table:table-cell table:style-name="Table14.O21" office:value-type="string">
            <text:p text:style-name="Unicode-Value"/>
          </table:table-cell>
        </table:table-row>
        <table:table-row table:style-name="Table14.1">
          <table:table-cell table:style-name="Table14.A2" office:value-type="string">
            <text:p text:style-name="Input-Character">b</text:p>
          </table:table-cell>
          <table:table-cell table:style-name="Table14.B22" office:value-type="string">
            <text:p text:style-name="Unicode-Character">በ</text:p>
          </table:table-cell>
          <table:table-cell table:style-name="Table14.C22" office:value-type="string">
            <text:p text:style-name="Unicode-Character">ቡ</text:p>
          </table:table-cell>
          <table:table-cell table:style-name="Table14.D22" office:value-type="string">
            <text:p text:style-name="Unicode-Character">ቢ</text:p>
          </table:table-cell>
          <table:table-cell table:style-name="Table14.E22" office:value-type="string">
            <text:p text:style-name="Unicode-Character">ባ</text:p>
          </table:table-cell>
          <table:table-cell table:style-name="Table14.F22" office:value-type="string">
            <text:p text:style-name="Unicode-Character">ቤ</text:p>
          </table:table-cell>
          <table:table-cell table:style-name="Table14.G22" office:value-type="string">
            <text:p text:style-name="Unicode-Character">ብ</text:p>
          </table:table-cell>
          <table:table-cell table:style-name="Table14.H22" office:value-type="string">
            <text:p text:style-name="Unicode-Character">ቦ</text:p>
          </table:table-cell>
          <table:table-cell table:style-name="Table14.I22" office:value-type="string">
            <text:p text:style-name="Unicode-Character">ⶅ</text:p>
          </table:table-cell>
          <table:table-cell table:style-name="Table14.J22" office:value-type="string">
            <text:p text:style-name="Unicode-Character">ቧ</text:p>
          </table:table-cell>
          <table:table-cell table:style-name="Table14.K22" office:value-type="string">
            <text:p text:style-name="Unicode-Character">ᎇ</text:p>
          </table:table-cell>
          <table:table-cell table:style-name="Table14.L22" office:value-type="string">
            <text:p text:style-name="Unicode-Character">ᎅ</text:p>
          </table:table-cell>
          <table:table-cell table:style-name="Table14.M22" office:value-type="string">
            <text:p text:style-name="Unicode-Character">ᎆ</text:p>
          </table:table-cell>
          <table:table-cell table:style-name="Table14.N22" office:value-type="string">
            <text:p text:style-name="Unicode-Character">ᎄ</text:p>
          </table:table-cell>
          <table:table-cell table:style-name="Table14.O22" office:value-type="string">
            <text:p text:style-name="Unicode-Character"/>
          </table:table-cell>
        </table:table-row>
        <table:table-row table:style-name="Table14.1">
          <table:table-cell table:style-name="Table14.A3" office:value-type="string">
            <text:p text:style-name="Unicode-Value"/>
          </table:table-cell>
          <table:table-cell table:style-name="Table14.B23" office:value-type="string">
            <text:p text:style-name="Unicode-Value">1260</text:p>
          </table:table-cell>
          <table:table-cell table:style-name="Table14.C23" office:value-type="string">
            <text:p text:style-name="Unicode-Value">1261</text:p>
          </table:table-cell>
          <table:table-cell table:style-name="Table14.D23" office:value-type="string">
            <text:p text:style-name="Unicode-Value">1262</text:p>
          </table:table-cell>
          <table:table-cell table:style-name="Table14.E23" office:value-type="string">
            <text:p text:style-name="Unicode-Value">1263</text:p>
          </table:table-cell>
          <table:table-cell table:style-name="Table14.F23" office:value-type="string">
            <text:p text:style-name="Unicode-Value">1264</text:p>
          </table:table-cell>
          <table:table-cell table:style-name="Table14.G23" office:value-type="string">
            <text:p text:style-name="Unicode-Value">1265</text:p>
          </table:table-cell>
          <table:table-cell table:style-name="Table14.H23" office:value-type="string">
            <text:p text:style-name="Unicode-Value">1266</text:p>
          </table:table-cell>
          <table:table-cell table:style-name="Table14.I23" office:value-type="string">
            <text:p text:style-name="Unicode-Value">2d85</text:p>
          </table:table-cell>
          <table:table-cell table:style-name="Table14.J23" office:value-type="string">
            <text:p text:style-name="Unicode-Value">1267</text:p>
          </table:table-cell>
          <table:table-cell table:style-name="Table14.K23" office:value-type="string">
            <text:p text:style-name="Unicode-Value">1387</text:p>
          </table:table-cell>
          <table:table-cell table:style-name="Table14.L23" office:value-type="string">
            <text:p text:style-name="Unicode-Value">1385</text:p>
          </table:table-cell>
          <table:table-cell table:style-name="Table14.M23" office:value-type="string">
            <text:p text:style-name="Unicode-Value">1386</text:p>
          </table:table-cell>
          <table:table-cell table:style-name="Table14.N23" office:value-type="string">
            <text:p text:style-name="Unicode-Value">1384</text:p>
          </table:table-cell>
          <table:table-cell table:style-name="Table14.O23" office:value-type="string">
            <text:p text:style-name="Unicode-Value"/>
          </table:table-cell>
        </table:table-row>
        <table:table-row table:style-name="Table14.1">
          <table:table-cell table:style-name="Table14.A2" office:value-type="string">
            <text:p text:style-name="Input-Character">v</text:p>
          </table:table-cell>
          <table:table-cell table:style-name="Table14.B24" office:value-type="string">
            <text:p text:style-name="Unicode-Character">ቨ</text:p>
          </table:table-cell>
          <table:table-cell table:style-name="Table14.C24" office:value-type="string">
            <text:p text:style-name="Unicode-Character">ቩ</text:p>
          </table:table-cell>
          <table:table-cell table:style-name="Table14.D24" office:value-type="string">
            <text:p text:style-name="Unicode-Character">ቪ</text:p>
          </table:table-cell>
          <table:table-cell table:style-name="Table14.E24" office:value-type="string">
            <text:p text:style-name="Unicode-Character">ቫ</text:p>
          </table:table-cell>
          <table:table-cell table:style-name="Table14.F24" office:value-type="string">
            <text:p text:style-name="Unicode-Character">ቬ</text:p>
          </table:table-cell>
          <table:table-cell table:style-name="Table14.G24" office:value-type="string">
            <text:p text:style-name="Unicode-Character">ቭ</text:p>
          </table:table-cell>
          <table:table-cell table:style-name="Table14.H24" office:value-type="string">
            <text:p text:style-name="Unicode-Character">ቮ</text:p>
          </table:table-cell>
          <table:table-cell table:style-name="Table14.I24" office:value-type="string">
            <text:p text:style-name="Unicode-Character"/>
          </table:table-cell>
          <table:table-cell table:style-name="Table14.J24" office:value-type="string">
            <text:p text:style-name="Unicode-Character">ቯ</text:p>
          </table:table-cell>
          <table:table-cell table:style-name="Table14.K24" office:value-type="string">
            <text:p text:style-name="Unicode-Character"/>
          </table:table-cell>
          <table:table-cell table:style-name="Table14.L24" office:value-type="string">
            <text:p text:style-name="Unicode-Character"/>
          </table:table-cell>
          <table:table-cell table:style-name="Table14.M24" office:value-type="string">
            <text:p text:style-name="Unicode-Character"/>
          </table:table-cell>
          <table:table-cell table:style-name="Table14.N24" office:value-type="string">
            <text:p text:style-name="Unicode-Character"/>
          </table:table-cell>
          <table:table-cell table:style-name="Table14.O24" office:value-type="string">
            <text:p text:style-name="Unicode-Character"/>
          </table:table-cell>
        </table:table-row>
        <table:table-row table:style-name="Table14.1">
          <table:table-cell table:style-name="Table14.A3" office:value-type="string">
            <text:p text:style-name="Unicode-Value"/>
          </table:table-cell>
          <table:table-cell table:style-name="Table14.B25" office:value-type="string">
            <text:p text:style-name="Unicode-Value">1268</text:p>
          </table:table-cell>
          <table:table-cell table:style-name="Table14.C25" office:value-type="string">
            <text:p text:style-name="Unicode-Value">1269</text:p>
          </table:table-cell>
          <table:table-cell table:style-name="Table14.D25" office:value-type="string">
            <text:p text:style-name="Unicode-Value">126a</text:p>
          </table:table-cell>
          <table:table-cell table:style-name="Table14.E25" office:value-type="string">
            <text:p text:style-name="Unicode-Value">126b</text:p>
          </table:table-cell>
          <table:table-cell table:style-name="Table14.F25" office:value-type="string">
            <text:p text:style-name="Unicode-Value">126c</text:p>
          </table:table-cell>
          <table:table-cell table:style-name="Table14.G25" office:value-type="string">
            <text:p text:style-name="Unicode-Value">126d</text:p>
          </table:table-cell>
          <table:table-cell table:style-name="Table14.H25" office:value-type="string">
            <text:p text:style-name="Unicode-Value">126e</text:p>
          </table:table-cell>
          <table:table-cell table:style-name="Table14.I25" office:value-type="string">
            <text:p text:style-name="Unicode-Value"/>
          </table:table-cell>
          <table:table-cell table:style-name="Table14.J25" office:value-type="string">
            <text:p text:style-name="Unicode-Value">126f</text:p>
          </table:table-cell>
          <table:table-cell table:style-name="Table14.K25" office:value-type="string">
            <text:p text:style-name="Unicode-Value"/>
          </table:table-cell>
          <table:table-cell table:style-name="Table14.L25" office:value-type="string">
            <text:p text:style-name="Unicode-Value"/>
          </table:table-cell>
          <table:table-cell table:style-name="Table14.M25" office:value-type="string">
            <text:p text:style-name="Unicode-Value"/>
          </table:table-cell>
          <table:table-cell table:style-name="Table14.N25" office:value-type="string">
            <text:p text:style-name="Unicode-Value"/>
          </table:table-cell>
          <table:table-cell table:style-name="Table14.O25" office:value-type="string">
            <text:p text:style-name="Unicode-Value"/>
          </table:table-cell>
        </table:table-row>
        <table:table-row table:style-name="Table14.1">
          <table:table-cell table:style-name="Table14.A2" office:value-type="string">
            <text:p text:style-name="Input-Character">t</text:p>
          </table:table-cell>
          <table:table-cell table:style-name="Table14.B26" office:value-type="string">
            <text:p text:style-name="Unicode-Character">ተ</text:p>
          </table:table-cell>
          <table:table-cell table:style-name="Table14.C26" office:value-type="string">
            <text:p text:style-name="Unicode-Character">ቱ</text:p>
          </table:table-cell>
          <table:table-cell table:style-name="Table14.D26" office:value-type="string">
            <text:p text:style-name="Unicode-Character">ቲ</text:p>
          </table:table-cell>
          <table:table-cell table:style-name="Table14.E26" office:value-type="string">
            <text:p text:style-name="Unicode-Character">ታ</text:p>
          </table:table-cell>
          <table:table-cell table:style-name="Table14.F26" office:value-type="string">
            <text:p text:style-name="Unicode-Character">ቴ</text:p>
          </table:table-cell>
          <table:table-cell table:style-name="Table14.G26" office:value-type="string">
            <text:p text:style-name="Unicode-Character">ት</text:p>
          </table:table-cell>
          <table:table-cell table:style-name="Table14.H26" office:value-type="string">
            <text:p text:style-name="Unicode-Character">ቶ</text:p>
          </table:table-cell>
          <table:table-cell table:style-name="Table14.I26" office:value-type="string">
            <text:p text:style-name="Unicode-Character">ⶆ</text:p>
          </table:table-cell>
          <table:table-cell table:style-name="Table14.J26" office:value-type="string">
            <text:p text:style-name="Unicode-Character">ቷ</text:p>
          </table:table-cell>
          <table:table-cell table:style-name="Table14.K26" office:value-type="string">
            <text:p text:style-name="Unicode-Character"/>
          </table:table-cell>
          <table:table-cell table:style-name="Table14.L26" office:value-type="string">
            <text:p text:style-name="Unicode-Character"/>
          </table:table-cell>
          <table:table-cell table:style-name="Table14.M26" office:value-type="string">
            <text:p text:style-name="Unicode-Character"/>
          </table:table-cell>
          <table:table-cell table:style-name="Table14.N26" office:value-type="string">
            <text:p text:style-name="Unicode-Character"/>
          </table:table-cell>
          <table:table-cell table:style-name="Table14.O26" office:value-type="string">
            <text:p text:style-name="Unicode-Character"/>
          </table:table-cell>
        </table:table-row>
        <table:table-row table:style-name="Table14.1">
          <table:table-cell table:style-name="Table14.A3" office:value-type="string">
            <text:p text:style-name="Unicode-Value"/>
          </table:table-cell>
          <table:table-cell table:style-name="Table14.B27" office:value-type="string">
            <text:p text:style-name="Unicode-Value">1270</text:p>
          </table:table-cell>
          <table:table-cell table:style-name="Table14.C27" office:value-type="string">
            <text:p text:style-name="Unicode-Value">1271</text:p>
          </table:table-cell>
          <table:table-cell table:style-name="Table14.D27" office:value-type="string">
            <text:p text:style-name="Unicode-Value">1272</text:p>
          </table:table-cell>
          <table:table-cell table:style-name="Table14.E27" office:value-type="string">
            <text:p text:style-name="Unicode-Value">1273</text:p>
          </table:table-cell>
          <table:table-cell table:style-name="Table14.F27" office:value-type="string">
            <text:p text:style-name="Unicode-Value">1274</text:p>
          </table:table-cell>
          <table:table-cell table:style-name="Table14.G27" office:value-type="string">
            <text:p text:style-name="Unicode-Value">1275</text:p>
          </table:table-cell>
          <table:table-cell table:style-name="Table14.H27" office:value-type="string">
            <text:p text:style-name="Unicode-Value">1276</text:p>
          </table:table-cell>
          <table:table-cell table:style-name="Table14.I27" office:value-type="string">
            <text:p text:style-name="Unicode-Value">2d86</text:p>
          </table:table-cell>
          <table:table-cell table:style-name="Table14.J27" office:value-type="string">
            <text:p text:style-name="Unicode-Value">1277</text:p>
          </table:table-cell>
          <table:table-cell table:style-name="Table14.K27" office:value-type="string">
            <text:p text:style-name="Unicode-Value"/>
          </table:table-cell>
          <table:table-cell table:style-name="Table14.L27" office:value-type="string">
            <text:p text:style-name="Unicode-Value"/>
          </table:table-cell>
          <table:table-cell table:style-name="Table14.M27" office:value-type="string">
            <text:p text:style-name="Unicode-Value"/>
          </table:table-cell>
          <table:table-cell table:style-name="Table14.N27" office:value-type="string">
            <text:p text:style-name="Unicode-Value"/>
          </table:table-cell>
          <table:table-cell table:style-name="Table14.O27" office:value-type="string">
            <text:p text:style-name="Unicode-Value"/>
          </table:table-cell>
        </table:table-row>
        <table:table-row table:style-name="Table14.1">
          <table:table-cell table:style-name="Table14.A2" office:value-type="string">
            <text:p text:style-name="Input-Character">c</text:p>
          </table:table-cell>
          <table:table-cell table:style-name="Table14.B28" office:value-type="string">
            <text:p text:style-name="Unicode-Character">ቸ</text:p>
          </table:table-cell>
          <table:table-cell table:style-name="Table14.C28" office:value-type="string">
            <text:p text:style-name="Unicode-Character">ቹ</text:p>
          </table:table-cell>
          <table:table-cell table:style-name="Table14.D28" office:value-type="string">
            <text:p text:style-name="Unicode-Character">ቺ</text:p>
          </table:table-cell>
          <table:table-cell table:style-name="Table14.E28" office:value-type="string">
            <text:p text:style-name="Unicode-Character">ቻ</text:p>
          </table:table-cell>
          <table:table-cell table:style-name="Table14.F28" office:value-type="string">
            <text:p text:style-name="Unicode-Character">ቼ</text:p>
          </table:table-cell>
          <table:table-cell table:style-name="Table14.G28" office:value-type="string">
            <text:p text:style-name="Unicode-Character">ች</text:p>
          </table:table-cell>
          <table:table-cell table:style-name="Table14.H28" office:value-type="string">
            <text:p text:style-name="Unicode-Character">ቾ</text:p>
          </table:table-cell>
          <table:table-cell table:style-name="Table14.I28" office:value-type="string">
            <text:p text:style-name="Unicode-Character">ⶇ</text:p>
          </table:table-cell>
          <table:table-cell table:style-name="Table14.J28" office:value-type="string">
            <text:p text:style-name="Unicode-Character">ቿ</text:p>
          </table:table-cell>
          <table:table-cell table:style-name="Table14.K28" office:value-type="string">
            <text:p text:style-name="Unicode-Character"/>
          </table:table-cell>
          <table:table-cell table:style-name="Table14.L28" office:value-type="string">
            <text:p text:style-name="Unicode-Character"/>
          </table:table-cell>
          <table:table-cell table:style-name="Table14.M28" office:value-type="string">
            <text:p text:style-name="Unicode-Character"/>
          </table:table-cell>
          <table:table-cell table:style-name="Table14.N28" office:value-type="string">
            <text:p text:style-name="Unicode-Character"/>
          </table:table-cell>
          <table:table-cell table:style-name="Table14.O28" office:value-type="string">
            <text:p text:style-name="Unicode-Character"/>
          </table:table-cell>
        </table:table-row>
        <table:table-row table:style-name="Table14.1">
          <table:table-cell table:style-name="Table14.A3" office:value-type="string">
            <text:p text:style-name="Unicode-Value"/>
          </table:table-cell>
          <table:table-cell table:style-name="Table14.B29" office:value-type="string">
            <text:p text:style-name="Unicode-Value">1278</text:p>
          </table:table-cell>
          <table:table-cell table:style-name="Table14.C29" office:value-type="string">
            <text:p text:style-name="Unicode-Value">1279</text:p>
          </table:table-cell>
          <table:table-cell table:style-name="Table14.D29" office:value-type="string">
            <text:p text:style-name="Unicode-Value">127a</text:p>
          </table:table-cell>
          <table:table-cell table:style-name="Table14.E29" office:value-type="string">
            <text:p text:style-name="Unicode-Value">127b</text:p>
          </table:table-cell>
          <table:table-cell table:style-name="Table14.F29" office:value-type="string">
            <text:p text:style-name="Unicode-Value">127c</text:p>
          </table:table-cell>
          <table:table-cell table:style-name="Table14.G29" office:value-type="string">
            <text:p text:style-name="Unicode-Value">127d</text:p>
          </table:table-cell>
          <table:table-cell table:style-name="Table14.H29" office:value-type="string">
            <text:p text:style-name="Unicode-Value">127e</text:p>
          </table:table-cell>
          <table:table-cell table:style-name="Table14.I29" office:value-type="string">
            <text:p text:style-name="Unicode-Value">2d87</text:p>
          </table:table-cell>
          <table:table-cell table:style-name="Table14.J29" office:value-type="string">
            <text:p text:style-name="Unicode-Value">127f</text:p>
          </table:table-cell>
          <table:table-cell table:style-name="Table14.K29" office:value-type="string">
            <text:p text:style-name="Unicode-Value"/>
          </table:table-cell>
          <table:table-cell table:style-name="Table14.L29" office:value-type="string">
            <text:p text:style-name="Unicode-Value"/>
          </table:table-cell>
          <table:table-cell table:style-name="Table14.M29" office:value-type="string">
            <text:p text:style-name="Unicode-Value"/>
          </table:table-cell>
          <table:table-cell table:style-name="Table14.N29" office:value-type="string">
            <text:p text:style-name="Unicode-Value"/>
          </table:table-cell>
          <table:table-cell table:style-name="Table14.O29" office:value-type="string">
            <text:p text:style-name="Unicode-Value"/>
          </table:table-cell>
        </table:table-row>
        <table:table-row table:style-name="Table14.1">
          <table:table-cell table:style-name="Table14.A2" office:value-type="string">
            <text:p text:style-name="P11">h [ <text:span text:style-name="T16">or</text:span><text:span text:style-name="T7"> L</text:span></text:p>
          </table:table-cell>
          <table:table-cell table:style-name="Table14.B30" office:value-type="string">
            <text:p text:style-name="Unicode-Character">ኀ</text:p>
          </table:table-cell>
          <table:table-cell table:style-name="Table14.C30" office:value-type="string">
            <text:p text:style-name="Unicode-Character">ኁ</text:p>
          </table:table-cell>
          <table:table-cell table:style-name="Table14.D30" office:value-type="string">
            <text:p text:style-name="Unicode-Character">ኂ</text:p>
          </table:table-cell>
          <table:table-cell table:style-name="Table14.E30" office:value-type="string">
            <text:p text:style-name="Unicode-Character">ኃ</text:p>
          </table:table-cell>
          <table:table-cell table:style-name="Table14.F30" office:value-type="string">
            <text:p text:style-name="Unicode-Character">ኄ</text:p>
          </table:table-cell>
          <table:table-cell table:style-name="Table14.G30" office:value-type="string">
            <text:p text:style-name="Unicode-Character">ኅ</text:p>
          </table:table-cell>
          <table:table-cell table:style-name="Table14.H30" office:value-type="string">
            <text:p text:style-name="Unicode-Character">ኆ</text:p>
          </table:table-cell>
          <table:table-cell table:style-name="Table14.I30" office:value-type="string">
            <text:p text:style-name="Unicode-Character">ኇ</text:p>
          </table:table-cell>
          <table:table-cell table:style-name="Table14.J30" office:value-type="string">
            <text:p text:style-name="Unicode-Character">ኋ</text:p>
          </table:table-cell>
          <table:table-cell table:style-name="Table14.K30" office:value-type="string">
            <text:p text:style-name="Unicode-Character">ኍ</text:p>
          </table:table-cell>
          <table:table-cell table:style-name="Table14.L30" office:value-type="string">
            <text:p text:style-name="Unicode-Character">ኊ</text:p>
          </table:table-cell>
          <table:table-cell table:style-name="Table14.M30" office:value-type="string">
            <text:p text:style-name="Unicode-Character">ኌ</text:p>
          </table:table-cell>
          <table:table-cell table:style-name="Table14.N30" office:value-type="string">
            <text:p text:style-name="Unicode-Character">ኈ</text:p>
          </table:table-cell>
          <table:table-cell table:style-name="Table14.O30" office:value-type="string">
            <text:p text:style-name="Unicode-Character"/>
          </table:table-cell>
        </table:table-row>
        <table:table-row table:style-name="Table14.1">
          <table:table-cell table:style-name="Table14.A3" office:value-type="string">
            <text:p text:style-name="Unicode-Value"/>
          </table:table-cell>
          <table:table-cell table:style-name="Table14.B31" office:value-type="string">
            <text:p text:style-name="Unicode-Value">1280</text:p>
          </table:table-cell>
          <table:table-cell table:style-name="Table14.C31" office:value-type="string">
            <text:p text:style-name="Unicode-Value">1281</text:p>
          </table:table-cell>
          <table:table-cell table:style-name="Table14.D31" office:value-type="string">
            <text:p text:style-name="Unicode-Value">1282</text:p>
          </table:table-cell>
          <table:table-cell table:style-name="Table14.E31" office:value-type="string">
            <text:p text:style-name="Unicode-Value">1283</text:p>
          </table:table-cell>
          <table:table-cell table:style-name="Table14.F31" office:value-type="string">
            <text:p text:style-name="Unicode-Value">1284</text:p>
          </table:table-cell>
          <table:table-cell table:style-name="Table14.G31" office:value-type="string">
            <text:p text:style-name="Unicode-Value">1285</text:p>
          </table:table-cell>
          <table:table-cell table:style-name="Table14.H31" office:value-type="string">
            <text:p text:style-name="Unicode-Value">1286</text:p>
          </table:table-cell>
          <table:table-cell table:style-name="Table14.I31" office:value-type="string">
            <text:p text:style-name="Unicode-Value">1287</text:p>
          </table:table-cell>
          <table:table-cell table:style-name="Table14.J31" office:value-type="string">
            <text:p text:style-name="Unicode-Value">128b</text:p>
          </table:table-cell>
          <table:table-cell table:style-name="Table14.K31" office:value-type="string">
            <text:p text:style-name="Unicode-Value">128d</text:p>
          </table:table-cell>
          <table:table-cell table:style-name="Table14.L31" office:value-type="string">
            <text:p text:style-name="Unicode-Value">128a</text:p>
          </table:table-cell>
          <table:table-cell table:style-name="Table14.M31" office:value-type="string">
            <text:p text:style-name="Unicode-Value">128c</text:p>
          </table:table-cell>
          <table:table-cell table:style-name="Table14.N31" office:value-type="string">
            <text:p text:style-name="Unicode-Value">1288</text:p>
          </table:table-cell>
          <table:table-cell table:style-name="Table14.O31" office:value-type="string">
            <text:p text:style-name="Unicode-Value"/>
          </table:table-cell>
        </table:table-row>
        <table:table-row table:style-name="Table14.1">
          <table:table-cell table:style-name="Table14.A2" office:value-type="string">
            <text:p text:style-name="Input-Character">n</text:p>
          </table:table-cell>
          <table:table-cell table:style-name="Table14.B32" office:value-type="string">
            <text:p text:style-name="Unicode-Character">ነ</text:p>
          </table:table-cell>
          <table:table-cell table:style-name="Table14.C32" office:value-type="string">
            <text:p text:style-name="Unicode-Character">ኑ</text:p>
          </table:table-cell>
          <table:table-cell table:style-name="Table14.D32" office:value-type="string">
            <text:p text:style-name="Unicode-Character">ኒ</text:p>
          </table:table-cell>
          <table:table-cell table:style-name="Table14.E32" office:value-type="string">
            <text:p text:style-name="Unicode-Character">ና</text:p>
          </table:table-cell>
          <table:table-cell table:style-name="Table14.F32" office:value-type="string">
            <text:p text:style-name="Unicode-Character">ኔ</text:p>
          </table:table-cell>
          <table:table-cell table:style-name="Table14.G32" office:value-type="string">
            <text:p text:style-name="Unicode-Character">ን</text:p>
          </table:table-cell>
          <table:table-cell table:style-name="Table14.H32" office:value-type="string">
            <text:p text:style-name="Unicode-Character">ኖ</text:p>
          </table:table-cell>
          <table:table-cell table:style-name="Table14.I32" office:value-type="string">
            <text:p text:style-name="Unicode-Character">ⶈ</text:p>
          </table:table-cell>
          <table:table-cell table:style-name="Table14.J32" office:value-type="string">
            <text:p text:style-name="Unicode-Character">ኗ</text:p>
          </table:table-cell>
          <table:table-cell table:style-name="Table14.K32" office:value-type="string">
            <text:p text:style-name="Unicode-Character"/>
          </table:table-cell>
          <table:table-cell table:style-name="Table14.L32" office:value-type="string">
            <text:p text:style-name="Unicode-Character"/>
          </table:table-cell>
          <table:table-cell table:style-name="Table14.M32" office:value-type="string">
            <text:p text:style-name="Unicode-Character"/>
          </table:table-cell>
          <table:table-cell table:style-name="Table14.N32" office:value-type="string">
            <text:p text:style-name="Unicode-Character"/>
          </table:table-cell>
          <table:table-cell table:style-name="Table14.O32" office:value-type="string">
            <text:p text:style-name="Unicode-Character"/>
          </table:table-cell>
        </table:table-row>
        <table:table-row table:style-name="Table14.1">
          <table:table-cell table:style-name="Table14.A3" office:value-type="string">
            <text:p text:style-name="Unicode-Value"/>
          </table:table-cell>
          <table:table-cell table:style-name="Table14.B33" office:value-type="string">
            <text:p text:style-name="Unicode-Value">1290</text:p>
          </table:table-cell>
          <table:table-cell table:style-name="Table14.C33" office:value-type="string">
            <text:p text:style-name="Unicode-Value">1291</text:p>
          </table:table-cell>
          <table:table-cell table:style-name="Table14.D33" office:value-type="string">
            <text:p text:style-name="Unicode-Value">1292</text:p>
          </table:table-cell>
          <table:table-cell table:style-name="Table14.E33" office:value-type="string">
            <text:p text:style-name="Unicode-Value">1293</text:p>
          </table:table-cell>
          <table:table-cell table:style-name="Table14.F33" office:value-type="string">
            <text:p text:style-name="Unicode-Value">1294</text:p>
          </table:table-cell>
          <table:table-cell table:style-name="Table14.G33" office:value-type="string">
            <text:p text:style-name="Unicode-Value">1295</text:p>
          </table:table-cell>
          <table:table-cell table:style-name="Table14.H33" office:value-type="string">
            <text:p text:style-name="Unicode-Value">1296</text:p>
          </table:table-cell>
          <table:table-cell table:style-name="Table14.I33" office:value-type="string">
            <text:p text:style-name="Unicode-Value">2d88</text:p>
          </table:table-cell>
          <table:table-cell table:style-name="Table14.J33" office:value-type="string">
            <text:p text:style-name="Unicode-Value">1297</text:p>
          </table:table-cell>
          <table:table-cell table:style-name="Table14.K33" office:value-type="string">
            <text:p text:style-name="Unicode-Value"/>
          </table:table-cell>
          <table:table-cell table:style-name="Table14.L33" office:value-type="string">
            <text:p text:style-name="Unicode-Value"/>
          </table:table-cell>
          <table:table-cell table:style-name="Table14.M33" office:value-type="string">
            <text:p text:style-name="Unicode-Value"/>
          </table:table-cell>
          <table:table-cell table:style-name="Table14.N33" office:value-type="string">
            <text:p text:style-name="Unicode-Value"/>
          </table:table-cell>
          <table:table-cell table:style-name="Table14.O33" office:value-type="string">
            <text:p text:style-name="Unicode-Value"/>
          </table:table-cell>
        </table:table-row>
        <table:table-row table:style-name="Table14.1">
          <table:table-cell table:style-name="Table14.A2" office:value-type="string">
            <text:p text:style-name="Input-Character">N</text:p>
          </table:table-cell>
          <table:table-cell table:style-name="Table14.B34" office:value-type="string">
            <text:p text:style-name="Unicode-Character">ኘ</text:p>
          </table:table-cell>
          <table:table-cell table:style-name="Table14.C34" office:value-type="string">
            <text:p text:style-name="Unicode-Character">ኙ</text:p>
          </table:table-cell>
          <table:table-cell table:style-name="Table14.D34" office:value-type="string">
            <text:p text:style-name="Unicode-Character">ኚ</text:p>
          </table:table-cell>
          <table:table-cell table:style-name="Table14.E34" office:value-type="string">
            <text:p text:style-name="Unicode-Character">ኛ</text:p>
          </table:table-cell>
          <table:table-cell table:style-name="Table14.F34" office:value-type="string">
            <text:p text:style-name="Unicode-Character">ኜ</text:p>
          </table:table-cell>
          <table:table-cell table:style-name="Table14.G34" office:value-type="string">
            <text:p text:style-name="Unicode-Character">ኝ</text:p>
          </table:table-cell>
          <table:table-cell table:style-name="Table14.H34" office:value-type="string">
            <text:p text:style-name="Unicode-Character">ኞ</text:p>
          </table:table-cell>
          <table:table-cell table:style-name="Table14.I34" office:value-type="string">
            <text:p text:style-name="Unicode-Character">ⶉ</text:p>
          </table:table-cell>
          <table:table-cell table:style-name="Table14.J34" office:value-type="string">
            <text:p text:style-name="Unicode-Character">ኟ</text:p>
          </table:table-cell>
          <table:table-cell table:style-name="Table14.K34" office:value-type="string">
            <text:p text:style-name="Unicode-Character"/>
          </table:table-cell>
          <table:table-cell table:style-name="Table14.L34" office:value-type="string">
            <text:p text:style-name="Unicode-Character"/>
          </table:table-cell>
          <table:table-cell table:style-name="Table14.M34" office:value-type="string">
            <text:p text:style-name="Unicode-Character"/>
          </table:table-cell>
          <table:table-cell table:style-name="Table14.N34" office:value-type="string">
            <text:p text:style-name="Unicode-Character"/>
          </table:table-cell>
          <table:table-cell table:style-name="Table14.O34" office:value-type="string">
            <text:p text:style-name="Unicode-Character"/>
          </table:table-cell>
        </table:table-row>
        <table:table-row table:style-name="Table14.1">
          <table:table-cell table:style-name="Table14.A3" office:value-type="string">
            <text:p text:style-name="Unicode-Value"/>
          </table:table-cell>
          <table:table-cell table:style-name="Table14.B35" office:value-type="string">
            <text:p text:style-name="Unicode-Value">1298</text:p>
          </table:table-cell>
          <table:table-cell table:style-name="Table14.C35" office:value-type="string">
            <text:p text:style-name="Unicode-Value">1299</text:p>
          </table:table-cell>
          <table:table-cell table:style-name="Table14.D35" office:value-type="string">
            <text:p text:style-name="Unicode-Value">129a</text:p>
          </table:table-cell>
          <table:table-cell table:style-name="Table14.E35" office:value-type="string">
            <text:p text:style-name="Unicode-Value">129b</text:p>
          </table:table-cell>
          <table:table-cell table:style-name="Table14.F35" office:value-type="string">
            <text:p text:style-name="Unicode-Value">129c</text:p>
          </table:table-cell>
          <table:table-cell table:style-name="Table14.G35" office:value-type="string">
            <text:p text:style-name="Unicode-Value">129d</text:p>
          </table:table-cell>
          <table:table-cell table:style-name="Table14.H35" office:value-type="string">
            <text:p text:style-name="Unicode-Value">129e</text:p>
          </table:table-cell>
          <table:table-cell table:style-name="Table14.I35" office:value-type="string">
            <text:p text:style-name="Unicode-Value">2d89</text:p>
          </table:table-cell>
          <table:table-cell table:style-name="Table14.J35" office:value-type="string">
            <text:p text:style-name="Unicode-Value">129f</text:p>
          </table:table-cell>
          <table:table-cell table:style-name="Table14.K35" office:value-type="string">
            <text:p text:style-name="Unicode-Value"/>
          </table:table-cell>
          <table:table-cell table:style-name="Table14.L35" office:value-type="string">
            <text:p text:style-name="Unicode-Value"/>
          </table:table-cell>
          <table:table-cell table:style-name="Table14.M35" office:value-type="string">
            <text:p text:style-name="Unicode-Value"/>
          </table:table-cell>
          <table:table-cell table:style-name="Table14.N35" office:value-type="string">
            <text:p text:style-name="Unicode-Value"/>
          </table:table-cell>
          <table:table-cell table:style-name="Table14.O35" office:value-type="string">
            <text:p text:style-name="Unicode-Value"/>
          </table:table-cell>
        </table:table-row>
        <table:table-row table:style-name="Table14.1">
          <table:table-cell table:style-name="Table14.A2" office:value-type="string">
            <text:p text:style-name="Input-Character">x</text:p>
          </table:table-cell>
          <table:table-cell table:style-name="Table14.B36" office:value-type="string">
            <text:p text:style-name="Unicode-Character">አ</text:p>
          </table:table-cell>
          <table:table-cell table:style-name="Table14.C36" office:value-type="string">
            <text:p text:style-name="Unicode-Character">ኡ</text:p>
          </table:table-cell>
          <table:table-cell table:style-name="Table14.D36" office:value-type="string">
            <text:p text:style-name="Unicode-Character">ኢ</text:p>
          </table:table-cell>
          <table:table-cell table:style-name="Table14.E36" office:value-type="string">
            <text:p text:style-name="Unicode-Character">ኣ</text:p>
          </table:table-cell>
          <table:table-cell table:style-name="Table14.F36" office:value-type="string">
            <text:p text:style-name="Unicode-Character">ኤ</text:p>
          </table:table-cell>
          <table:table-cell table:style-name="Table14.G36" office:value-type="string">
            <text:p text:style-name="Unicode-Character">እ</text:p>
          </table:table-cell>
          <table:table-cell table:style-name="Table14.H36" office:value-type="string">
            <text:p text:style-name="Unicode-Character">ኦ</text:p>
          </table:table-cell>
          <table:table-cell table:style-name="Table14.I36" office:value-type="string">
            <text:p text:style-name="Unicode-Character">ⶊ</text:p>
          </table:table-cell>
          <table:table-cell table:style-name="Table14.J36" office:value-type="string">
            <text:p text:style-name="Unicode-Character">ኧ</text:p>
          </table:table-cell>
          <table:table-cell table:style-name="Table14.K36" office:value-type="string">
            <text:p text:style-name="Unicode-Character"/>
          </table:table-cell>
          <table:table-cell table:style-name="Table14.L36" office:value-type="string">
            <text:p text:style-name="Unicode-Character"/>
          </table:table-cell>
          <table:table-cell table:style-name="Table14.M36" office:value-type="string">
            <text:p text:style-name="Unicode-Character"/>
          </table:table-cell>
          <table:table-cell table:style-name="Table14.N36" office:value-type="string">
            <text:p text:style-name="Unicode-Character"/>
          </table:table-cell>
          <table:table-cell table:style-name="Table14.O36" office:value-type="string">
            <text:p text:style-name="Unicode-Character"/>
          </table:table-cell>
        </table:table-row>
        <table:table-row table:style-name="Table14.1">
          <table:table-cell table:style-name="Table14.A3" office:value-type="string">
            <text:p text:style-name="Unicode-Value"/>
          </table:table-cell>
          <table:table-cell table:style-name="Table14.B37" office:value-type="string">
            <text:p text:style-name="Unicode-Value">12a0</text:p>
          </table:table-cell>
          <table:table-cell table:style-name="Table14.C37" office:value-type="string">
            <text:p text:style-name="Unicode-Value">12a1</text:p>
          </table:table-cell>
          <table:table-cell table:style-name="Table14.D37" office:value-type="string">
            <text:p text:style-name="Unicode-Value">12a2</text:p>
          </table:table-cell>
          <table:table-cell table:style-name="Table14.E37" office:value-type="string">
            <text:p text:style-name="Unicode-Value">12a3</text:p>
          </table:table-cell>
          <table:table-cell table:style-name="Table14.F37" office:value-type="string">
            <text:p text:style-name="Unicode-Value">12a4</text:p>
          </table:table-cell>
          <table:table-cell table:style-name="Table14.G37" office:value-type="string">
            <text:p text:style-name="Unicode-Value">12a5</text:p>
          </table:table-cell>
          <table:table-cell table:style-name="Table14.H37" office:value-type="string">
            <text:p text:style-name="Unicode-Value">12a6</text:p>
          </table:table-cell>
          <table:table-cell table:style-name="Table14.I37" office:value-type="string">
            <text:p text:style-name="Unicode-Value">2d8a</text:p>
          </table:table-cell>
          <table:table-cell table:style-name="Table14.J37" office:value-type="string">
            <text:p text:style-name="Unicode-Value">12a7</text:p>
          </table:table-cell>
          <table:table-cell table:style-name="Table14.K37" office:value-type="string">
            <text:p text:style-name="Unicode-Value"/>
          </table:table-cell>
          <table:table-cell table:style-name="Table14.L37" office:value-type="string">
            <text:p text:style-name="Unicode-Value"/>
          </table:table-cell>
          <table:table-cell table:style-name="Table14.M37" office:value-type="string">
            <text:p text:style-name="Unicode-Value"/>
          </table:table-cell>
          <table:table-cell table:style-name="Table14.N37" office:value-type="string">
            <text:p text:style-name="Unicode-Value"/>
          </table:table-cell>
          <table:table-cell table:style-name="Table14.O37" office:value-type="string">
            <text:p text:style-name="Unicode-Value"/>
          </table:table-cell>
        </table:table-row>
        <table:table-row table:style-name="Table14.1">
          <table:table-cell table:style-name="Table14.A2" office:value-type="string">
            <text:p text:style-name="Input-Character">k</text:p>
          </table:table-cell>
          <table:table-cell table:style-name="Table14.B38" office:value-type="string">
            <text:p text:style-name="Unicode-Character">ከ</text:p>
          </table:table-cell>
          <table:table-cell table:style-name="Table14.C38" office:value-type="string">
            <text:p text:style-name="Unicode-Character">ኩ</text:p>
          </table:table-cell>
          <table:table-cell table:style-name="Table14.D38" office:value-type="string">
            <text:p text:style-name="Unicode-Character">ኪ</text:p>
          </table:table-cell>
          <table:table-cell table:style-name="Table14.E38" office:value-type="string">
            <text:p text:style-name="Unicode-Character">ካ</text:p>
          </table:table-cell>
          <table:table-cell table:style-name="Table14.F38" office:value-type="string">
            <text:p text:style-name="Unicode-Character">ኬ</text:p>
          </table:table-cell>
          <table:table-cell table:style-name="Table14.G38" office:value-type="string">
            <text:p text:style-name="Unicode-Character">ክ</text:p>
          </table:table-cell>
          <table:table-cell table:style-name="Table14.H38" office:value-type="string">
            <text:p text:style-name="Unicode-Character">ኮ</text:p>
          </table:table-cell>
          <table:table-cell table:style-name="Table14.I38" office:value-type="string">
            <text:p text:style-name="Unicode-Character">ኯ</text:p>
          </table:table-cell>
          <table:table-cell table:style-name="Table14.J38" office:value-type="string">
            <text:p text:style-name="Unicode-Character">ኳ</text:p>
          </table:table-cell>
          <table:table-cell table:style-name="Table14.K38" office:value-type="string">
            <text:p text:style-name="Unicode-Character">ኵ</text:p>
          </table:table-cell>
          <table:table-cell table:style-name="Table14.L38" office:value-type="string">
            <text:p text:style-name="Unicode-Character">ኲ</text:p>
          </table:table-cell>
          <table:table-cell table:style-name="Table14.M38" office:value-type="string">
            <text:p text:style-name="Unicode-Character">ኴ</text:p>
          </table:table-cell>
          <table:table-cell table:style-name="Table14.N38" office:value-type="string">
            <text:p text:style-name="Unicode-Character">ኰ</text:p>
          </table:table-cell>
          <table:table-cell table:style-name="Table14.O38" office:value-type="string">
            <text:p text:style-name="Unicode-Character"/>
          </table:table-cell>
        </table:table-row>
        <table:table-row table:style-name="Table14.1">
          <table:table-cell table:style-name="Table14.A3" office:value-type="string">
            <text:p text:style-name="Unicode-Value"/>
          </table:table-cell>
          <table:table-cell table:style-name="Table14.B39" office:value-type="string">
            <text:p text:style-name="Unicode-Value">12a8</text:p>
          </table:table-cell>
          <table:table-cell table:style-name="Table14.C39" office:value-type="string">
            <text:p text:style-name="Unicode-Value">12a9</text:p>
          </table:table-cell>
          <table:table-cell table:style-name="Table14.D39" office:value-type="string">
            <text:p text:style-name="Unicode-Value">12aa</text:p>
          </table:table-cell>
          <table:table-cell table:style-name="Table14.E39" office:value-type="string">
            <text:p text:style-name="Unicode-Value">12ab</text:p>
          </table:table-cell>
          <table:table-cell table:style-name="Table14.F39" office:value-type="string">
            <text:p text:style-name="Unicode-Value">12ac</text:p>
          </table:table-cell>
          <table:table-cell table:style-name="Table14.G39" office:value-type="string">
            <text:p text:style-name="Unicode-Value">12ad</text:p>
          </table:table-cell>
          <table:table-cell table:style-name="Table14.H39" office:value-type="string">
            <text:p text:style-name="Unicode-Value">12ae</text:p>
          </table:table-cell>
          <table:table-cell table:style-name="Table14.I39" office:value-type="string">
            <text:p text:style-name="Unicode-Value">12af</text:p>
          </table:table-cell>
          <table:table-cell table:style-name="Table14.J39" office:value-type="string">
            <text:p text:style-name="Unicode-Value">12b3</text:p>
          </table:table-cell>
          <table:table-cell table:style-name="Table14.K39" office:value-type="string">
            <text:p text:style-name="Unicode-Value">12b5</text:p>
          </table:table-cell>
          <table:table-cell table:style-name="Table14.L39" office:value-type="string">
            <text:p text:style-name="Unicode-Value">12b2</text:p>
          </table:table-cell>
          <table:table-cell table:style-name="Table14.M39" office:value-type="string">
            <text:p text:style-name="Unicode-Value">12b4</text:p>
          </table:table-cell>
          <table:table-cell table:style-name="Table14.N39" office:value-type="string">
            <text:p text:style-name="Unicode-Value">12b0</text:p>
          </table:table-cell>
          <table:table-cell table:style-name="Table14.O39" office:value-type="string">
            <text:p text:style-name="Unicode-Value"/>
          </table:table-cell>
        </table:table-row>
        <table:table-row table:style-name="Table14.1">
          <table:table-cell table:style-name="Table14.A2" office:value-type="string">
            <text:p text:style-name="P10">H [ <text:span text:style-name="T17">or</text:span><text:span text:style-name="T1"> K</text:span></text:p>
          </table:table-cell>
          <table:table-cell table:style-name="Table14.B40" office:value-type="string">
            <text:p text:style-name="Unicode-Character">ኸ</text:p>
          </table:table-cell>
          <table:table-cell table:style-name="Table14.C40" office:value-type="string">
            <text:p text:style-name="Unicode-Character">ኹ</text:p>
          </table:table-cell>
          <table:table-cell table:style-name="Table14.D40" office:value-type="string">
            <text:p text:style-name="Unicode-Character">ኺ</text:p>
          </table:table-cell>
          <table:table-cell table:style-name="Table14.E40" office:value-type="string">
            <text:p text:style-name="Unicode-Character">ኻ</text:p>
          </table:table-cell>
          <table:table-cell table:style-name="Table14.F40" office:value-type="string">
            <text:p text:style-name="Unicode-Character">ኼ</text:p>
          </table:table-cell>
          <table:table-cell table:style-name="Table14.G40" office:value-type="string">
            <text:p text:style-name="Unicode-Character">ኽ</text:p>
          </table:table-cell>
          <table:table-cell table:style-name="Table14.H40" office:value-type="string">
            <text:p text:style-name="Unicode-Character">ኾ</text:p>
          </table:table-cell>
          <table:table-cell table:style-name="Table14.I40" office:value-type="string">
            <text:p text:style-name="Unicode-Character"/>
          </table:table-cell>
          <table:table-cell table:style-name="Table14.J40" office:value-type="string">
            <text:p text:style-name="Unicode-Character">ዃ</text:p>
          </table:table-cell>
          <table:table-cell table:style-name="Table14.K40" office:value-type="string">
            <text:p text:style-name="Unicode-Character">ዅ</text:p>
          </table:table-cell>
          <table:table-cell table:style-name="Table14.L40" office:value-type="string">
            <text:p text:style-name="Unicode-Character">ዂ</text:p>
          </table:table-cell>
          <table:table-cell table:style-name="Table14.M40" office:value-type="string">
            <text:p text:style-name="Unicode-Character">ዄ</text:p>
          </table:table-cell>
          <table:table-cell table:style-name="Table14.N40" office:value-type="string">
            <text:p text:style-name="Unicode-Character">ዀ</text:p>
          </table:table-cell>
          <table:table-cell table:style-name="Table14.O40" office:value-type="string">
            <text:p text:style-name="Unicode-Character"/>
          </table:table-cell>
        </table:table-row>
        <table:table-row table:style-name="Table14.1">
          <table:table-cell table:style-name="Table14.A3" office:value-type="string">
            <text:p text:style-name="Unicode-Value"/>
          </table:table-cell>
          <table:table-cell table:style-name="Table14.B41" office:value-type="string">
            <text:p text:style-name="Unicode-Value">12b8</text:p>
          </table:table-cell>
          <table:table-cell table:style-name="Table14.C41" office:value-type="string">
            <text:p text:style-name="Unicode-Value">12b9</text:p>
          </table:table-cell>
          <table:table-cell table:style-name="Table14.D41" office:value-type="string">
            <text:p text:style-name="Unicode-Value">12ba</text:p>
          </table:table-cell>
          <table:table-cell table:style-name="Table14.E41" office:value-type="string">
            <text:p text:style-name="Unicode-Value">12bb</text:p>
          </table:table-cell>
          <table:table-cell table:style-name="Table14.F41" office:value-type="string">
            <text:p text:style-name="Unicode-Value">12bc</text:p>
          </table:table-cell>
          <table:table-cell table:style-name="Table14.G41" office:value-type="string">
            <text:p text:style-name="Unicode-Value">12bd</text:p>
          </table:table-cell>
          <table:table-cell table:style-name="Table14.H41" office:value-type="string">
            <text:p text:style-name="Unicode-Value">12be</text:p>
          </table:table-cell>
          <table:table-cell table:style-name="Table14.I41" office:value-type="string">
            <text:p text:style-name="Unicode-Value"/>
          </table:table-cell>
          <table:table-cell table:style-name="Table14.J41" office:value-type="string">
            <text:p text:style-name="Unicode-Value">12c3</text:p>
          </table:table-cell>
          <table:table-cell table:style-name="Table14.K41" office:value-type="string">
            <text:p text:style-name="Unicode-Value">12c5</text:p>
          </table:table-cell>
          <table:table-cell table:style-name="Table14.L41" office:value-type="string">
            <text:p text:style-name="Unicode-Value">12c2</text:p>
          </table:table-cell>
          <table:table-cell table:style-name="Table14.M41" office:value-type="string">
            <text:p text:style-name="Unicode-Value">12c4</text:p>
          </table:table-cell>
          <table:table-cell table:style-name="Table14.N41" office:value-type="string">
            <text:p text:style-name="Unicode-Value">12c0</text:p>
          </table:table-cell>
          <table:table-cell table:style-name="Table14.O41" office:value-type="string">
            <text:p text:style-name="Unicode-Value"/>
          </table:table-cell>
        </table:table-row>
        <table:table-row table:style-name="Table14.1">
          <table:table-cell table:style-name="Table14.A2" office:value-type="string">
            <text:p text:style-name="Input-Character">w</text:p>
          </table:table-cell>
          <table:table-cell table:style-name="Table14.B42" office:value-type="string">
            <text:p text:style-name="Unicode-Character">ወ</text:p>
          </table:table-cell>
          <table:table-cell table:style-name="Table14.C42" office:value-type="string">
            <text:p text:style-name="Unicode-Character">ዉ</text:p>
          </table:table-cell>
          <table:table-cell table:style-name="Table14.D42" office:value-type="string">
            <text:p text:style-name="Unicode-Character">ዊ</text:p>
          </table:table-cell>
          <table:table-cell table:style-name="Table14.E42" office:value-type="string">
            <text:p text:style-name="Unicode-Character">ዋ</text:p>
          </table:table-cell>
          <table:table-cell table:style-name="Table14.F42" office:value-type="string">
            <text:p text:style-name="Unicode-Character">ዌ</text:p>
          </table:table-cell>
          <table:table-cell table:style-name="Table14.G42" office:value-type="string">
            <text:p text:style-name="Unicode-Character">ው</text:p>
          </table:table-cell>
          <table:table-cell table:style-name="Table14.H42" office:value-type="string">
            <text:p text:style-name="Unicode-Character">ዎ</text:p>
          </table:table-cell>
          <table:table-cell table:style-name="Table14.I42" office:value-type="string">
            <text:p text:style-name="Unicode-Character">ዏ</text:p>
          </table:table-cell>
          <table:table-cell table:style-name="Table14.J42" office:value-type="string">
            <text:p text:style-name="Unicode-Character"/>
          </table:table-cell>
          <table:table-cell table:style-name="Table14.K42" office:value-type="string">
            <text:p text:style-name="Unicode-Character"/>
          </table:table-cell>
          <table:table-cell table:style-name="Table14.L42" office:value-type="string">
            <text:p text:style-name="Unicode-Character"/>
          </table:table-cell>
          <table:table-cell table:style-name="Table14.M42" office:value-type="string">
            <text:p text:style-name="Unicode-Character"/>
          </table:table-cell>
          <table:table-cell table:style-name="Table14.N42" office:value-type="string">
            <text:p text:style-name="Unicode-Character"/>
          </table:table-cell>
          <table:table-cell table:style-name="Table14.O42" office:value-type="string">
            <text:p text:style-name="Unicode-Character"/>
          </table:table-cell>
        </table:table-row>
        <table:table-row table:style-name="Table14.1">
          <table:table-cell table:style-name="Table14.A3" office:value-type="string">
            <text:p text:style-name="Unicode-Value"/>
          </table:table-cell>
          <table:table-cell table:style-name="Table14.B43" office:value-type="string">
            <text:p text:style-name="Unicode-Value">12c8</text:p>
          </table:table-cell>
          <table:table-cell table:style-name="Table14.C43" office:value-type="string">
            <text:p text:style-name="Unicode-Value">12c9</text:p>
          </table:table-cell>
          <table:table-cell table:style-name="Table14.D43" office:value-type="string">
            <text:p text:style-name="Unicode-Value">12ca</text:p>
          </table:table-cell>
          <table:table-cell table:style-name="Table14.E43" office:value-type="string">
            <text:p text:style-name="Unicode-Value">12cb</text:p>
          </table:table-cell>
          <table:table-cell table:style-name="Table14.F43" office:value-type="string">
            <text:p text:style-name="Unicode-Value">12cc</text:p>
          </table:table-cell>
          <table:table-cell table:style-name="Table14.G43" office:value-type="string">
            <text:p text:style-name="Unicode-Value">12cd</text:p>
          </table:table-cell>
          <table:table-cell table:style-name="Table14.H43" office:value-type="string">
            <text:p text:style-name="Unicode-Value">12ce</text:p>
          </table:table-cell>
          <table:table-cell table:style-name="Table14.I43" office:value-type="string">
            <text:p text:style-name="Unicode-Value">12cf</text:p>
          </table:table-cell>
          <table:table-cell table:style-name="Table14.J43" office:value-type="string">
            <text:p text:style-name="Unicode-Value"/>
          </table:table-cell>
          <table:table-cell table:style-name="Table14.K43" office:value-type="string">
            <text:p text:style-name="Unicode-Value"/>
          </table:table-cell>
          <table:table-cell table:style-name="Table14.L43" office:value-type="string">
            <text:p text:style-name="Unicode-Value"/>
          </table:table-cell>
          <table:table-cell table:style-name="Table14.M43" office:value-type="string">
            <text:p text:style-name="Unicode-Value"/>
          </table:table-cell>
          <table:table-cell table:style-name="Table14.N43" office:value-type="string">
            <text:p text:style-name="Unicode-Value"/>
          </table:table-cell>
          <table:table-cell table:style-name="Table14.O43" office:value-type="string">
            <text:p text:style-name="Unicode-Value"/>
          </table:table-cell>
        </table:table-row>
        <table:table-row table:style-name="Table14.1">
          <table:table-cell table:style-name="Table14.A2" office:value-type="string">
            <text:p text:style-name="Input-Character">X</text:p>
          </table:table-cell>
          <table:table-cell table:style-name="Table14.B44" office:value-type="string">
            <text:p text:style-name="Unicode-Character">ዐ</text:p>
          </table:table-cell>
          <table:table-cell table:style-name="Table14.C44" office:value-type="string">
            <text:p text:style-name="Unicode-Character">ዑ</text:p>
          </table:table-cell>
          <table:table-cell table:style-name="Table14.D44" office:value-type="string">
            <text:p text:style-name="Unicode-Character">ዒ</text:p>
          </table:table-cell>
          <table:table-cell table:style-name="Table14.E44" office:value-type="string">
            <text:p text:style-name="Unicode-Character">ዓ</text:p>
          </table:table-cell>
          <table:table-cell table:style-name="Table14.F44" office:value-type="string">
            <text:p text:style-name="Unicode-Character">ዔ</text:p>
          </table:table-cell>
          <table:table-cell table:style-name="Table14.G44" office:value-type="string">
            <text:p text:style-name="Unicode-Character">ዕ</text:p>
          </table:table-cell>
          <table:table-cell table:style-name="Table14.H44" office:value-type="string">
            <text:p text:style-name="Unicode-Character">ዖ</text:p>
          </table:table-cell>
          <table:table-cell table:style-name="Table14.I44" office:value-type="string">
            <text:p text:style-name="Unicode-Character"/>
          </table:table-cell>
          <table:table-cell table:style-name="Table14.J44" office:value-type="string">
            <text:p text:style-name="Unicode-Character"/>
          </table:table-cell>
          <table:table-cell table:style-name="Table14.K44" office:value-type="string">
            <text:p text:style-name="Unicode-Character"/>
          </table:table-cell>
          <table:table-cell table:style-name="Table14.L44" office:value-type="string">
            <text:p text:style-name="Unicode-Character"/>
          </table:table-cell>
          <table:table-cell table:style-name="Table14.M44" office:value-type="string">
            <text:p text:style-name="Unicode-Character"/>
          </table:table-cell>
          <table:table-cell table:style-name="Table14.N44" office:value-type="string">
            <text:p text:style-name="Unicode-Character"/>
          </table:table-cell>
          <table:table-cell table:style-name="Table14.O44" office:value-type="string">
            <text:p text:style-name="Unicode-Character"/>
          </table:table-cell>
        </table:table-row>
        <table:table-row table:style-name="Table14.1">
          <table:table-cell table:style-name="Table14.A3" office:value-type="string">
            <text:p text:style-name="Unicode-Value"/>
          </table:table-cell>
          <table:table-cell table:style-name="Table14.B45" office:value-type="string">
            <text:p text:style-name="Unicode-Value">12d0</text:p>
          </table:table-cell>
          <table:table-cell table:style-name="Table14.C45" office:value-type="string">
            <text:p text:style-name="Unicode-Value">12d1</text:p>
          </table:table-cell>
          <table:table-cell table:style-name="Table14.D45" office:value-type="string">
            <text:p text:style-name="Unicode-Value">12d2</text:p>
          </table:table-cell>
          <table:table-cell table:style-name="Table14.E45" office:value-type="string">
            <text:p text:style-name="Unicode-Value">12d3</text:p>
          </table:table-cell>
          <table:table-cell table:style-name="Table14.F45" office:value-type="string">
            <text:p text:style-name="Unicode-Value">12d4</text:p>
          </table:table-cell>
          <table:table-cell table:style-name="Table14.G45" office:value-type="string">
            <text:p text:style-name="Unicode-Value">12d5</text:p>
          </table:table-cell>
          <table:table-cell table:style-name="Table14.H45" office:value-type="string">
            <text:p text:style-name="Unicode-Value">12d6</text:p>
          </table:table-cell>
          <table:table-cell table:style-name="Table14.I45" office:value-type="string">
            <text:p text:style-name="Unicode-Value"/>
          </table:table-cell>
          <table:table-cell table:style-name="Table14.J45" office:value-type="string">
            <text:p text:style-name="Unicode-Value"/>
          </table:table-cell>
          <table:table-cell table:style-name="Table14.K45" office:value-type="string">
            <text:p text:style-name="Unicode-Value"/>
          </table:table-cell>
          <table:table-cell table:style-name="Table14.L45" office:value-type="string">
            <text:p text:style-name="Unicode-Value"/>
          </table:table-cell>
          <table:table-cell table:style-name="Table14.M45" office:value-type="string">
            <text:p text:style-name="Unicode-Value"/>
          </table:table-cell>
          <table:table-cell table:style-name="Table14.N45" office:value-type="string">
            <text:p text:style-name="Unicode-Value"/>
          </table:table-cell>
          <table:table-cell table:style-name="Table14.O45" office:value-type="string">
            <text:p text:style-name="Unicode-Value"/>
          </table:table-cell>
        </table:table-row>
        <table:table-row table:style-name="Table14.1">
          <table:table-cell table:style-name="Table14.A2" office:value-type="string">
            <text:p text:style-name="Input-Character">z</text:p>
          </table:table-cell>
          <table:table-cell table:style-name="Table14.B46" office:value-type="string">
            <text:p text:style-name="Unicode-Character">ዘ</text:p>
          </table:table-cell>
          <table:table-cell table:style-name="Table14.C46" office:value-type="string">
            <text:p text:style-name="Unicode-Character">ዙ</text:p>
          </table:table-cell>
          <table:table-cell table:style-name="Table14.D46" office:value-type="string">
            <text:p text:style-name="Unicode-Character">ዚ</text:p>
          </table:table-cell>
          <table:table-cell table:style-name="Table14.E46" office:value-type="string">
            <text:p text:style-name="Unicode-Character">ዛ</text:p>
          </table:table-cell>
          <table:table-cell table:style-name="Table14.F46" office:value-type="string">
            <text:p text:style-name="Unicode-Character">ዜ</text:p>
          </table:table-cell>
          <table:table-cell table:style-name="Table14.G46" office:value-type="string">
            <text:p text:style-name="Unicode-Character">ዝ</text:p>
          </table:table-cell>
          <table:table-cell table:style-name="Table14.H46" office:value-type="string">
            <text:p text:style-name="Unicode-Character">ዞ</text:p>
          </table:table-cell>
          <table:table-cell table:style-name="Table14.I46" office:value-type="string">
            <text:p text:style-name="Unicode-Character">ⶋ</text:p>
          </table:table-cell>
          <table:table-cell table:style-name="Table14.J46" office:value-type="string">
            <text:p text:style-name="Unicode-Character">ዟ</text:p>
          </table:table-cell>
          <table:table-cell table:style-name="Table14.K46" office:value-type="string">
            <text:p text:style-name="Unicode-Character"/>
          </table:table-cell>
          <table:table-cell table:style-name="Table14.L46" office:value-type="string">
            <text:p text:style-name="Unicode-Character"/>
          </table:table-cell>
          <table:table-cell table:style-name="Table14.M46" office:value-type="string">
            <text:p text:style-name="Unicode-Character"/>
          </table:table-cell>
          <table:table-cell table:style-name="Table14.N46" office:value-type="string">
            <text:p text:style-name="Unicode-Character"/>
          </table:table-cell>
          <table:table-cell table:style-name="Table14.O46" office:value-type="string">
            <text:p text:style-name="Unicode-Character"/>
          </table:table-cell>
        </table:table-row>
        <table:table-row table:style-name="Table14.1">
          <table:table-cell table:style-name="Table14.A3" office:value-type="string">
            <text:p text:style-name="Unicode-Value"/>
          </table:table-cell>
          <table:table-cell table:style-name="Table14.B47" office:value-type="string">
            <text:p text:style-name="Unicode-Value">12d8</text:p>
          </table:table-cell>
          <table:table-cell table:style-name="Table14.C47" office:value-type="string">
            <text:p text:style-name="Unicode-Value">12d9</text:p>
          </table:table-cell>
          <table:table-cell table:style-name="Table14.D47" office:value-type="string">
            <text:p text:style-name="Unicode-Value">12da</text:p>
          </table:table-cell>
          <table:table-cell table:style-name="Table14.E47" office:value-type="string">
            <text:p text:style-name="Unicode-Value">12db </text:p>
          </table:table-cell>
          <table:table-cell table:style-name="Table14.F47" office:value-type="string">
            <text:p text:style-name="Unicode-Value">12dc</text:p>
          </table:table-cell>
          <table:table-cell table:style-name="Table14.G47" office:value-type="string">
            <text:p text:style-name="Unicode-Value">12dd</text:p>
          </table:table-cell>
          <table:table-cell table:style-name="Table14.H47" office:value-type="string">
            <text:p text:style-name="Unicode-Value">12de</text:p>
          </table:table-cell>
          <table:table-cell table:style-name="Table14.I47" office:value-type="string">
            <text:p text:style-name="Unicode-Value">2d8b</text:p>
          </table:table-cell>
          <table:table-cell table:style-name="Table14.J47" office:value-type="string">
            <text:p text:style-name="Unicode-Value">12df</text:p>
          </table:table-cell>
          <table:table-cell table:style-name="Table14.K47" office:value-type="string">
            <text:p text:style-name="Unicode-Value"/>
          </table:table-cell>
          <table:table-cell table:style-name="Table14.L47" office:value-type="string">
            <text:p text:style-name="Unicode-Value"/>
          </table:table-cell>
          <table:table-cell table:style-name="Table14.M47" office:value-type="string">
            <text:p text:style-name="Unicode-Value"/>
          </table:table-cell>
          <table:table-cell table:style-name="Table14.N47" office:value-type="string">
            <text:p text:style-name="Unicode-Value"/>
          </table:table-cell>
          <table:table-cell table:style-name="Table14.O47" office:value-type="string">
            <text:p text:style-name="Unicode-Value"/>
          </table:table-cell>
        </table:table-row>
        <table:table-row table:style-name="Table14.1">
          <table:table-cell table:style-name="Table14.A2" office:value-type="string">
            <text:p text:style-name="Input-Character">Z</text:p>
          </table:table-cell>
          <table:table-cell table:style-name="Table14.B48" office:value-type="string">
            <text:p text:style-name="Unicode-Character">ዠ</text:p>
          </table:table-cell>
          <table:table-cell table:style-name="Table14.C48" office:value-type="string">
            <text:p text:style-name="Unicode-Character">ዡ</text:p>
          </table:table-cell>
          <table:table-cell table:style-name="Table14.D48" office:value-type="string">
            <text:p text:style-name="Unicode-Character">ዢ</text:p>
          </table:table-cell>
          <table:table-cell table:style-name="Table14.E48" office:value-type="string">
            <text:p text:style-name="Unicode-Character">ዣ</text:p>
          </table:table-cell>
          <table:table-cell table:style-name="Table14.F48" office:value-type="string">
            <text:p text:style-name="Unicode-Character">ዤ</text:p>
          </table:table-cell>
          <table:table-cell table:style-name="Table14.G48" office:value-type="string">
            <text:p text:style-name="Unicode-Character">ዥ</text:p>
          </table:table-cell>
          <table:table-cell table:style-name="Table14.H48" office:value-type="string">
            <text:p text:style-name="Unicode-Character">ዦ</text:p>
          </table:table-cell>
          <table:table-cell table:style-name="Table14.I48" office:value-type="string">
            <text:p text:style-name="Unicode-Character"/>
          </table:table-cell>
          <table:table-cell table:style-name="Table14.J48" office:value-type="string">
            <text:p text:style-name="Unicode-Character">ዧ</text:p>
          </table:table-cell>
          <table:table-cell table:style-name="Table14.K48" office:value-type="string">
            <text:p text:style-name="Unicode-Character"/>
          </table:table-cell>
          <table:table-cell table:style-name="Table14.L48" office:value-type="string">
            <text:p text:style-name="Unicode-Character"/>
          </table:table-cell>
          <table:table-cell table:style-name="Table14.M48" office:value-type="string">
            <text:p text:style-name="Unicode-Character"/>
          </table:table-cell>
          <table:table-cell table:style-name="Table14.N48" office:value-type="string">
            <text:p text:style-name="Unicode-Character"/>
          </table:table-cell>
          <table:table-cell table:style-name="Table14.O48" office:value-type="string">
            <text:p text:style-name="Unicode-Character"/>
          </table:table-cell>
        </table:table-row>
        <table:table-row table:style-name="Table14.1">
          <table:table-cell table:style-name="Table14.A3" office:value-type="string">
            <text:p text:style-name="Unicode-Value"/>
          </table:table-cell>
          <table:table-cell table:style-name="Table14.B49" office:value-type="string">
            <text:p text:style-name="Unicode-Value">12e0</text:p>
          </table:table-cell>
          <table:table-cell table:style-name="Table14.C49" office:value-type="string">
            <text:p text:style-name="Unicode-Value">12e1</text:p>
          </table:table-cell>
          <table:table-cell table:style-name="Table14.D49" office:value-type="string">
            <text:p text:style-name="Unicode-Value">12e2</text:p>
          </table:table-cell>
          <table:table-cell table:style-name="Table14.E49" office:value-type="string">
            <text:p text:style-name="Unicode-Value">12e3</text:p>
          </table:table-cell>
          <table:table-cell table:style-name="Table14.F49" office:value-type="string">
            <text:p text:style-name="Unicode-Value">12e4</text:p>
          </table:table-cell>
          <table:table-cell table:style-name="Table14.G49" office:value-type="string">
            <text:p text:style-name="Unicode-Value">12e5</text:p>
          </table:table-cell>
          <table:table-cell table:style-name="Table14.H49" office:value-type="string">
            <text:p text:style-name="Unicode-Value">12e6</text:p>
          </table:table-cell>
          <table:table-cell table:style-name="Table14.I49" office:value-type="string">
            <text:p text:style-name="Unicode-Value"/>
          </table:table-cell>
          <table:table-cell table:style-name="Table14.J49" office:value-type="string">
            <text:p text:style-name="Unicode-Value">12e7</text:p>
          </table:table-cell>
          <table:table-cell table:style-name="Table14.K49" office:value-type="string">
            <text:p text:style-name="Unicode-Value"/>
          </table:table-cell>
          <table:table-cell table:style-name="Table14.L49" office:value-type="string">
            <text:p text:style-name="Unicode-Value"/>
          </table:table-cell>
          <table:table-cell table:style-name="Table14.M49" office:value-type="string">
            <text:p text:style-name="Unicode-Value"/>
          </table:table-cell>
          <table:table-cell table:style-name="Table14.N49" office:value-type="string">
            <text:p text:style-name="Unicode-Value"/>
          </table:table-cell>
          <table:table-cell table:style-name="Table14.O49" office:value-type="string">
            <text:p text:style-name="Unicode-Value"/>
          </table:table-cell>
        </table:table-row>
        <table:table-row table:style-name="Table14.1">
          <table:table-cell table:style-name="Table14.A2" office:value-type="string">
            <text:p text:style-name="Input-Character">Y</text:p>
          </table:table-cell>
          <table:table-cell table:style-name="Table14.B50" office:value-type="string">
            <text:p text:style-name="Unicode-Character">የ</text:p>
          </table:table-cell>
          <table:table-cell table:style-name="Table14.C50" office:value-type="string">
            <text:p text:style-name="Unicode-Character">ዩ</text:p>
          </table:table-cell>
          <table:table-cell table:style-name="Table14.D50" office:value-type="string">
            <text:p text:style-name="Unicode-Character">ዪ</text:p>
          </table:table-cell>
          <table:table-cell table:style-name="Table14.E50" office:value-type="string">
            <text:p text:style-name="Unicode-Character">ያ</text:p>
          </table:table-cell>
          <table:table-cell table:style-name="Table14.F50" office:value-type="string">
            <text:p text:style-name="Unicode-Character">ዬ</text:p>
          </table:table-cell>
          <table:table-cell table:style-name="Table14.G50" office:value-type="string">
            <text:p text:style-name="Unicode-Character">ይ</text:p>
          </table:table-cell>
          <table:table-cell table:style-name="Table14.H50" office:value-type="string">
            <text:p text:style-name="Unicode-Character">ዮ</text:p>
          </table:table-cell>
          <table:table-cell table:style-name="Table14.I50" office:value-type="string">
            <text:p text:style-name="Unicode-Character">ዯ</text:p>
          </table:table-cell>
          <table:table-cell table:style-name="Table14.J50" office:value-type="string">
            <text:p text:style-name="Unicode-Character"/>
          </table:table-cell>
          <table:table-cell table:style-name="Table14.K50" office:value-type="string">
            <text:p text:style-name="Unicode-Character"/>
          </table:table-cell>
          <table:table-cell table:style-name="Table14.L50" office:value-type="string">
            <text:p text:style-name="Unicode-Character"/>
          </table:table-cell>
          <table:table-cell table:style-name="Table14.M50" office:value-type="string">
            <text:p text:style-name="Unicode-Character"/>
          </table:table-cell>
          <table:table-cell table:style-name="Table14.N50" office:value-type="string">
            <text:p text:style-name="Unicode-Character"/>
          </table:table-cell>
          <table:table-cell table:style-name="Table14.O50" office:value-type="string">
            <text:p text:style-name="Unicode-Character"/>
          </table:table-cell>
        </table:table-row>
        <table:table-row table:style-name="Table14.1">
          <table:table-cell table:style-name="Table14.A3" office:value-type="string">
            <text:p text:style-name="Unicode-Value"/>
          </table:table-cell>
          <table:table-cell table:style-name="Table14.B51" office:value-type="string">
            <text:p text:style-name="Unicode-Value">12e8</text:p>
          </table:table-cell>
          <table:table-cell table:style-name="Table14.C51" office:value-type="string">
            <text:p text:style-name="Unicode-Value">12e9</text:p>
          </table:table-cell>
          <table:table-cell table:style-name="Table14.D51" office:value-type="string">
            <text:p text:style-name="Unicode-Value">12ea</text:p>
          </table:table-cell>
          <table:table-cell table:style-name="Table14.E51" office:value-type="string">
            <text:p text:style-name="Unicode-Value">12eb</text:p>
          </table:table-cell>
          <table:table-cell table:style-name="Table14.F51" office:value-type="string">
            <text:p text:style-name="Unicode-Value">12ec</text:p>
          </table:table-cell>
          <table:table-cell table:style-name="Table14.G51" office:value-type="string">
            <text:p text:style-name="Unicode-Value">12ed</text:p>
          </table:table-cell>
          <table:table-cell table:style-name="Table14.H51" office:value-type="string">
            <text:p text:style-name="Unicode-Value">12ee</text:p>
          </table:table-cell>
          <table:table-cell table:style-name="Table14.I51" office:value-type="string">
            <text:p text:style-name="Unicode-Value">12ef</text:p>
          </table:table-cell>
          <table:table-cell table:style-name="Table14.J51" office:value-type="string">
            <text:p text:style-name="Unicode-Value"/>
          </table:table-cell>
          <table:table-cell table:style-name="Table14.K51" office:value-type="string">
            <text:p text:style-name="Unicode-Value"/>
          </table:table-cell>
          <table:table-cell table:style-name="Table14.L51" office:value-type="string">
            <text:p text:style-name="Unicode-Value"/>
          </table:table-cell>
          <table:table-cell table:style-name="Table14.M51" office:value-type="string">
            <text:p text:style-name="Unicode-Value"/>
          </table:table-cell>
          <table:table-cell table:style-name="Table14.N51" office:value-type="string">
            <text:p text:style-name="Unicode-Value"/>
          </table:table-cell>
          <table:table-cell table:style-name="Table14.O51" office:value-type="string">
            <text:p text:style-name="Unicode-Value"/>
          </table:table-cell>
        </table:table-row>
        <table:table-row table:style-name="Table14.1">
          <table:table-cell table:style-name="Table14.A2" office:value-type="string">
            <text:p text:style-name="Input-Character">d</text:p>
          </table:table-cell>
          <table:table-cell table:style-name="Table14.B52" office:value-type="string">
            <text:p text:style-name="Unicode-Character">ደ</text:p>
          </table:table-cell>
          <table:table-cell table:style-name="Table14.C52" office:value-type="string">
            <text:p text:style-name="Unicode-Character">ዱ</text:p>
          </table:table-cell>
          <table:table-cell table:style-name="Table14.D52" office:value-type="string">
            <text:p text:style-name="Unicode-Character">ዲ</text:p>
          </table:table-cell>
          <table:table-cell table:style-name="Table14.E52" office:value-type="string">
            <text:p text:style-name="Unicode-Character">ዳ</text:p>
          </table:table-cell>
          <table:table-cell table:style-name="Table14.F52" office:value-type="string">
            <text:p text:style-name="Unicode-Character">ዴ</text:p>
          </table:table-cell>
          <table:table-cell table:style-name="Table14.G52" office:value-type="string">
            <text:p text:style-name="Unicode-Character">ድ</text:p>
          </table:table-cell>
          <table:table-cell table:style-name="Table14.H52" office:value-type="string">
            <text:p text:style-name="Unicode-Character">ዶ</text:p>
          </table:table-cell>
          <table:table-cell table:style-name="Table14.I52" office:value-type="string">
            <text:p text:style-name="Unicode-Character">ⶌ</text:p>
          </table:table-cell>
          <table:table-cell table:style-name="Table14.J52" office:value-type="string">
            <text:p text:style-name="Unicode-Character">ዷ</text:p>
          </table:table-cell>
          <table:table-cell table:style-name="Table14.K52" office:value-type="string">
            <text:p text:style-name="Unicode-Character"/>
          </table:table-cell>
          <table:table-cell table:style-name="Table14.L52" office:value-type="string">
            <text:p text:style-name="Unicode-Character"/>
          </table:table-cell>
          <table:table-cell table:style-name="Table14.M52" office:value-type="string">
            <text:p text:style-name="Unicode-Character"/>
          </table:table-cell>
          <table:table-cell table:style-name="Table14.N52" office:value-type="string">
            <text:p text:style-name="Unicode-Character"/>
          </table:table-cell>
          <table:table-cell table:style-name="Table14.O52" office:value-type="string">
            <text:p text:style-name="Unicode-Character"/>
          </table:table-cell>
        </table:table-row>
        <table:table-row table:style-name="Table14.1">
          <table:table-cell table:style-name="Table14.A3" office:value-type="string">
            <text:p text:style-name="Unicode-Value"/>
          </table:table-cell>
          <table:table-cell table:style-name="Table14.B53" office:value-type="string">
            <text:p text:style-name="Unicode-Value">12f0</text:p>
          </table:table-cell>
          <table:table-cell table:style-name="Table14.C53" office:value-type="string">
            <text:p text:style-name="Unicode-Value">12f1</text:p>
          </table:table-cell>
          <table:table-cell table:style-name="Table14.D53" office:value-type="string">
            <text:p text:style-name="Unicode-Value">12f2</text:p>
          </table:table-cell>
          <table:table-cell table:style-name="Table14.E53" office:value-type="string">
            <text:p text:style-name="Unicode-Value">12f3</text:p>
          </table:table-cell>
          <table:table-cell table:style-name="Table14.F53" office:value-type="string">
            <text:p text:style-name="Unicode-Value">12f4</text:p>
          </table:table-cell>
          <table:table-cell table:style-name="Table14.G53" office:value-type="string">
            <text:p text:style-name="Unicode-Value">12f5</text:p>
          </table:table-cell>
          <table:table-cell table:style-name="Table14.H53" office:value-type="string">
            <text:p text:style-name="Unicode-Value">12f6</text:p>
          </table:table-cell>
          <table:table-cell table:style-name="Table14.I53" office:value-type="string">
            <text:p text:style-name="Unicode-Value">2d8c</text:p>
          </table:table-cell>
          <table:table-cell table:style-name="Table14.J53" office:value-type="string">
            <text:p text:style-name="Unicode-Value">12f7</text:p>
          </table:table-cell>
          <table:table-cell table:style-name="Table14.K53" office:value-type="string">
            <text:p text:style-name="Unicode-Value"/>
          </table:table-cell>
          <table:table-cell table:style-name="Table14.L53" office:value-type="string">
            <text:p text:style-name="Unicode-Value"/>
          </table:table-cell>
          <table:table-cell table:style-name="Table14.M53" office:value-type="string">
            <text:p text:style-name="Unicode-Value"/>
          </table:table-cell>
          <table:table-cell table:style-name="Table14.N53" office:value-type="string">
            <text:p text:style-name="Unicode-Value"/>
          </table:table-cell>
          <table:table-cell table:style-name="Table14.O53" office:value-type="string">
            <text:p text:style-name="Unicode-Value"/>
          </table:table-cell>
        </table:table-row>
        <table:table-row table:style-name="Table14.1">
          <table:table-cell table:style-name="Table14.A2" office:value-type="string">
            <text:p text:style-name="Input-Character">D</text:p>
          </table:table-cell>
          <table:table-cell table:style-name="Table14.B54" office:value-type="string">
            <text:p text:style-name="Unicode-Character">ዸ</text:p>
          </table:table-cell>
          <table:table-cell table:style-name="Table14.C54" office:value-type="string">
            <text:p text:style-name="Unicode-Character">ዹ</text:p>
          </table:table-cell>
          <table:table-cell table:style-name="Table14.D54" office:value-type="string">
            <text:p text:style-name="Unicode-Character">ዺ</text:p>
          </table:table-cell>
          <table:table-cell table:style-name="Table14.E54" office:value-type="string">
            <text:p text:style-name="Unicode-Character">ዻ</text:p>
          </table:table-cell>
          <table:table-cell table:style-name="Table14.F54" office:value-type="string">
            <text:p text:style-name="Unicode-Character">ዼ</text:p>
          </table:table-cell>
          <table:table-cell table:style-name="Table14.G54" office:value-type="string">
            <text:p text:style-name="Unicode-Character">ዽ</text:p>
          </table:table-cell>
          <table:table-cell table:style-name="Table14.H54" office:value-type="string">
            <text:p text:style-name="Unicode-Character">ዾ</text:p>
          </table:table-cell>
          <table:table-cell table:style-name="Table14.I54" office:value-type="string">
            <text:p text:style-name="Unicode-Character">ⶍ</text:p>
          </table:table-cell>
          <table:table-cell table:style-name="Table14.J54" office:value-type="string">
            <text:p text:style-name="Unicode-Character">ዿ</text:p>
          </table:table-cell>
          <table:table-cell table:style-name="Table14.K54" office:value-type="string">
            <text:p text:style-name="Unicode-Character"/>
          </table:table-cell>
          <table:table-cell table:style-name="Table14.L54" office:value-type="string">
            <text:p text:style-name="Unicode-Character"/>
          </table:table-cell>
          <table:table-cell table:style-name="Table14.M54" office:value-type="string">
            <text:p text:style-name="Unicode-Character"/>
          </table:table-cell>
          <table:table-cell table:style-name="Table14.N54" office:value-type="string">
            <text:p text:style-name="Unicode-Character"/>
          </table:table-cell>
          <table:table-cell table:style-name="Table14.O54" office:value-type="string">
            <text:p text:style-name="Unicode-Character"/>
          </table:table-cell>
        </table:table-row>
        <table:table-row table:style-name="Table14.1">
          <table:table-cell table:style-name="Table14.A3" office:value-type="string">
            <text:p text:style-name="Unicode-Value"/>
          </table:table-cell>
          <table:table-cell table:style-name="Table14.B55" office:value-type="string">
            <text:p text:style-name="Unicode-Value">12f8</text:p>
          </table:table-cell>
          <table:table-cell table:style-name="Table14.C55" office:value-type="string">
            <text:p text:style-name="Unicode-Value">12f9</text:p>
          </table:table-cell>
          <table:table-cell table:style-name="Table14.D55" office:value-type="string">
            <text:p text:style-name="Unicode-Value">12fa</text:p>
          </table:table-cell>
          <table:table-cell table:style-name="Table14.E55" office:value-type="string">
            <text:p text:style-name="Unicode-Value">12fb</text:p>
          </table:table-cell>
          <table:table-cell table:style-name="Table14.F55" office:value-type="string">
            <text:p text:style-name="Unicode-Value">12fc</text:p>
          </table:table-cell>
          <table:table-cell table:style-name="Table14.G55" office:value-type="string">
            <text:p text:style-name="Unicode-Value">12fd</text:p>
          </table:table-cell>
          <table:table-cell table:style-name="Table14.H55" office:value-type="string">
            <text:p text:style-name="Unicode-Value">12fe</text:p>
          </table:table-cell>
          <table:table-cell table:style-name="Table14.I55" office:value-type="string">
            <text:p text:style-name="Unicode-Value">2d8d</text:p>
          </table:table-cell>
          <table:table-cell table:style-name="Table14.J55" office:value-type="string">
            <text:p text:style-name="Unicode-Value">12ff</text:p>
          </table:table-cell>
          <table:table-cell table:style-name="Table14.K55" office:value-type="string">
            <text:p text:style-name="Unicode-Value"/>
          </table:table-cell>
          <table:table-cell table:style-name="Table14.L55" office:value-type="string">
            <text:p text:style-name="Unicode-Value"/>
          </table:table-cell>
          <table:table-cell table:style-name="Table14.M55" office:value-type="string">
            <text:p text:style-name="Unicode-Value"/>
          </table:table-cell>
          <table:table-cell table:style-name="Table14.N55" office:value-type="string">
            <text:p text:style-name="Unicode-Value"/>
          </table:table-cell>
          <table:table-cell table:style-name="Table14.O55" office:value-type="string">
            <text:p text:style-name="Unicode-Value"/>
          </table:table-cell>
        </table:table-row>
        <text:soft-page-break/>
        <table:table-row table:style-name="Table14.1">
          <table:table-cell table:style-name="Table14.A2" office:value-type="string">
            <text:p text:style-name="Input-Character">j</text:p>
          </table:table-cell>
          <table:table-cell table:style-name="Table14.B56" office:value-type="string">
            <text:p text:style-name="Unicode-Character">ጀ</text:p>
          </table:table-cell>
          <table:table-cell table:style-name="Table14.C56" office:value-type="string">
            <text:p text:style-name="Unicode-Character">ጁ</text:p>
          </table:table-cell>
          <table:table-cell table:style-name="Table14.D56" office:value-type="string">
            <text:p text:style-name="Unicode-Character">ጂ</text:p>
          </table:table-cell>
          <table:table-cell table:style-name="Table14.E56" office:value-type="string">
            <text:p text:style-name="Unicode-Character">ጃ</text:p>
          </table:table-cell>
          <table:table-cell table:style-name="Table14.F56" office:value-type="string">
            <text:p text:style-name="Unicode-Character">ጄ</text:p>
          </table:table-cell>
          <table:table-cell table:style-name="Table14.G56" office:value-type="string">
            <text:p text:style-name="Unicode-Character">ጅ</text:p>
          </table:table-cell>
          <table:table-cell table:style-name="Table14.H56" office:value-type="string">
            <text:p text:style-name="Unicode-Character">ጆ</text:p>
          </table:table-cell>
          <table:table-cell table:style-name="Table14.I56" office:value-type="string">
            <text:p text:style-name="Unicode-Character">ⶎ</text:p>
          </table:table-cell>
          <table:table-cell table:style-name="Table14.J56" office:value-type="string">
            <text:p text:style-name="Unicode-Character">ጇ</text:p>
          </table:table-cell>
          <table:table-cell table:style-name="Table14.K56" office:value-type="string">
            <text:p text:style-name="Unicode-Character"/>
          </table:table-cell>
          <table:table-cell table:style-name="Table14.L56" office:value-type="string">
            <text:p text:style-name="Unicode-Character"/>
          </table:table-cell>
          <table:table-cell table:style-name="Table14.M56" office:value-type="string">
            <text:p text:style-name="Unicode-Character"/>
          </table:table-cell>
          <table:table-cell table:style-name="Table14.N56" office:value-type="string">
            <text:p text:style-name="Unicode-Character"/>
          </table:table-cell>
          <table:table-cell table:style-name="Table14.O56" office:value-type="string">
            <text:p text:style-name="Unicode-Character"/>
          </table:table-cell>
        </table:table-row>
        <table:table-row table:style-name="Table14.1">
          <table:table-cell table:style-name="Table14.A3" office:value-type="string">
            <text:p text:style-name="Unicode-Value"/>
          </table:table-cell>
          <table:table-cell table:style-name="Table14.B57" office:value-type="string">
            <text:p text:style-name="Unicode-Value">1300</text:p>
          </table:table-cell>
          <table:table-cell table:style-name="Table14.C57" office:value-type="string">
            <text:p text:style-name="Unicode-Value">1301</text:p>
          </table:table-cell>
          <table:table-cell table:style-name="Table14.D57" office:value-type="string">
            <text:p text:style-name="Unicode-Value">1302</text:p>
          </table:table-cell>
          <table:table-cell table:style-name="Table14.E57" office:value-type="string">
            <text:p text:style-name="Unicode-Value">1303</text:p>
          </table:table-cell>
          <table:table-cell table:style-name="Table14.F57" office:value-type="string">
            <text:p text:style-name="Unicode-Value">1304</text:p>
          </table:table-cell>
          <table:table-cell table:style-name="Table14.G57" office:value-type="string">
            <text:p text:style-name="Unicode-Value">1305</text:p>
          </table:table-cell>
          <table:table-cell table:style-name="Table14.H57" office:value-type="string">
            <text:p text:style-name="Unicode-Value">1306</text:p>
          </table:table-cell>
          <table:table-cell table:style-name="Table14.I57" office:value-type="string">
            <text:p text:style-name="Unicode-Value">2d8e</text:p>
          </table:table-cell>
          <table:table-cell table:style-name="Table14.J57" office:value-type="string">
            <text:p text:style-name="Unicode-Value">1307</text:p>
          </table:table-cell>
          <table:table-cell table:style-name="Table14.K57" office:value-type="string">
            <text:p text:style-name="Unicode-Value"/>
          </table:table-cell>
          <table:table-cell table:style-name="Table14.L57" office:value-type="string">
            <text:p text:style-name="Unicode-Value"/>
          </table:table-cell>
          <table:table-cell table:style-name="Table14.M57" office:value-type="string">
            <text:p text:style-name="Unicode-Value"/>
          </table:table-cell>
          <table:table-cell table:style-name="Table14.N57" office:value-type="string">
            <text:p text:style-name="Unicode-Value"/>
          </table:table-cell>
          <table:table-cell table:style-name="Table14.O57" office:value-type="string">
            <text:p text:style-name="Unicode-Value"/>
          </table:table-cell>
        </table:table-row>
        <table:table-row table:style-name="Table14.1">
          <table:table-cell table:style-name="Table14.A2" office:value-type="string">
            <text:p text:style-name="Input-Character">g</text:p>
          </table:table-cell>
          <table:table-cell table:style-name="Table14.B58" office:value-type="string">
            <text:p text:style-name="Unicode-Character">ገ</text:p>
          </table:table-cell>
          <table:table-cell table:style-name="Table14.C58" office:value-type="string">
            <text:p text:style-name="Unicode-Character">ጉ</text:p>
          </table:table-cell>
          <table:table-cell table:style-name="Table14.D58" office:value-type="string">
            <text:p text:style-name="Unicode-Character">ጊ</text:p>
          </table:table-cell>
          <table:table-cell table:style-name="Table14.E58" office:value-type="string">
            <text:p text:style-name="Unicode-Character">ጋ</text:p>
          </table:table-cell>
          <table:table-cell table:style-name="Table14.F58" office:value-type="string">
            <text:p text:style-name="Unicode-Character">ጌ</text:p>
          </table:table-cell>
          <table:table-cell table:style-name="Table14.G58" office:value-type="string">
            <text:p text:style-name="Unicode-Character">ግ</text:p>
          </table:table-cell>
          <table:table-cell table:style-name="Table14.H58" office:value-type="string">
            <text:p text:style-name="Unicode-Character">ጎ</text:p>
          </table:table-cell>
          <table:table-cell table:style-name="Table14.I58" office:value-type="string">
            <text:p text:style-name="Unicode-Character">ጏ</text:p>
          </table:table-cell>
          <table:table-cell table:style-name="Table14.J58" office:value-type="string">
            <text:p text:style-name="Unicode-Character">ጓ</text:p>
          </table:table-cell>
          <table:table-cell table:style-name="Table14.K58" office:value-type="string">
            <text:p text:style-name="Unicode-Character">ጕ</text:p>
          </table:table-cell>
          <table:table-cell table:style-name="Table14.L58" office:value-type="string">
            <text:p text:style-name="Unicode-Character">ጒ</text:p>
          </table:table-cell>
          <table:table-cell table:style-name="Table14.M58" office:value-type="string">
            <text:p text:style-name="Unicode-Character">ጔ</text:p>
          </table:table-cell>
          <table:table-cell table:style-name="Table14.N58" office:value-type="string">
            <text:p text:style-name="Unicode-Character">ጐ</text:p>
          </table:table-cell>
          <table:table-cell table:style-name="Table14.O58" office:value-type="string">
            <text:p text:style-name="Unicode-Character"/>
          </table:table-cell>
        </table:table-row>
        <table:table-row table:style-name="Table14.1">
          <table:table-cell table:style-name="Table14.A3" office:value-type="string">
            <text:p text:style-name="Unicode-Value"/>
          </table:table-cell>
          <table:table-cell table:style-name="Table14.B59" office:value-type="string">
            <text:p text:style-name="Unicode-Value">1308</text:p>
          </table:table-cell>
          <table:table-cell table:style-name="Table14.C59" office:value-type="string">
            <text:p text:style-name="Unicode-Value">1309</text:p>
          </table:table-cell>
          <table:table-cell table:style-name="Table14.D59" office:value-type="string">
            <text:p text:style-name="Unicode-Value">130a</text:p>
          </table:table-cell>
          <table:table-cell table:style-name="Table14.E59" office:value-type="string">
            <text:p text:style-name="Unicode-Value">130b</text:p>
          </table:table-cell>
          <table:table-cell table:style-name="Table14.F59" office:value-type="string">
            <text:p text:style-name="Unicode-Value">130c</text:p>
          </table:table-cell>
          <table:table-cell table:style-name="Table14.G59" office:value-type="string">
            <text:p text:style-name="Unicode-Value">130d</text:p>
          </table:table-cell>
          <table:table-cell table:style-name="Table14.H59" office:value-type="string">
            <text:p text:style-name="Unicode-Value">130e</text:p>
          </table:table-cell>
          <table:table-cell table:style-name="Table14.I59" office:value-type="string">
            <text:p text:style-name="Unicode-Value">130f</text:p>
          </table:table-cell>
          <table:table-cell table:style-name="Table14.J59" office:value-type="string">
            <text:p text:style-name="Unicode-Value">1313</text:p>
          </table:table-cell>
          <table:table-cell table:style-name="Table14.K59" office:value-type="string">
            <text:p text:style-name="Unicode-Value">1315</text:p>
          </table:table-cell>
          <table:table-cell table:style-name="Table14.L59" office:value-type="string">
            <text:p text:style-name="Unicode-Value">1312</text:p>
          </table:table-cell>
          <table:table-cell table:style-name="Table14.M59" office:value-type="string">
            <text:p text:style-name="Unicode-Value">1314</text:p>
          </table:table-cell>
          <table:table-cell table:style-name="Table14.N59" office:value-type="string">
            <text:p text:style-name="Unicode-Value">1310</text:p>
          </table:table-cell>
          <table:table-cell table:style-name="Table14.O59" office:value-type="string">
            <text:p text:style-name="Unicode-Value"/>
          </table:table-cell>
        </table:table-row>
        <table:table-row table:style-name="Table14.1">
          <table:table-cell table:style-name="Table14.A2" office:value-type="string">
            <text:p text:style-name="Input-Character">G</text:p>
          </table:table-cell>
          <table:table-cell table:style-name="Table14.B60" office:value-type="string">
            <text:p text:style-name="Unicode-Character">ጘ</text:p>
          </table:table-cell>
          <table:table-cell table:style-name="Table14.C60" office:value-type="string">
            <text:p text:style-name="Unicode-Character">ጙ</text:p>
          </table:table-cell>
          <table:table-cell table:style-name="Table14.D60" office:value-type="string">
            <text:p text:style-name="Unicode-Character">ጚ</text:p>
          </table:table-cell>
          <table:table-cell table:style-name="Table14.E60" office:value-type="string">
            <text:p text:style-name="Unicode-Character">ጛ</text:p>
          </table:table-cell>
          <table:table-cell table:style-name="Table14.F60" office:value-type="string">
            <text:p text:style-name="Unicode-Character">ጜ</text:p>
          </table:table-cell>
          <table:table-cell table:style-name="Table14.G60" office:value-type="string">
            <text:p text:style-name="Unicode-Character">ጝ</text:p>
          </table:table-cell>
          <table:table-cell table:style-name="Table14.H60" office:value-type="string">
            <text:p text:style-name="Unicode-Character">ጞ</text:p>
          </table:table-cell>
          <table:table-cell table:style-name="Table14.I60" office:value-type="string">
            <text:p text:style-name="Unicode-Character"/>
          </table:table-cell>
          <table:table-cell table:style-name="Table14.J60" office:value-type="string">
            <text:p text:style-name="Unicode-Character">ጟ</text:p>
          </table:table-cell>
          <table:table-cell table:style-name="Table14.K60" office:value-type="string">
            <text:p text:style-name="Unicode-Character">ⶖ</text:p>
          </table:table-cell>
          <table:table-cell table:style-name="Table14.L60" office:value-type="string">
            <text:p text:style-name="Unicode-Character">ⶔ</text:p>
          </table:table-cell>
          <table:table-cell table:style-name="Table14.M60" office:value-type="string">
            <text:p text:style-name="Unicode-Character">ⶕ</text:p>
          </table:table-cell>
          <table:table-cell table:style-name="Table14.N60" office:value-type="string">
            <text:p text:style-name="Unicode-Character">ⶓ</text:p>
          </table:table-cell>
          <table:table-cell table:style-name="Table14.O60" office:value-type="string">
            <text:p text:style-name="Unicode-Character"/>
          </table:table-cell>
        </table:table-row>
        <table:table-row table:style-name="Table14.1">
          <table:table-cell table:style-name="Table14.A3" office:value-type="string">
            <text:p text:style-name="Unicode-Value"/>
          </table:table-cell>
          <table:table-cell table:style-name="Table14.B61" office:value-type="string">
            <text:p text:style-name="Unicode-Value">1318</text:p>
          </table:table-cell>
          <table:table-cell table:style-name="Table14.C61" office:value-type="string">
            <text:p text:style-name="Unicode-Value">1319</text:p>
          </table:table-cell>
          <table:table-cell table:style-name="Table14.D61" office:value-type="string">
            <text:p text:style-name="Unicode-Value">131a</text:p>
          </table:table-cell>
          <table:table-cell table:style-name="Table14.E61" office:value-type="string">
            <text:p text:style-name="Unicode-Value">131b</text:p>
          </table:table-cell>
          <table:table-cell table:style-name="Table14.F61" office:value-type="string">
            <text:p text:style-name="Unicode-Value">131c</text:p>
          </table:table-cell>
          <table:table-cell table:style-name="Table14.G61" office:value-type="string">
            <text:p text:style-name="Unicode-Value">131d</text:p>
          </table:table-cell>
          <table:table-cell table:style-name="Table14.H61" office:value-type="string">
            <text:p text:style-name="Unicode-Value">131e</text:p>
          </table:table-cell>
          <table:table-cell table:style-name="Table14.I61" office:value-type="string">
            <text:p text:style-name="Unicode-Value"/>
          </table:table-cell>
          <table:table-cell table:style-name="Table14.J61" office:value-type="string">
            <text:p text:style-name="Unicode-Value">131f</text:p>
          </table:table-cell>
          <table:table-cell table:style-name="Table14.K61" office:value-type="string">
            <text:p text:style-name="Unicode-Value">2d96</text:p>
          </table:table-cell>
          <table:table-cell table:style-name="Table14.L61" office:value-type="string">
            <text:p text:style-name="Unicode-Value">2d94</text:p>
          </table:table-cell>
          <table:table-cell table:style-name="Table14.M61" office:value-type="string">
            <text:p text:style-name="Unicode-Value">2d95</text:p>
          </table:table-cell>
          <table:table-cell table:style-name="Table14.N61" office:value-type="string">
            <text:p text:style-name="Unicode-Value">2d93</text:p>
          </table:table-cell>
          <table:table-cell table:style-name="Table14.O61" office:value-type="string">
            <text:p text:style-name="Unicode-Value"/>
          </table:table-cell>
        </table:table-row>
        <table:table-row table:style-name="Table14.1">
          <table:table-cell table:style-name="Table14.A2" office:value-type="string">
            <text:p text:style-name="Input-Character">T</text:p>
          </table:table-cell>
          <table:table-cell table:style-name="Table14.B62" office:value-type="string">
            <text:p text:style-name="Unicode-Character">ጠ</text:p>
          </table:table-cell>
          <table:table-cell table:style-name="Table14.C62" office:value-type="string">
            <text:p text:style-name="Unicode-Character">ጡ</text:p>
          </table:table-cell>
          <table:table-cell table:style-name="Table14.D62" office:value-type="string">
            <text:p text:style-name="Unicode-Character">ጢ</text:p>
          </table:table-cell>
          <table:table-cell table:style-name="Table14.E62" office:value-type="string">
            <text:p text:style-name="Unicode-Character">ጣ</text:p>
          </table:table-cell>
          <table:table-cell table:style-name="Table14.F62" office:value-type="string">
            <text:p text:style-name="Unicode-Character">ጤ</text:p>
          </table:table-cell>
          <table:table-cell table:style-name="Table14.G62" office:value-type="string">
            <text:p text:style-name="Unicode-Character">ጥ</text:p>
          </table:table-cell>
          <table:table-cell table:style-name="Table14.H62" office:value-type="string">
            <text:p text:style-name="Unicode-Character">ጦ</text:p>
          </table:table-cell>
          <table:table-cell table:style-name="Table14.I62" office:value-type="string">
            <text:p text:style-name="Unicode-Character">ⶏ</text:p>
          </table:table-cell>
          <table:table-cell table:style-name="Table14.J62" office:value-type="string">
            <text:p text:style-name="Unicode-Character">ጧ</text:p>
          </table:table-cell>
          <table:table-cell table:style-name="Table14.K62" office:value-type="string">
            <text:p text:style-name="Unicode-Character"/>
          </table:table-cell>
          <table:table-cell table:style-name="Table14.L62" office:value-type="string">
            <text:p text:style-name="Unicode-Character"/>
          </table:table-cell>
          <table:table-cell table:style-name="Table14.M62" office:value-type="string">
            <text:p text:style-name="Unicode-Character"/>
          </table:table-cell>
          <table:table-cell table:style-name="Table14.N62" office:value-type="string">
            <text:p text:style-name="Unicode-Character"/>
          </table:table-cell>
          <table:table-cell table:style-name="Table14.O62" office:value-type="string">
            <text:p text:style-name="Unicode-Character"/>
          </table:table-cell>
        </table:table-row>
        <table:table-row table:style-name="Table14.1">
          <table:table-cell table:style-name="Table14.A3" office:value-type="string">
            <text:p text:style-name="Unicode-Value"/>
          </table:table-cell>
          <table:table-cell table:style-name="Table14.B63" office:value-type="string">
            <text:p text:style-name="Unicode-Value">1320</text:p>
          </table:table-cell>
          <table:table-cell table:style-name="Table14.C63" office:value-type="string">
            <text:p text:style-name="Unicode-Value">1321</text:p>
          </table:table-cell>
          <table:table-cell table:style-name="Table14.D63" office:value-type="string">
            <text:p text:style-name="Unicode-Value">1322</text:p>
          </table:table-cell>
          <table:table-cell table:style-name="Table14.E63" office:value-type="string">
            <text:p text:style-name="Unicode-Value">1323</text:p>
          </table:table-cell>
          <table:table-cell table:style-name="Table14.F63" office:value-type="string">
            <text:p text:style-name="Unicode-Value">1324</text:p>
          </table:table-cell>
          <table:table-cell table:style-name="Table14.G63" office:value-type="string">
            <text:p text:style-name="Unicode-Value">1325</text:p>
          </table:table-cell>
          <table:table-cell table:style-name="Table14.H63" office:value-type="string">
            <text:p text:style-name="Unicode-Value">1326</text:p>
          </table:table-cell>
          <table:table-cell table:style-name="Table14.I63" office:value-type="string">
            <text:p text:style-name="Unicode-Value">2d8f</text:p>
          </table:table-cell>
          <table:table-cell table:style-name="Table14.J63" office:value-type="string">
            <text:p text:style-name="Unicode-Value">1327</text:p>
          </table:table-cell>
          <table:table-cell table:style-name="Table14.K63" office:value-type="string">
            <text:p text:style-name="Unicode-Value"/>
          </table:table-cell>
          <table:table-cell table:style-name="Table14.L63" office:value-type="string">
            <text:p text:style-name="Unicode-Value"/>
          </table:table-cell>
          <table:table-cell table:style-name="Table14.M63" office:value-type="string">
            <text:p text:style-name="Unicode-Value"/>
          </table:table-cell>
          <table:table-cell table:style-name="Table14.N63" office:value-type="string">
            <text:p text:style-name="Unicode-Value"/>
          </table:table-cell>
          <table:table-cell table:style-name="Table14.O63" office:value-type="string">
            <text:p text:style-name="Unicode-Value"/>
          </table:table-cell>
        </table:table-row>
        <table:table-row table:style-name="Table14.1">
          <table:table-cell table:style-name="Table14.A2" office:value-type="string">
            <text:p text:style-name="Input-Character">C</text:p>
          </table:table-cell>
          <table:table-cell table:style-name="Table14.B64" office:value-type="string">
            <text:p text:style-name="Unicode-Character">ጨ</text:p>
          </table:table-cell>
          <table:table-cell table:style-name="Table14.C64" office:value-type="string">
            <text:p text:style-name="Unicode-Character">ጩ</text:p>
          </table:table-cell>
          <table:table-cell table:style-name="Table14.D64" office:value-type="string">
            <text:p text:style-name="Unicode-Character">ጪ</text:p>
          </table:table-cell>
          <table:table-cell table:style-name="Table14.E64" office:value-type="string">
            <text:p text:style-name="Unicode-Character">ጫ</text:p>
          </table:table-cell>
          <table:table-cell table:style-name="Table14.F64" office:value-type="string">
            <text:p text:style-name="Unicode-Character">ጬ</text:p>
          </table:table-cell>
          <table:table-cell table:style-name="Table14.G64" office:value-type="string">
            <text:p text:style-name="Unicode-Character">ጭ</text:p>
          </table:table-cell>
          <table:table-cell table:style-name="Table14.H64" office:value-type="string">
            <text:p text:style-name="Unicode-Character">ጮ</text:p>
          </table:table-cell>
          <table:table-cell table:style-name="Table14.I64" office:value-type="string">
            <text:p text:style-name="Unicode-Character">ⶐ</text:p>
          </table:table-cell>
          <table:table-cell table:style-name="Table14.J64" office:value-type="string">
            <text:p text:style-name="Unicode-Character">ጯ</text:p>
          </table:table-cell>
          <table:table-cell table:style-name="Table14.K64" office:value-type="string">
            <text:p text:style-name="Unicode-Character"/>
          </table:table-cell>
          <table:table-cell table:style-name="Table14.L64" office:value-type="string">
            <text:p text:style-name="Unicode-Character"/>
          </table:table-cell>
          <table:table-cell table:style-name="Table14.M64" office:value-type="string">
            <text:p text:style-name="Unicode-Character"/>
          </table:table-cell>
          <table:table-cell table:style-name="Table14.N64" office:value-type="string">
            <text:p text:style-name="Unicode-Character"/>
          </table:table-cell>
          <table:table-cell table:style-name="Table14.O64" office:value-type="string">
            <text:p text:style-name="Unicode-Character"/>
          </table:table-cell>
        </table:table-row>
        <table:table-row table:style-name="Table14.1">
          <table:table-cell table:style-name="Table14.A3" office:value-type="string">
            <text:p text:style-name="Unicode-Value"/>
          </table:table-cell>
          <table:table-cell table:style-name="Table14.B65" office:value-type="string">
            <text:p text:style-name="Unicode-Value">1328</text:p>
          </table:table-cell>
          <table:table-cell table:style-name="Table14.C65" office:value-type="string">
            <text:p text:style-name="Unicode-Value">1329</text:p>
          </table:table-cell>
          <table:table-cell table:style-name="Table14.D65" office:value-type="string">
            <text:p text:style-name="Unicode-Value">132a</text:p>
          </table:table-cell>
          <table:table-cell table:style-name="Table14.E65" office:value-type="string">
            <text:p text:style-name="Unicode-Value">132b</text:p>
          </table:table-cell>
          <table:table-cell table:style-name="Table14.F65" office:value-type="string">
            <text:p text:style-name="Unicode-Value">132c</text:p>
          </table:table-cell>
          <table:table-cell table:style-name="Table14.G65" office:value-type="string">
            <text:p text:style-name="Unicode-Value">132d</text:p>
          </table:table-cell>
          <table:table-cell table:style-name="Table14.H65" office:value-type="string">
            <text:p text:style-name="Unicode-Value">132e</text:p>
          </table:table-cell>
          <table:table-cell table:style-name="Table14.I65" office:value-type="string">
            <text:p text:style-name="Unicode-Value">2d90</text:p>
          </table:table-cell>
          <table:table-cell table:style-name="Table14.J65" office:value-type="string">
            <text:p text:style-name="Unicode-Value">132f</text:p>
          </table:table-cell>
          <table:table-cell table:style-name="Table14.K65" office:value-type="string">
            <text:p text:style-name="Unicode-Value"/>
          </table:table-cell>
          <table:table-cell table:style-name="Table14.L65" office:value-type="string">
            <text:p text:style-name="Unicode-Value"/>
          </table:table-cell>
          <table:table-cell table:style-name="Table14.M65" office:value-type="string">
            <text:p text:style-name="Unicode-Value"/>
          </table:table-cell>
          <table:table-cell table:style-name="Table14.N65" office:value-type="string">
            <text:p text:style-name="Unicode-Value"/>
          </table:table-cell>
          <table:table-cell table:style-name="Table14.O65" office:value-type="string">
            <text:p text:style-name="Unicode-Value"/>
          </table:table-cell>
        </table:table-row>
        <table:table-row table:style-name="Table14.1">
          <table:table-cell table:style-name="Table14.A2" office:value-type="string">
            <text:p text:style-name="Input-Character">P</text:p>
          </table:table-cell>
          <table:table-cell table:style-name="Table14.B66" office:value-type="string">
            <text:p text:style-name="Unicode-Character">ጰ</text:p>
          </table:table-cell>
          <table:table-cell table:style-name="Table14.C66" office:value-type="string">
            <text:p text:style-name="Unicode-Character">ጱ</text:p>
          </table:table-cell>
          <table:table-cell table:style-name="Table14.D66" office:value-type="string">
            <text:p text:style-name="Unicode-Character">ጲ</text:p>
          </table:table-cell>
          <table:table-cell table:style-name="Table14.E66" office:value-type="string">
            <text:p text:style-name="Unicode-Character">ጳ</text:p>
          </table:table-cell>
          <table:table-cell table:style-name="Table14.F66" office:value-type="string">
            <text:p text:style-name="Unicode-Character">ጴ</text:p>
          </table:table-cell>
          <table:table-cell table:style-name="Table14.G66" office:value-type="string">
            <text:p text:style-name="Unicode-Character">ጵ</text:p>
          </table:table-cell>
          <table:table-cell table:style-name="Table14.H66" office:value-type="string">
            <text:p text:style-name="Unicode-Character">ጶ</text:p>
          </table:table-cell>
          <table:table-cell table:style-name="Table14.I66" office:value-type="string">
            <text:p text:style-name="Unicode-Character">ⶑ</text:p>
          </table:table-cell>
          <table:table-cell table:style-name="Table14.J66" office:value-type="string">
            <text:p text:style-name="Unicode-Character">ጷ</text:p>
          </table:table-cell>
          <table:table-cell table:style-name="Table14.K66" office:value-type="string">
            <text:p text:style-name="Unicode-Character"/>
          </table:table-cell>
          <table:table-cell table:style-name="Table14.L66" office:value-type="string">
            <text:p text:style-name="Unicode-Character"/>
          </table:table-cell>
          <table:table-cell table:style-name="Table14.M66" office:value-type="string">
            <text:p text:style-name="Unicode-Character"/>
          </table:table-cell>
          <table:table-cell table:style-name="Table14.N66" office:value-type="string">
            <text:p text:style-name="Unicode-Character"/>
          </table:table-cell>
          <table:table-cell table:style-name="Table14.O66" office:value-type="string">
            <text:p text:style-name="Unicode-Character"/>
          </table:table-cell>
        </table:table-row>
        <table:table-row table:style-name="Table14.1">
          <table:table-cell table:style-name="Table14.A3" office:value-type="string">
            <text:p text:style-name="Unicode-Value"/>
          </table:table-cell>
          <table:table-cell table:style-name="Table14.B67" office:value-type="string">
            <text:p text:style-name="Unicode-Value">1330</text:p>
          </table:table-cell>
          <table:table-cell table:style-name="Table14.C67" office:value-type="string">
            <text:p text:style-name="Unicode-Value">1331</text:p>
          </table:table-cell>
          <table:table-cell table:style-name="Table14.D67" office:value-type="string">
            <text:p text:style-name="Unicode-Value">1332</text:p>
          </table:table-cell>
          <table:table-cell table:style-name="Table14.E67" office:value-type="string">
            <text:p text:style-name="Unicode-Value">1333</text:p>
          </table:table-cell>
          <table:table-cell table:style-name="Table14.F67" office:value-type="string">
            <text:p text:style-name="Unicode-Value">1334</text:p>
          </table:table-cell>
          <table:table-cell table:style-name="Table14.G67" office:value-type="string">
            <text:p text:style-name="Unicode-Value">1335</text:p>
          </table:table-cell>
          <table:table-cell table:style-name="Table14.H67" office:value-type="string">
            <text:p text:style-name="Unicode-Value">1336</text:p>
          </table:table-cell>
          <table:table-cell table:style-name="Table14.I67" office:value-type="string">
            <text:p text:style-name="Unicode-Value">2d91</text:p>
          </table:table-cell>
          <table:table-cell table:style-name="Table14.J67" office:value-type="string">
            <text:p text:style-name="Unicode-Value">1337</text:p>
          </table:table-cell>
          <table:table-cell table:style-name="Table14.K67" office:value-type="string">
            <text:p text:style-name="Unicode-Value"/>
          </table:table-cell>
          <table:table-cell table:style-name="Table14.L67" office:value-type="string">
            <text:p text:style-name="Unicode-Value"/>
          </table:table-cell>
          <table:table-cell table:style-name="Table14.M67" office:value-type="string">
            <text:p text:style-name="Unicode-Value"/>
          </table:table-cell>
          <table:table-cell table:style-name="Table14.N67" office:value-type="string">
            <text:p text:style-name="Unicode-Value"/>
          </table:table-cell>
          <table:table-cell table:style-name="Table14.O67" office:value-type="string">
            <text:p text:style-name="Unicode-Value"/>
          </table:table-cell>
        </table:table-row>
        <table:table-row table:style-name="Table14.1">
          <table:table-cell table:style-name="Table14.A2" office:value-type="string">
            <text:p text:style-name="P11">t [ <text:span text:style-name="T16">or</text:span><text:span text:style-name="T7"> F</text:span></text:p>
          </table:table-cell>
          <table:table-cell table:style-name="Table14.B68" office:value-type="string">
            <text:p text:style-name="Unicode-Character">ጸ</text:p>
          </table:table-cell>
          <table:table-cell table:style-name="Table14.C68" office:value-type="string">
            <text:p text:style-name="Unicode-Character">ጹ</text:p>
          </table:table-cell>
          <table:table-cell table:style-name="Table14.D68" office:value-type="string">
            <text:p text:style-name="Unicode-Character">ጺ</text:p>
          </table:table-cell>
          <table:table-cell table:style-name="Table14.E68" office:value-type="string">
            <text:p text:style-name="Unicode-Character">ጻ</text:p>
          </table:table-cell>
          <table:table-cell table:style-name="Table14.F68" office:value-type="string">
            <text:p text:style-name="Unicode-Character">ጼ</text:p>
          </table:table-cell>
          <table:table-cell table:style-name="Table14.G68" office:value-type="string">
            <text:p text:style-name="Unicode-Character">ጽ</text:p>
          </table:table-cell>
          <table:table-cell table:style-name="Table14.H68" office:value-type="string">
            <text:p text:style-name="Unicode-Character">ጾ</text:p>
          </table:table-cell>
          <table:table-cell table:style-name="Table14.I68" office:value-type="string">
            <text:p text:style-name="Unicode-Character"/>
          </table:table-cell>
          <table:table-cell table:style-name="Table14.J68" office:value-type="string">
            <text:p text:style-name="Unicode-Character">ጿ</text:p>
          </table:table-cell>
          <table:table-cell table:style-name="Table14.K68" office:value-type="string">
            <text:p text:style-name="Unicode-Character"/>
          </table:table-cell>
          <table:table-cell table:style-name="Table14.L68" office:value-type="string">
            <text:p text:style-name="Unicode-Character"/>
          </table:table-cell>
          <table:table-cell table:style-name="Table14.M68" office:value-type="string">
            <text:p text:style-name="Unicode-Character"/>
          </table:table-cell>
          <table:table-cell table:style-name="Table14.N68" office:value-type="string">
            <text:p text:style-name="Unicode-Character"/>
          </table:table-cell>
          <table:table-cell table:style-name="Table14.O68" office:value-type="string">
            <text:p text:style-name="Unicode-Character"/>
          </table:table-cell>
        </table:table-row>
        <table:table-row table:style-name="Table14.1">
          <table:table-cell table:style-name="Table14.A3" office:value-type="string">
            <text:p text:style-name="Unicode-Value"/>
          </table:table-cell>
          <table:table-cell table:style-name="Table14.B69" office:value-type="string">
            <text:p text:style-name="Unicode-Value">1338</text:p>
          </table:table-cell>
          <table:table-cell table:style-name="Table14.C69" office:value-type="string">
            <text:p text:style-name="Unicode-Value">1339</text:p>
          </table:table-cell>
          <table:table-cell table:style-name="Table14.D69" office:value-type="string">
            <text:p text:style-name="Unicode-Value">133a</text:p>
          </table:table-cell>
          <table:table-cell table:style-name="Table14.E69" office:value-type="string">
            <text:p text:style-name="Unicode-Value">133b</text:p>
          </table:table-cell>
          <table:table-cell table:style-name="Table14.F69" office:value-type="string">
            <text:p text:style-name="Unicode-Value">133c</text:p>
          </table:table-cell>
          <table:table-cell table:style-name="Table14.G69" office:value-type="string">
            <text:p text:style-name="Unicode-Value">133d</text:p>
          </table:table-cell>
          <table:table-cell table:style-name="Table14.H69" office:value-type="string">
            <text:p text:style-name="Unicode-Value">133e</text:p>
          </table:table-cell>
          <table:table-cell table:style-name="Table14.I69" office:value-type="string">
            <text:p text:style-name="Unicode-Value"/>
          </table:table-cell>
          <table:table-cell table:style-name="Table14.J69" office:value-type="string">
            <text:p text:style-name="Unicode-Value">133f</text:p>
          </table:table-cell>
          <table:table-cell table:style-name="Table14.K69" office:value-type="string">
            <text:p text:style-name="Unicode-Value"/>
          </table:table-cell>
          <table:table-cell table:style-name="Table14.L69" office:value-type="string">
            <text:p text:style-name="Unicode-Value"/>
          </table:table-cell>
          <table:table-cell table:style-name="Table14.M69" office:value-type="string">
            <text:p text:style-name="Unicode-Value"/>
          </table:table-cell>
          <table:table-cell table:style-name="Table14.N69" office:value-type="string">
            <text:p text:style-name="Unicode-Value"/>
          </table:table-cell>
          <table:table-cell table:style-name="Table14.O69" office:value-type="string">
            <text:p text:style-name="Unicode-Value"/>
          </table:table-cell>
        </table:table-row>
        <table:table-row table:style-name="Table14.1">
          <table:table-cell table:style-name="Table14.A2" office:value-type="string">
            <text:p text:style-name="P11">T [ <text:span text:style-name="T16">or</text:span><text:span text:style-name="T7"> V</text:span></text:p>
          </table:table-cell>
          <table:table-cell table:style-name="Table14.B70" office:value-type="string">
            <text:p text:style-name="Unicode-Character">ፀ</text:p>
          </table:table-cell>
          <table:table-cell table:style-name="Table14.C70" office:value-type="string">
            <text:p text:style-name="Unicode-Character">ፁ</text:p>
          </table:table-cell>
          <table:table-cell table:style-name="Table14.D70" office:value-type="string">
            <text:p text:style-name="Unicode-Character">ፂ</text:p>
          </table:table-cell>
          <table:table-cell table:style-name="Table14.E70" office:value-type="string">
            <text:p text:style-name="Unicode-Character">ፃ</text:p>
          </table:table-cell>
          <table:table-cell table:style-name="Table14.F70" office:value-type="string">
            <text:p text:style-name="Unicode-Character">ፄ</text:p>
          </table:table-cell>
          <table:table-cell table:style-name="Table14.G70" office:value-type="string">
            <text:p text:style-name="Unicode-Character">ፅ</text:p>
          </table:table-cell>
          <table:table-cell table:style-name="Table14.H70" office:value-type="string">
            <text:p text:style-name="Unicode-Character">ፆ</text:p>
          </table:table-cell>
          <table:table-cell table:style-name="Table14.I70" office:value-type="string">
            <text:p text:style-name="Unicode-Character">ፇ</text:p>
          </table:table-cell>
          <table:table-cell table:style-name="Table14.J70" office:value-type="string">
            <text:p text:style-name="Unicode-Character"/>
          </table:table-cell>
          <table:table-cell table:style-name="Table14.K70" office:value-type="string">
            <text:p text:style-name="Unicode-Character"/>
          </table:table-cell>
          <table:table-cell table:style-name="Table14.L70" office:value-type="string">
            <text:p text:style-name="Unicode-Character"/>
          </table:table-cell>
          <table:table-cell table:style-name="Table14.M70" office:value-type="string">
            <text:p text:style-name="Unicode-Character"/>
          </table:table-cell>
          <table:table-cell table:style-name="Table14.N70" office:value-type="string">
            <text:p text:style-name="Unicode-Character"/>
          </table:table-cell>
          <table:table-cell table:style-name="Table14.O70" office:value-type="string">
            <text:p text:style-name="Unicode-Character"/>
          </table:table-cell>
        </table:table-row>
        <table:table-row table:style-name="Table14.1">
          <table:table-cell table:style-name="Table14.A3" office:value-type="string">
            <text:p text:style-name="Unicode-Value"/>
          </table:table-cell>
          <table:table-cell table:style-name="Table14.B71" office:value-type="string">
            <text:p text:style-name="Unicode-Value">1340</text:p>
          </table:table-cell>
          <table:table-cell table:style-name="Table14.C71" office:value-type="string">
            <text:p text:style-name="Unicode-Value">1341</text:p>
          </table:table-cell>
          <table:table-cell table:style-name="Table14.D71" office:value-type="string">
            <text:p text:style-name="Unicode-Value">1342</text:p>
          </table:table-cell>
          <table:table-cell table:style-name="Table14.E71" office:value-type="string">
            <text:p text:style-name="Unicode-Value">1343</text:p>
          </table:table-cell>
          <table:table-cell table:style-name="Table14.F71" office:value-type="string">
            <text:p text:style-name="Unicode-Value">1344</text:p>
          </table:table-cell>
          <table:table-cell table:style-name="Table14.G71" office:value-type="string">
            <text:p text:style-name="Unicode-Value">1345</text:p>
          </table:table-cell>
          <table:table-cell table:style-name="Table14.H71" office:value-type="string">
            <text:p text:style-name="Unicode-Value">1346</text:p>
          </table:table-cell>
          <table:table-cell table:style-name="Table14.I71" office:value-type="string">
            <text:p text:style-name="Unicode-Value">1347</text:p>
          </table:table-cell>
          <table:table-cell table:style-name="Table14.J71" office:value-type="string">
            <text:p text:style-name="Unicode-Value"/>
          </table:table-cell>
          <table:table-cell table:style-name="Table14.K71" office:value-type="string">
            <text:p text:style-name="Unicode-Value"/>
          </table:table-cell>
          <table:table-cell table:style-name="Table14.L71" office:value-type="string">
            <text:p text:style-name="Unicode-Value"/>
          </table:table-cell>
          <table:table-cell table:style-name="Table14.M71" office:value-type="string">
            <text:p text:style-name="Unicode-Value"/>
          </table:table-cell>
          <table:table-cell table:style-name="Table14.N71" office:value-type="string">
            <text:p text:style-name="Unicode-Value"/>
          </table:table-cell>
          <table:table-cell table:style-name="Table14.O71" office:value-type="string">
            <text:p text:style-name="Unicode-Value"/>
          </table:table-cell>
        </table:table-row>
        <table:table-row table:style-name="Table14.1">
          <table:table-cell table:style-name="Table14.A2" office:value-type="string">
            <text:p text:style-name="Input-Character">f</text:p>
          </table:table-cell>
          <table:table-cell table:style-name="Table14.B72" office:value-type="string">
            <text:p text:style-name="Unicode-Character">ፈ</text:p>
          </table:table-cell>
          <table:table-cell table:style-name="Table14.C72" office:value-type="string">
            <text:p text:style-name="Unicode-Character">ፉ</text:p>
          </table:table-cell>
          <table:table-cell table:style-name="Table14.D72" office:value-type="string">
            <text:p text:style-name="Unicode-Character">ፊ</text:p>
          </table:table-cell>
          <table:table-cell table:style-name="Table14.E72" office:value-type="string">
            <text:p text:style-name="Unicode-Character">ፋ</text:p>
          </table:table-cell>
          <table:table-cell table:style-name="Table14.F72" office:value-type="string">
            <text:p text:style-name="Unicode-Character">ፌ</text:p>
          </table:table-cell>
          <table:table-cell table:style-name="Table14.G72" office:value-type="string">
            <text:p text:style-name="Unicode-Character">ፍ</text:p>
          </table:table-cell>
          <table:table-cell table:style-name="Table14.H72" office:value-type="string">
            <text:p text:style-name="Unicode-Character">ፎ</text:p>
          </table:table-cell>
          <table:table-cell table:style-name="Table14.I72" office:value-type="string">
            <text:p text:style-name="Unicode-Character"/>
          </table:table-cell>
          <table:table-cell table:style-name="Table14.J72" office:value-type="string">
            <text:p text:style-name="Unicode-Character">ፏ</text:p>
          </table:table-cell>
          <table:table-cell table:style-name="Table14.K72" office:value-type="string">
            <text:p text:style-name="Unicode-Character">ᎋ</text:p>
          </table:table-cell>
          <table:table-cell table:style-name="Table14.L72" office:value-type="string">
            <text:p text:style-name="Unicode-Character">ᎉ</text:p>
          </table:table-cell>
          <table:table-cell table:style-name="Table14.M72" office:value-type="string">
            <text:p text:style-name="Unicode-Character">ᎊ</text:p>
          </table:table-cell>
          <table:table-cell table:style-name="Table14.N72" office:value-type="string">
            <text:p text:style-name="Unicode-Character">ᎈ</text:p>
          </table:table-cell>
          <table:table-cell table:style-name="Table14.O72" office:value-type="string">
            <text:p text:style-name="Unicode-Character">ፚ</text:p>
          </table:table-cell>
        </table:table-row>
        <table:table-row table:style-name="Table14.1">
          <table:table-cell table:style-name="Table14.A3" office:value-type="string">
            <text:p text:style-name="Unicode-Value"/>
          </table:table-cell>
          <table:table-cell table:style-name="Table14.B73" office:value-type="string">
            <text:p text:style-name="Unicode-Value">1348</text:p>
          </table:table-cell>
          <table:table-cell table:style-name="Table14.C73" office:value-type="string">
            <text:p text:style-name="Unicode-Value">1349</text:p>
          </table:table-cell>
          <table:table-cell table:style-name="Table14.D73" office:value-type="string">
            <text:p text:style-name="Unicode-Value">134a</text:p>
          </table:table-cell>
          <table:table-cell table:style-name="Table14.E73" office:value-type="string">
            <text:p text:style-name="Unicode-Value">134b</text:p>
          </table:table-cell>
          <table:table-cell table:style-name="Table14.F73" office:value-type="string">
            <text:p text:style-name="Unicode-Value">134c</text:p>
          </table:table-cell>
          <table:table-cell table:style-name="Table14.G73" office:value-type="string">
            <text:p text:style-name="Unicode-Value">134d</text:p>
          </table:table-cell>
          <table:table-cell table:style-name="Table14.H73" office:value-type="string">
            <text:p text:style-name="Unicode-Value">134e</text:p>
          </table:table-cell>
          <table:table-cell table:style-name="Table14.I73" office:value-type="string">
            <text:p text:style-name="Unicode-Value"/>
          </table:table-cell>
          <table:table-cell table:style-name="Table14.J73" office:value-type="string">
            <text:p text:style-name="Unicode-Value">134f</text:p>
          </table:table-cell>
          <table:table-cell table:style-name="Table14.K73" office:value-type="string">
            <text:p text:style-name="Unicode-Value">138b</text:p>
          </table:table-cell>
          <table:table-cell table:style-name="Table14.L73" office:value-type="string">
            <text:p text:style-name="Unicode-Value">1389</text:p>
          </table:table-cell>
          <table:table-cell table:style-name="Table14.M73" office:value-type="string">
            <text:p text:style-name="Unicode-Value">138a</text:p>
          </table:table-cell>
          <table:table-cell table:style-name="Table14.N73" office:value-type="string">
            <text:p text:style-name="Unicode-Value">1388</text:p>
          </table:table-cell>
          <table:table-cell table:style-name="Table14.O73" office:value-type="string">
            <text:p text:style-name="Unicode-Value">135a</text:p>
          </table:table-cell>
        </table:table-row>
        <table:table-row table:style-name="Table14.1">
          <table:table-cell table:style-name="Table14.A2" office:value-type="string">
            <text:p text:style-name="Input-Character">p</text:p>
          </table:table-cell>
          <table:table-cell table:style-name="Table14.B74" office:value-type="string">
            <text:p text:style-name="Unicode-Character">ፐ</text:p>
          </table:table-cell>
          <table:table-cell table:style-name="Table14.C74" office:value-type="string">
            <text:p text:style-name="Unicode-Character">ፑ</text:p>
          </table:table-cell>
          <table:table-cell table:style-name="Table14.D74" office:value-type="string">
            <text:p text:style-name="Unicode-Character">ፒ</text:p>
          </table:table-cell>
          <table:table-cell table:style-name="Table14.E74" office:value-type="string">
            <text:p text:style-name="Unicode-Character">ፓ</text:p>
          </table:table-cell>
          <table:table-cell table:style-name="Table14.F74" office:value-type="string">
            <text:p text:style-name="Unicode-Character">ፔ</text:p>
          </table:table-cell>
          <table:table-cell table:style-name="Table14.G74" office:value-type="string">
            <text:p text:style-name="Unicode-Character">ፕ</text:p>
          </table:table-cell>
          <table:table-cell table:style-name="Table14.H74" office:value-type="string">
            <text:p text:style-name="Unicode-Character">ፖ</text:p>
          </table:table-cell>
          <table:table-cell table:style-name="Table14.I74" office:value-type="string">
            <text:p text:style-name="Unicode-Character">ⶒ</text:p>
          </table:table-cell>
          <table:table-cell table:style-name="Table14.J74" office:value-type="string">
            <text:p text:style-name="Unicode-Character">ፗ</text:p>
          </table:table-cell>
          <table:table-cell table:style-name="Table14.K74" office:value-type="string">
            <text:p text:style-name="Unicode-Character">ᎏ</text:p>
          </table:table-cell>
          <table:table-cell table:style-name="Table14.L74" office:value-type="string">
            <text:p text:style-name="Unicode-Character">ᎍ</text:p>
          </table:table-cell>
          <table:table-cell table:style-name="Table14.M74" office:value-type="string">
            <text:p text:style-name="Unicode-Character">ᎎ</text:p>
          </table:table-cell>
          <table:table-cell table:style-name="Table14.N74" office:value-type="string">
            <text:p text:style-name="Unicode-Character">ᎌ</text:p>
          </table:table-cell>
          <table:table-cell table:style-name="Table14.O74" office:value-type="string">
            <text:p text:style-name="Unicode-Character"/>
          </table:table-cell>
        </table:table-row>
        <table:table-row table:style-name="Table14.1">
          <table:table-cell table:style-name="Table14.A3" office:value-type="string">
            <text:p text:style-name="Unicode-Value"/>
          </table:table-cell>
          <table:table-cell table:style-name="Table14.B75" office:value-type="string">
            <text:p text:style-name="Unicode-Value">1350</text:p>
          </table:table-cell>
          <table:table-cell table:style-name="Table14.C75" office:value-type="string">
            <text:p text:style-name="Unicode-Value">1351</text:p>
          </table:table-cell>
          <table:table-cell table:style-name="Table14.D75" office:value-type="string">
            <text:p text:style-name="Unicode-Value">1352</text:p>
          </table:table-cell>
          <table:table-cell table:style-name="Table14.E75" office:value-type="string">
            <text:p text:style-name="Unicode-Value">1353</text:p>
          </table:table-cell>
          <table:table-cell table:style-name="Table14.F75" office:value-type="string">
            <text:p text:style-name="Unicode-Value">1354</text:p>
          </table:table-cell>
          <table:table-cell table:style-name="Table14.G75" office:value-type="string">
            <text:p text:style-name="Unicode-Value">1355</text:p>
          </table:table-cell>
          <table:table-cell table:style-name="Table14.H75" office:value-type="string">
            <text:p text:style-name="Unicode-Value">1356</text:p>
          </table:table-cell>
          <table:table-cell table:style-name="Table14.I75" office:value-type="string">
            <text:p text:style-name="Unicode-Value">2d92</text:p>
          </table:table-cell>
          <table:table-cell table:style-name="Table14.J75" office:value-type="string">
            <text:p text:style-name="Unicode-Value">1357</text:p>
          </table:table-cell>
          <table:table-cell table:style-name="Table14.K75" office:value-type="string">
            <text:p text:style-name="Unicode-Value">138f</text:p>
          </table:table-cell>
          <table:table-cell table:style-name="Table14.L75" office:value-type="string">
            <text:p text:style-name="Unicode-Value">138d</text:p>
          </table:table-cell>
          <table:table-cell table:style-name="Table14.M75" office:value-type="string">
            <text:p text:style-name="Unicode-Value">138e</text:p>
          </table:table-cell>
          <table:table-cell table:style-name="Table14.N75" office:value-type="string">
            <text:p text:style-name="Unicode-Value">138c</text:p>
          </table:table-cell>
          <table:table-cell table:style-name="Table14.O75" office:value-type="string">
            <text:p text:style-name="Unicode-Value"/>
          </table:table-cell>
        </table:table-row>
        <table:table-row table:style-name="Table14.1">
          <table:table-cell table:style-name="Table14.A2" office:value-type="string">
            <text:p text:style-name="Input-Character">S#</text:p>
          </table:table-cell>
          <table:table-cell table:style-name="Table14.B76" office:value-type="string">
            <text:p text:style-name="Unicode-Character">ⶠ</text:p>
          </table:table-cell>
          <table:table-cell table:style-name="Table14.C76" office:value-type="string">
            <text:p text:style-name="Unicode-Character">ⶡ</text:p>
          </table:table-cell>
          <table:table-cell table:style-name="Table14.D76" office:value-type="string">
            <text:p text:style-name="Unicode-Character">ⶢ</text:p>
          </table:table-cell>
          <table:table-cell table:style-name="Table14.E76" office:value-type="string">
            <text:p text:style-name="Unicode-Character">ⶣ</text:p>
          </table:table-cell>
          <table:table-cell table:style-name="Table14.F76" office:value-type="string">
            <text:p text:style-name="Unicode-Character">ⶤ</text:p>
          </table:table-cell>
          <table:table-cell table:style-name="Table14.G76" office:value-type="string">
            <text:p text:style-name="Unicode-Character">ⶥ</text:p>
          </table:table-cell>
          <table:table-cell table:style-name="Table14.H76" office:value-type="string">
            <text:p text:style-name="Unicode-Character">ⶦ</text:p>
          </table:table-cell>
          <table:table-cell table:style-name="Table14.I76" office:value-type="string">
            <text:p text:style-name="Unicode-Character"/>
          </table:table-cell>
          <table:table-cell table:style-name="Table14.J76" office:value-type="string">
            <text:p text:style-name="Unicode-Character"/>
          </table:table-cell>
          <table:table-cell table:style-name="Table14.K76" office:value-type="string">
            <text:p text:style-name="Unicode-Character"/>
          </table:table-cell>
          <table:table-cell table:style-name="Table14.L76" office:value-type="string">
            <text:p text:style-name="Unicode-Character"/>
          </table:table-cell>
          <table:table-cell table:style-name="Table14.M76" office:value-type="string">
            <text:p text:style-name="Unicode-Character"/>
          </table:table-cell>
          <table:table-cell table:style-name="Table14.N76" office:value-type="string">
            <text:p text:style-name="Unicode-Character"/>
          </table:table-cell>
          <table:table-cell table:style-name="Table14.O76" office:value-type="string">
            <text:p text:style-name="Unicode-Character"/>
          </table:table-cell>
        </table:table-row>
        <table:table-row table:style-name="Table14.1">
          <table:table-cell table:style-name="Table14.A3" office:value-type="string">
            <text:p text:style-name="Unicode-Value"/>
          </table:table-cell>
          <table:table-cell table:style-name="Table14.B77" office:value-type="string">
            <text:p text:style-name="Unicode-Value">2da0</text:p>
          </table:table-cell>
          <table:table-cell table:style-name="Table14.C77" office:value-type="string">
            <text:p text:style-name="Unicode-Value">2da1</text:p>
          </table:table-cell>
          <table:table-cell table:style-name="Table14.D77" office:value-type="string">
            <text:p text:style-name="Unicode-Value">2da2</text:p>
          </table:table-cell>
          <table:table-cell table:style-name="Table14.E77" office:value-type="string">
            <text:p text:style-name="Unicode-Value">2da3</text:p>
          </table:table-cell>
          <table:table-cell table:style-name="Table14.F77" office:value-type="string">
            <text:p text:style-name="Unicode-Value">2da4</text:p>
          </table:table-cell>
          <table:table-cell table:style-name="Table14.G77" office:value-type="string">
            <text:p text:style-name="Unicode-Value">2da5</text:p>
          </table:table-cell>
          <table:table-cell table:style-name="Table14.H77" office:value-type="string">
            <text:p text:style-name="Unicode-Value">2da6</text:p>
          </table:table-cell>
          <table:table-cell table:style-name="Table14.I77" office:value-type="string">
            <text:p text:style-name="Unicode-Value"/>
          </table:table-cell>
          <table:table-cell table:style-name="Table14.J77" office:value-type="string">
            <text:p text:style-name="Unicode-Value"/>
          </table:table-cell>
          <table:table-cell table:style-name="Table14.K77" office:value-type="string">
            <text:p text:style-name="Unicode-Value"/>
          </table:table-cell>
          <table:table-cell table:style-name="Table14.L77" office:value-type="string">
            <text:p text:style-name="Unicode-Value"/>
          </table:table-cell>
          <table:table-cell table:style-name="Table14.M77" office:value-type="string">
            <text:p text:style-name="Unicode-Value"/>
          </table:table-cell>
          <table:table-cell table:style-name="Table14.N77" office:value-type="string">
            <text:p text:style-name="Unicode-Value"/>
          </table:table-cell>
          <table:table-cell table:style-name="Table14.O77" office:value-type="string">
            <text:p text:style-name="Unicode-Value"/>
          </table:table-cell>
        </table:table-row>
        <table:table-row table:style-name="Table14.1">
          <table:table-cell table:style-name="Table14.A2" office:value-type="string">
            <text:p text:style-name="Input-Character">c#</text:p>
          </table:table-cell>
          <table:table-cell table:style-name="Table14.B78" office:value-type="string">
            <text:p text:style-name="Unicode-Character">ⶨ</text:p>
          </table:table-cell>
          <table:table-cell table:style-name="Table14.C78" office:value-type="string">
            <text:p text:style-name="Unicode-Character">ⶩ</text:p>
          </table:table-cell>
          <table:table-cell table:style-name="Table14.D78" office:value-type="string">
            <text:p text:style-name="Unicode-Character">ⶪ</text:p>
          </table:table-cell>
          <table:table-cell table:style-name="Table14.E78" office:value-type="string">
            <text:p text:style-name="Unicode-Character">ⶫ</text:p>
          </table:table-cell>
          <table:table-cell table:style-name="Table14.F78" office:value-type="string">
            <text:p text:style-name="Unicode-Character">ⶬ</text:p>
          </table:table-cell>
          <table:table-cell table:style-name="Table14.G78" office:value-type="string">
            <text:p text:style-name="Unicode-Character">ⶭ</text:p>
          </table:table-cell>
          <table:table-cell table:style-name="Table14.H78" office:value-type="string">
            <text:p text:style-name="Unicode-Character">ⶮ</text:p>
          </table:table-cell>
          <table:table-cell table:style-name="Table14.I78" office:value-type="string">
            <text:p text:style-name="Unicode-Character"/>
          </table:table-cell>
          <table:table-cell table:style-name="Table14.J78" office:value-type="string">
            <text:p text:style-name="Unicode-Character"/>
          </table:table-cell>
          <table:table-cell table:style-name="Table14.K78" office:value-type="string">
            <text:p text:style-name="Unicode-Character"/>
          </table:table-cell>
          <table:table-cell table:style-name="Table14.L78" office:value-type="string">
            <text:p text:style-name="Unicode-Character"/>
          </table:table-cell>
          <table:table-cell table:style-name="Table14.M78" office:value-type="string">
            <text:p text:style-name="Unicode-Character"/>
          </table:table-cell>
          <table:table-cell table:style-name="Table14.N78" office:value-type="string">
            <text:p text:style-name="Unicode-Character"/>
          </table:table-cell>
          <table:table-cell table:style-name="Table14.O78" office:value-type="string">
            <text:p text:style-name="Unicode-Character"/>
          </table:table-cell>
        </table:table-row>
        <table:table-row table:style-name="Table14.1">
          <table:table-cell table:style-name="Table14.A3" office:value-type="string">
            <text:p text:style-name="Unicode-Value"/>
          </table:table-cell>
          <table:table-cell table:style-name="Table14.B79" office:value-type="string">
            <text:p text:style-name="Unicode-Value">2da8</text:p>
          </table:table-cell>
          <table:table-cell table:style-name="Table14.C79" office:value-type="string">
            <text:p text:style-name="Unicode-Value">2da9</text:p>
          </table:table-cell>
          <table:table-cell table:style-name="Table14.D79" office:value-type="string">
            <text:p text:style-name="Unicode-Value">2daa</text:p>
          </table:table-cell>
          <table:table-cell table:style-name="Table14.E79" office:value-type="string">
            <text:p text:style-name="Unicode-Value">2dab</text:p>
          </table:table-cell>
          <table:table-cell table:style-name="Table14.F79" office:value-type="string">
            <text:p text:style-name="Unicode-Value">2dac</text:p>
          </table:table-cell>
          <table:table-cell table:style-name="Table14.G79" office:value-type="string">
            <text:p text:style-name="Unicode-Value">2dad</text:p>
          </table:table-cell>
          <table:table-cell table:style-name="Table14.H79" office:value-type="string">
            <text:p text:style-name="Unicode-Value">2dae</text:p>
          </table:table-cell>
          <table:table-cell table:style-name="Table14.I79" office:value-type="string">
            <text:p text:style-name="Unicode-Value"/>
          </table:table-cell>
          <table:table-cell table:style-name="Table14.J79" office:value-type="string">
            <text:p text:style-name="Unicode-Value"/>
          </table:table-cell>
          <table:table-cell table:style-name="Table14.K79" office:value-type="string">
            <text:p text:style-name="Unicode-Value"/>
          </table:table-cell>
          <table:table-cell table:style-name="Table14.L79" office:value-type="string">
            <text:p text:style-name="Unicode-Value"/>
          </table:table-cell>
          <table:table-cell table:style-name="Table14.M79" office:value-type="string">
            <text:p text:style-name="Unicode-Value"/>
          </table:table-cell>
          <table:table-cell table:style-name="Table14.N79" office:value-type="string">
            <text:p text:style-name="Unicode-Value"/>
          </table:table-cell>
          <table:table-cell table:style-name="Table14.O79" office:value-type="string">
            <text:p text:style-name="Unicode-Value"/>
          </table:table-cell>
        </table:table-row>
        <table:table-row table:style-name="Table14.1">
          <table:table-cell table:style-name="Table14.A2" office:value-type="string">
            <text:p text:style-name="Input-Character">Z#</text:p>
          </table:table-cell>
          <table:table-cell table:style-name="Table14.B80" office:value-type="string">
            <text:p text:style-name="Unicode-Character">ⶰ</text:p>
          </table:table-cell>
          <table:table-cell table:style-name="Table14.C80" office:value-type="string">
            <text:p text:style-name="Unicode-Character">ⶱ</text:p>
          </table:table-cell>
          <table:table-cell table:style-name="Table14.D80" office:value-type="string">
            <text:p text:style-name="Unicode-Character">ⶲ</text:p>
          </table:table-cell>
          <table:table-cell table:style-name="Table14.E80" office:value-type="string">
            <text:p text:style-name="Unicode-Character">ⶳ</text:p>
          </table:table-cell>
          <table:table-cell table:style-name="Table14.F80" office:value-type="string">
            <text:p text:style-name="Unicode-Character">ⶴ</text:p>
          </table:table-cell>
          <table:table-cell table:style-name="Table14.G80" office:value-type="string">
            <text:p text:style-name="Unicode-Character">ⶵ</text:p>
          </table:table-cell>
          <table:table-cell table:style-name="Table14.H80" office:value-type="string">
            <text:p text:style-name="Unicode-Character">ⶶ</text:p>
          </table:table-cell>
          <table:table-cell table:style-name="Table14.I80" office:value-type="string">
            <text:p text:style-name="Unicode-Character"/>
          </table:table-cell>
          <table:table-cell table:style-name="Table14.J80" office:value-type="string">
            <text:p text:style-name="Unicode-Character"/>
          </table:table-cell>
          <table:table-cell table:style-name="Table14.K80" office:value-type="string">
            <text:p text:style-name="Unicode-Character"/>
          </table:table-cell>
          <table:table-cell table:style-name="Table14.L80" office:value-type="string">
            <text:p text:style-name="Unicode-Character"/>
          </table:table-cell>
          <table:table-cell table:style-name="Table14.M80" office:value-type="string">
            <text:p text:style-name="Unicode-Character"/>
          </table:table-cell>
          <table:table-cell table:style-name="Table14.N80" office:value-type="string">
            <text:p text:style-name="Unicode-Character"/>
          </table:table-cell>
          <table:table-cell table:style-name="Table14.O80" office:value-type="string">
            <text:p text:style-name="Unicode-Character"/>
          </table:table-cell>
        </table:table-row>
        <table:table-row table:style-name="Table14.1">
          <table:table-cell table:style-name="Table14.A3" office:value-type="string">
            <text:p text:style-name="Unicode-Value"/>
          </table:table-cell>
          <table:table-cell table:style-name="Table14.B81" office:value-type="string">
            <text:p text:style-name="Unicode-Value">2db0</text:p>
          </table:table-cell>
          <table:table-cell table:style-name="Table14.C81" office:value-type="string">
            <text:p text:style-name="Unicode-Value">2db1</text:p>
          </table:table-cell>
          <table:table-cell table:style-name="Table14.D81" office:value-type="string">
            <text:p text:style-name="Unicode-Value">2db2</text:p>
          </table:table-cell>
          <table:table-cell table:style-name="Table14.E81" office:value-type="string">
            <text:p text:style-name="Unicode-Value">2db3</text:p>
          </table:table-cell>
          <table:table-cell table:style-name="Table14.F81" office:value-type="string">
            <text:p text:style-name="Unicode-Value">2db4</text:p>
          </table:table-cell>
          <table:table-cell table:style-name="Table14.G81" office:value-type="string">
            <text:p text:style-name="Unicode-Value">2db5</text:p>
          </table:table-cell>
          <table:table-cell table:style-name="Table14.H81" office:value-type="string">
            <text:p text:style-name="Unicode-Value">2db6</text:p>
          </table:table-cell>
          <table:table-cell table:style-name="Table14.I81" office:value-type="string">
            <text:p text:style-name="Unicode-Value"/>
          </table:table-cell>
          <table:table-cell table:style-name="Table14.J81" office:value-type="string">
            <text:p text:style-name="Unicode-Value"/>
          </table:table-cell>
          <table:table-cell table:style-name="Table14.K81" office:value-type="string">
            <text:p text:style-name="Unicode-Value"/>
          </table:table-cell>
          <table:table-cell table:style-name="Table14.L81" office:value-type="string">
            <text:p text:style-name="Unicode-Value"/>
          </table:table-cell>
          <table:table-cell table:style-name="Table14.M81" office:value-type="string">
            <text:p text:style-name="Unicode-Value"/>
          </table:table-cell>
          <table:table-cell table:style-name="Table14.N81" office:value-type="string">
            <text:p text:style-name="Unicode-Value"/>
          </table:table-cell>
          <table:table-cell table:style-name="Table14.O81" office:value-type="string">
            <text:p text:style-name="Unicode-Value"/>
          </table:table-cell>
        </table:table-row>
        <table:table-row table:style-name="Table14.1">
          <table:table-cell table:style-name="Table14.A2" office:value-type="string">
            <text:p text:style-name="Input-Character">C#</text:p>
          </table:table-cell>
          <table:table-cell table:style-name="Table14.B82" office:value-type="string">
            <text:p text:style-name="Unicode-Character">ⶸ</text:p>
          </table:table-cell>
          <table:table-cell table:style-name="Table14.C82" office:value-type="string">
            <text:p text:style-name="Unicode-Character">ⶹ</text:p>
          </table:table-cell>
          <table:table-cell table:style-name="Table14.D82" office:value-type="string">
            <text:p text:style-name="Unicode-Character">ⶺ</text:p>
          </table:table-cell>
          <table:table-cell table:style-name="Table14.E82" office:value-type="string">
            <text:p text:style-name="Unicode-Character">ⶻ</text:p>
          </table:table-cell>
          <table:table-cell table:style-name="Table14.F82" office:value-type="string">
            <text:p text:style-name="Unicode-Character">ⶼ</text:p>
          </table:table-cell>
          <table:table-cell table:style-name="Table14.G82" office:value-type="string">
            <text:p text:style-name="Unicode-Character">ⶽ</text:p>
          </table:table-cell>
          <table:table-cell table:style-name="Table14.H82" office:value-type="string">
            <text:p text:style-name="Unicode-Character">ⶾ</text:p>
          </table:table-cell>
          <table:table-cell table:style-name="Table14.I82" office:value-type="string">
            <text:p text:style-name="Unicode-Character"/>
          </table:table-cell>
          <table:table-cell table:style-name="Table14.J82" office:value-type="string">
            <text:p text:style-name="Unicode-Character"/>
          </table:table-cell>
          <table:table-cell table:style-name="Table14.K82" office:value-type="string">
            <text:p text:style-name="Unicode-Character"/>
          </table:table-cell>
          <table:table-cell table:style-name="Table14.L82" office:value-type="string">
            <text:p text:style-name="Unicode-Character"/>
          </table:table-cell>
          <table:table-cell table:style-name="Table14.M82" office:value-type="string">
            <text:p text:style-name="Unicode-Character"/>
          </table:table-cell>
          <table:table-cell table:style-name="Table14.N82" office:value-type="string">
            <text:p text:style-name="Unicode-Character"/>
          </table:table-cell>
          <table:table-cell table:style-name="Table14.O82" office:value-type="string">
            <text:p text:style-name="Unicode-Character"/>
          </table:table-cell>
        </table:table-row>
        <table:table-row table:style-name="Table14.1">
          <table:table-cell table:style-name="Table14.A3" office:value-type="string">
            <text:p text:style-name="Unicode-Value"/>
          </table:table-cell>
          <table:table-cell table:style-name="Table14.B83" office:value-type="string">
            <text:p text:style-name="Unicode-Value">2db8</text:p>
          </table:table-cell>
          <table:table-cell table:style-name="Table14.C83" office:value-type="string">
            <text:p text:style-name="Unicode-Value">2db9</text:p>
          </table:table-cell>
          <table:table-cell table:style-name="Table14.D83" office:value-type="string">
            <text:p text:style-name="Unicode-Value">2dba</text:p>
          </table:table-cell>
          <table:table-cell table:style-name="Table14.E83" office:value-type="string">
            <text:p text:style-name="Unicode-Value">2dbb</text:p>
          </table:table-cell>
          <table:table-cell table:style-name="Table14.F83" office:value-type="string">
            <text:p text:style-name="Unicode-Value">2dbc</text:p>
          </table:table-cell>
          <table:table-cell table:style-name="Table14.G83" office:value-type="string">
            <text:p text:style-name="Unicode-Value">2dbd</text:p>
          </table:table-cell>
          <table:table-cell table:style-name="Table14.H83" office:value-type="string">
            <text:p text:style-name="Unicode-Value">2dbe</text:p>
          </table:table-cell>
          <table:table-cell table:style-name="Table14.I83" office:value-type="string">
            <text:p text:style-name="Unicode-Value"/>
          </table:table-cell>
          <table:table-cell table:style-name="Table14.J83" office:value-type="string">
            <text:p text:style-name="Unicode-Value"/>
          </table:table-cell>
          <table:table-cell table:style-name="Table14.K83" office:value-type="string">
            <text:p text:style-name="Unicode-Value"/>
          </table:table-cell>
          <table:table-cell table:style-name="Table14.L83" office:value-type="string">
            <text:p text:style-name="Unicode-Value"/>
          </table:table-cell>
          <table:table-cell table:style-name="Table14.M83" office:value-type="string">
            <text:p text:style-name="Unicode-Value"/>
          </table:table-cell>
          <table:table-cell table:style-name="Table14.N83" office:value-type="string">
            <text:p text:style-name="Unicode-Value"/>
          </table:table-cell>
          <table:table-cell table:style-name="Table14.O83" office:value-type="string">
            <text:p text:style-name="Unicode-Value"/>
          </table:table-cell>
        </table:table-row>
        <table:table-row table:style-name="Table14.1">
          <table:table-cell table:style-name="Table14.A2" office:value-type="string">
            <text:p text:style-name="Input-Character">q#</text:p>
          </table:table-cell>
          <table:table-cell table:style-name="Table14.B84" office:value-type="string">
            <text:p text:style-name="Unicode-Character">ⷀ</text:p>
          </table:table-cell>
          <table:table-cell table:style-name="Table14.C84" office:value-type="string">
            <text:p text:style-name="Unicode-Character">ⷁ</text:p>
          </table:table-cell>
          <table:table-cell table:style-name="Table14.D84" office:value-type="string">
            <text:p text:style-name="Unicode-Character">ⷂ</text:p>
          </table:table-cell>
          <table:table-cell table:style-name="Table14.E84" office:value-type="string">
            <text:p text:style-name="Unicode-Character">ⷃ</text:p>
          </table:table-cell>
          <table:table-cell table:style-name="Table14.F84" office:value-type="string">
            <text:p text:style-name="Unicode-Character">ⷄ</text:p>
          </table:table-cell>
          <table:table-cell table:style-name="Table14.G84" office:value-type="string">
            <text:p text:style-name="Unicode-Character">ⷅ</text:p>
          </table:table-cell>
          <table:table-cell table:style-name="Table14.H84" office:value-type="string">
            <text:p text:style-name="Unicode-Character">ⷆ</text:p>
          </table:table-cell>
          <table:table-cell table:style-name="Table14.I84" office:value-type="string">
            <text:p text:style-name="Unicode-Character"/>
          </table:table-cell>
          <table:table-cell table:style-name="Table14.J84" office:value-type="string">
            <text:p text:style-name="Unicode-Character"/>
          </table:table-cell>
          <table:table-cell table:style-name="Table14.K84" office:value-type="string">
            <text:p text:style-name="Unicode-Character"/>
          </table:table-cell>
          <table:table-cell table:style-name="Table14.L84" office:value-type="string">
            <text:p text:style-name="Unicode-Character"/>
          </table:table-cell>
          <table:table-cell table:style-name="Table14.M84" office:value-type="string">
            <text:p text:style-name="Unicode-Character"/>
          </table:table-cell>
          <table:table-cell table:style-name="Table14.N84" office:value-type="string">
            <text:p text:style-name="Unicode-Character"/>
          </table:table-cell>
          <table:table-cell table:style-name="Table14.O84" office:value-type="string">
            <text:p text:style-name="Unicode-Character"/>
          </table:table-cell>
        </table:table-row>
        <table:table-row table:style-name="Table14.1">
          <table:table-cell table:style-name="Table14.A3" office:value-type="string">
            <text:p text:style-name="Unicode-Value"/>
          </table:table-cell>
          <table:table-cell table:style-name="Table14.B85" office:value-type="string">
            <text:p text:style-name="Unicode-Value">2dc0</text:p>
          </table:table-cell>
          <table:table-cell table:style-name="Table14.C85" office:value-type="string">
            <text:p text:style-name="Unicode-Value">2dc1</text:p>
          </table:table-cell>
          <table:table-cell table:style-name="Table14.D85" office:value-type="string">
            <text:p text:style-name="Unicode-Value">2dc2</text:p>
          </table:table-cell>
          <table:table-cell table:style-name="Table14.E85" office:value-type="string">
            <text:p text:style-name="Unicode-Value">2dc3</text:p>
          </table:table-cell>
          <table:table-cell table:style-name="Table14.F85" office:value-type="string">
            <text:p text:style-name="Unicode-Value">2dc4</text:p>
          </table:table-cell>
          <table:table-cell table:style-name="Table14.G85" office:value-type="string">
            <text:p text:style-name="Unicode-Value">2dc5</text:p>
          </table:table-cell>
          <table:table-cell table:style-name="Table14.H85" office:value-type="string">
            <text:p text:style-name="Unicode-Value">2dc6</text:p>
          </table:table-cell>
          <table:table-cell table:style-name="Table14.I85" office:value-type="string">
            <text:p text:style-name="Unicode-Value"/>
          </table:table-cell>
          <table:table-cell table:style-name="Table14.J85" office:value-type="string">
            <text:p text:style-name="Unicode-Value"/>
          </table:table-cell>
          <table:table-cell table:style-name="Table14.K85" office:value-type="string">
            <text:p text:style-name="Unicode-Value"/>
          </table:table-cell>
          <table:table-cell table:style-name="Table14.L85" office:value-type="string">
            <text:p text:style-name="Unicode-Value"/>
          </table:table-cell>
          <table:table-cell table:style-name="Table14.M85" office:value-type="string">
            <text:p text:style-name="Unicode-Value"/>
          </table:table-cell>
          <table:table-cell table:style-name="Table14.N85" office:value-type="string">
            <text:p text:style-name="Unicode-Value"/>
          </table:table-cell>
          <table:table-cell table:style-name="Table14.O85" office:value-type="string">
            <text:p text:style-name="Unicode-Value"/>
          </table:table-cell>
        </table:table-row>
        <table:table-row table:style-name="Table14.1">
          <table:table-cell table:style-name="Table14.A2" office:value-type="string">
            <text:p text:style-name="Input-Character">k#</text:p>
          </table:table-cell>
          <table:table-cell table:style-name="Table14.B86" office:value-type="string">
            <text:p text:style-name="Unicode-Character">ⷈ</text:p>
          </table:table-cell>
          <table:table-cell table:style-name="Table14.C86" office:value-type="string">
            <text:p text:style-name="Unicode-Character">ⷉ</text:p>
          </table:table-cell>
          <table:table-cell table:style-name="Table14.D86" office:value-type="string">
            <text:p text:style-name="Unicode-Character">ⷊ</text:p>
          </table:table-cell>
          <table:table-cell table:style-name="Table14.E86" office:value-type="string">
            <text:p text:style-name="Unicode-Character">ⷋ</text:p>
          </table:table-cell>
          <table:table-cell table:style-name="Table14.F86" office:value-type="string">
            <text:p text:style-name="Unicode-Character">ⷌ</text:p>
          </table:table-cell>
          <table:table-cell table:style-name="Table14.G86" office:value-type="string">
            <text:p text:style-name="Unicode-Character">ⷍ</text:p>
          </table:table-cell>
          <table:table-cell table:style-name="Table14.H86" office:value-type="string">
            <text:p text:style-name="Unicode-Character">ⷎ</text:p>
          </table:table-cell>
          <table:table-cell table:style-name="Table14.I86" office:value-type="string">
            <text:p text:style-name="Unicode-Character"/>
          </table:table-cell>
          <table:table-cell table:style-name="Table14.J86" office:value-type="string">
            <text:p text:style-name="Unicode-Character"/>
          </table:table-cell>
          <table:table-cell table:style-name="Table14.K86" office:value-type="string">
            <text:p text:style-name="Unicode-Character"/>
          </table:table-cell>
          <table:table-cell table:style-name="Table14.L86" office:value-type="string">
            <text:p text:style-name="Unicode-Character"/>
          </table:table-cell>
          <table:table-cell table:style-name="Table14.M86" office:value-type="string">
            <text:p text:style-name="Unicode-Character"/>
          </table:table-cell>
          <table:table-cell table:style-name="Table14.N86" office:value-type="string">
            <text:p text:style-name="Unicode-Character"/>
          </table:table-cell>
          <table:table-cell table:style-name="Table14.O86" office:value-type="string">
            <text:p text:style-name="Unicode-Character"/>
          </table:table-cell>
        </table:table-row>
        <table:table-row table:style-name="Table14.1">
          <table:table-cell table:style-name="Table14.A3" office:value-type="string">
            <text:p text:style-name="Unicode-Value"/>
          </table:table-cell>
          <table:table-cell table:style-name="Table14.B87" office:value-type="string">
            <text:p text:style-name="Unicode-Value">2dc8</text:p>
          </table:table-cell>
          <table:table-cell table:style-name="Table14.C87" office:value-type="string">
            <text:p text:style-name="Unicode-Value">2dc9</text:p>
          </table:table-cell>
          <table:table-cell table:style-name="Table14.D87" office:value-type="string">
            <text:p text:style-name="Unicode-Value">2dca</text:p>
          </table:table-cell>
          <table:table-cell table:style-name="Table14.E87" office:value-type="string">
            <text:p text:style-name="Unicode-Value">2dcb</text:p>
          </table:table-cell>
          <table:table-cell table:style-name="Table14.F87" office:value-type="string">
            <text:p text:style-name="Unicode-Value">2dcc</text:p>
          </table:table-cell>
          <table:table-cell table:style-name="Table14.G87" office:value-type="string">
            <text:p text:style-name="Unicode-Value">2dcd</text:p>
          </table:table-cell>
          <table:table-cell table:style-name="Table14.H87" office:value-type="string">
            <text:p text:style-name="Unicode-Value">2dce</text:p>
          </table:table-cell>
          <table:table-cell table:style-name="Table14.I87" office:value-type="string">
            <text:p text:style-name="Unicode-Value"/>
          </table:table-cell>
          <table:table-cell table:style-name="Table14.J87" office:value-type="string">
            <text:p text:style-name="Unicode-Value"/>
          </table:table-cell>
          <table:table-cell table:style-name="Table14.K87" office:value-type="string">
            <text:p text:style-name="Unicode-Value"/>
          </table:table-cell>
          <table:table-cell table:style-name="Table14.L87" office:value-type="string">
            <text:p text:style-name="Unicode-Value"/>
          </table:table-cell>
          <table:table-cell table:style-name="Table14.M87" office:value-type="string">
            <text:p text:style-name="Unicode-Value"/>
          </table:table-cell>
          <table:table-cell table:style-name="Table14.N87" office:value-type="string">
            <text:p text:style-name="Unicode-Value"/>
          </table:table-cell>
          <table:table-cell table:style-name="Table14.O87" office:value-type="string">
            <text:p text:style-name="Unicode-Value"/>
          </table:table-cell>
        </table:table-row>
        <table:table-row table:style-name="Table14.1">
          <table:table-cell table:style-name="Table14.A2" office:value-type="string">
            <text:p text:style-name="Input-Character">H#</text:p>
          </table:table-cell>
          <table:table-cell table:style-name="Table14.B88" office:value-type="string">
            <text:p text:style-name="Unicode-Character">ⷐ</text:p>
          </table:table-cell>
          <table:table-cell table:style-name="Table14.C88" office:value-type="string">
            <text:p text:style-name="Unicode-Character">ⷑ</text:p>
          </table:table-cell>
          <table:table-cell table:style-name="Table14.D88" office:value-type="string">
            <text:p text:style-name="Unicode-Character">ⷒ</text:p>
          </table:table-cell>
          <table:table-cell table:style-name="Table14.E88" office:value-type="string">
            <text:p text:style-name="Unicode-Character">ⷓ</text:p>
          </table:table-cell>
          <table:table-cell table:style-name="Table14.F88" office:value-type="string">
            <text:p text:style-name="Unicode-Character">ⷔ</text:p>
          </table:table-cell>
          <table:table-cell table:style-name="Table14.G88" office:value-type="string">
            <text:p text:style-name="Unicode-Character">ⷕ</text:p>
          </table:table-cell>
          <table:table-cell table:style-name="Table14.H88" office:value-type="string">
            <text:p text:style-name="Unicode-Character">ኾ</text:p>
          </table:table-cell>
          <table:table-cell table:style-name="Table14.I88" office:value-type="string">
            <text:p text:style-name="Unicode-Character"/>
          </table:table-cell>
          <table:table-cell table:style-name="Table14.J88" office:value-type="string">
            <text:p text:style-name="Unicode-Character"/>
          </table:table-cell>
          <table:table-cell table:style-name="Table14.K88" office:value-type="string">
            <text:p text:style-name="Unicode-Character"/>
          </table:table-cell>
          <table:table-cell table:style-name="Table14.L88" office:value-type="string">
            <text:p text:style-name="Unicode-Character"/>
          </table:table-cell>
          <table:table-cell table:style-name="Table14.M88" office:value-type="string">
            <text:p text:style-name="Unicode-Character"/>
          </table:table-cell>
          <table:table-cell table:style-name="Table14.N88" office:value-type="string">
            <text:p text:style-name="Unicode-Character"/>
          </table:table-cell>
          <table:table-cell table:style-name="Table14.O88" office:value-type="string">
            <text:p text:style-name="Unicode-Character"/>
          </table:table-cell>
        </table:table-row>
        <table:table-row table:style-name="Table14.1">
          <table:table-cell table:style-name="Table14.A3" office:value-type="string">
            <text:p text:style-name="Unicode-Value"/>
          </table:table-cell>
          <table:table-cell table:style-name="Table14.B89" office:value-type="string">
            <text:p text:style-name="Unicode-Value">2dd0</text:p>
          </table:table-cell>
          <table:table-cell table:style-name="Table14.C89" office:value-type="string">
            <text:p text:style-name="Unicode-Value">2dd1</text:p>
          </table:table-cell>
          <table:table-cell table:style-name="Table14.D89" office:value-type="string">
            <text:p text:style-name="Unicode-Value">2dd2</text:p>
          </table:table-cell>
          <table:table-cell table:style-name="Table14.E89" office:value-type="string">
            <text:p text:style-name="Unicode-Value">2dd3</text:p>
          </table:table-cell>
          <table:table-cell table:style-name="Table14.F89" office:value-type="string">
            <text:p text:style-name="Unicode-Value">2dd4</text:p>
          </table:table-cell>
          <table:table-cell table:style-name="Table14.G89" office:value-type="string">
            <text:p text:style-name="Unicode-Value">2dd5</text:p>
          </table:table-cell>
          <table:table-cell table:style-name="Table14.H89" office:value-type="string">
            <text:p text:style-name="Unicode-Value">2dd6</text:p>
          </table:table-cell>
          <table:table-cell table:style-name="Table14.I89" office:value-type="string">
            <text:p text:style-name="Unicode-Value"/>
          </table:table-cell>
          <table:table-cell table:style-name="Table14.J89" office:value-type="string">
            <text:p text:style-name="Unicode-Value"/>
          </table:table-cell>
          <table:table-cell table:style-name="Table14.K89" office:value-type="string">
            <text:p text:style-name="Unicode-Value"/>
          </table:table-cell>
          <table:table-cell table:style-name="Table14.L89" office:value-type="string">
            <text:p text:style-name="Unicode-Value"/>
          </table:table-cell>
          <table:table-cell table:style-name="Table14.M89" office:value-type="string">
            <text:p text:style-name="Unicode-Value"/>
          </table:table-cell>
          <table:table-cell table:style-name="Table14.N89" office:value-type="string">
            <text:p text:style-name="Unicode-Value"/>
          </table:table-cell>
          <table:table-cell table:style-name="Table14.O89" office:value-type="string">
            <text:p text:style-name="Unicode-Value"/>
          </table:table-cell>
        </table:table-row>
        <table:table-row table:style-name="Table14.1">
          <table:table-cell table:style-name="Table14.A2" office:value-type="string">
            <text:p text:style-name="Input-Character">g#</text:p>
          </table:table-cell>
          <table:table-cell table:style-name="Table14.B90" office:value-type="string">
            <text:p text:style-name="Unicode-Character">ⷘ</text:p>
          </table:table-cell>
          <table:table-cell table:style-name="Table14.C90" office:value-type="string">
            <text:p text:style-name="Unicode-Character">ⷙ</text:p>
          </table:table-cell>
          <table:table-cell table:style-name="Table14.D90" office:value-type="string">
            <text:p text:style-name="Unicode-Character">ⷚ</text:p>
          </table:table-cell>
          <table:table-cell table:style-name="Table14.E90" office:value-type="string">
            <text:p text:style-name="Unicode-Character">ⷛ</text:p>
          </table:table-cell>
          <table:table-cell table:style-name="Table14.F90" office:value-type="string">
            <text:p text:style-name="Unicode-Character">ⷜ</text:p>
          </table:table-cell>
          <table:table-cell table:style-name="Table14.G90" office:value-type="string">
            <text:p text:style-name="Unicode-Character">ⷝ</text:p>
          </table:table-cell>
          <table:table-cell table:style-name="Table14.H90" office:value-type="string">
            <text:p text:style-name="Unicode-Character">ⷞ</text:p>
          </table:table-cell>
          <table:table-cell table:style-name="Table14.I90" office:value-type="string">
            <text:p text:style-name="Unicode-Character"/>
          </table:table-cell>
          <table:table-cell table:style-name="Table14.J90" office:value-type="string">
            <text:p text:style-name="Unicode-Character"/>
          </table:table-cell>
          <table:table-cell table:style-name="Table14.K90" office:value-type="string">
            <text:p text:style-name="Unicode-Character"/>
          </table:table-cell>
          <table:table-cell table:style-name="Table14.L90" office:value-type="string">
            <text:p text:style-name="Unicode-Character"/>
          </table:table-cell>
          <table:table-cell table:style-name="Table14.M90" office:value-type="string">
            <text:p text:style-name="Unicode-Character"/>
          </table:table-cell>
          <table:table-cell table:style-name="Table14.N90" office:value-type="string">
            <text:p text:style-name="Unicode-Character"/>
          </table:table-cell>
          <table:table-cell table:style-name="Table14.O90" office:value-type="string">
            <text:p text:style-name="Unicode-Character"/>
          </table:table-cell>
        </table:table-row>
        <table:table-row table:style-name="Table14.1">
          <table:table-cell table:style-name="Table14.A3" office:value-type="string">
            <text:p text:style-name="Unicode-Value"/>
          </table:table-cell>
          <table:table-cell table:style-name="Table14.B91" office:value-type="string">
            <text:p text:style-name="Unicode-Value">2dd8</text:p>
          </table:table-cell>
          <table:table-cell table:style-name="Table14.C91" office:value-type="string">
            <text:p text:style-name="Unicode-Value">2dd9</text:p>
          </table:table-cell>
          <table:table-cell table:style-name="Table14.D91" office:value-type="string">
            <text:p text:style-name="Unicode-Value">2dda</text:p>
          </table:table-cell>
          <table:table-cell table:style-name="Table14.E91" office:value-type="string">
            <text:p text:style-name="Unicode-Value">2ddb</text:p>
          </table:table-cell>
          <table:table-cell table:style-name="Table14.F91" office:value-type="string">
            <text:p text:style-name="Unicode-Value">2ddc</text:p>
          </table:table-cell>
          <table:table-cell table:style-name="Table14.G91" office:value-type="string">
            <text:p text:style-name="Unicode-Value">2ddd</text:p>
          </table:table-cell>
          <table:table-cell table:style-name="Table14.H91" office:value-type="string">
            <text:p text:style-name="Unicode-Value">2dde</text:p>
          </table:table-cell>
          <table:table-cell table:style-name="Table14.I91" office:value-type="string">
            <text:p text:style-name="Unicode-Value"/>
          </table:table-cell>
          <table:table-cell table:style-name="Table14.J91" office:value-type="string">
            <text:p text:style-name="Unicode-Value"/>
          </table:table-cell>
          <table:table-cell table:style-name="Table14.K91" office:value-type="string">
            <text:p text:style-name="Unicode-Value"/>
          </table:table-cell>
          <table:table-cell table:style-name="Table14.L91" office:value-type="string">
            <text:p text:style-name="Unicode-Value"/>
          </table:table-cell>
          <table:table-cell table:style-name="Table14.M91" office:value-type="string">
            <text:p text:style-name="Unicode-Value"/>
          </table:table-cell>
          <table:table-cell table:style-name="Table14.N91" office:value-type="string">
            <text:p text:style-name="Unicode-Value"/>
          </table:table-cell>
          <table:table-cell table:style-name="Table14.O91" office:value-type="string">
            <text:p text:style-name="Unicode-Value"/>
          </table:table-cell>
        </table:table-row>
        <table:table-row table:style-name="Table14.1">
          <table:table-cell table:style-name="Table14.A2" office:value-type="string">
            <text:p text:style-name="Input-Character">C=</text:p>
          </table:table-cell>
          <table:table-cell table:style-name="Table14.B92" office:value-type="string">
            <text:p text:style-name="Unicode-Character">ꬠ</text:p>
          </table:table-cell>
          <table:table-cell table:style-name="Table14.C92" office:value-type="string">
            <text:p text:style-name="Unicode-Character">ꬡ</text:p>
          </table:table-cell>
          <table:table-cell table:style-name="Table14.D92" office:value-type="string">
            <text:p text:style-name="Unicode-Character">ꬢ</text:p>
          </table:table-cell>
          <table:table-cell table:style-name="Table14.E92" office:value-type="string">
            <text:p text:style-name="Unicode-Character">ꬣ</text:p>
          </table:table-cell>
          <table:table-cell table:style-name="Table14.F92" office:value-type="string">
            <text:p text:style-name="Unicode-Character">ꬤ</text:p>
          </table:table-cell>
          <table:table-cell table:style-name="Table14.G92" office:value-type="string">
            <text:p text:style-name="Unicode-Character">ꬥ</text:p>
          </table:table-cell>
          <table:table-cell table:style-name="Table14.H92" office:value-type="string">
            <text:p text:style-name="Unicode-Character">ꬦ</text:p>
          </table:table-cell>
          <table:table-cell table:style-name="Table14.I92" office:value-type="string">
            <text:p text:style-name="Unicode-Character"/>
          </table:table-cell>
          <table:table-cell table:style-name="Table14.J92" office:value-type="string">
            <text:p text:style-name="Unicode-Character"/>
          </table:table-cell>
          <table:table-cell table:style-name="Table14.K92" office:value-type="string">
            <text:p text:style-name="Unicode-Character"/>
          </table:table-cell>
          <table:table-cell table:style-name="Table14.L92" office:value-type="string">
            <text:p text:style-name="Unicode-Character"/>
          </table:table-cell>
          <table:table-cell table:style-name="Table14.M92" office:value-type="string">
            <text:p text:style-name="Unicode-Character"/>
          </table:table-cell>
          <table:table-cell table:style-name="Table14.N92" office:value-type="string">
            <text:p text:style-name="Unicode-Character"/>
          </table:table-cell>
          <table:table-cell table:style-name="Table14.O92" office:value-type="string">
            <text:p text:style-name="Unicode-Character"/>
          </table:table-cell>
        </table:table-row>
        <table:table-row table:style-name="Table14.1">
          <table:table-cell table:style-name="Table14.A3" office:value-type="string">
            <text:p text:style-name="Unicode-Value"/>
          </table:table-cell>
          <table:table-cell table:style-name="Table14.B93" office:value-type="string">
            <text:p text:style-name="Unicode-Value">ab20</text:p>
          </table:table-cell>
          <table:table-cell table:style-name="Table14.C93" office:value-type="string">
            <text:p text:style-name="Unicode-Value">ab21</text:p>
          </table:table-cell>
          <table:table-cell table:style-name="Table14.D93" office:value-type="string">
            <text:p text:style-name="Unicode-Value">ab22</text:p>
          </table:table-cell>
          <table:table-cell table:style-name="Table14.E93" office:value-type="string">
            <text:p text:style-name="Unicode-Value">ab23</text:p>
          </table:table-cell>
          <table:table-cell table:style-name="Table14.F93" office:value-type="string">
            <text:p text:style-name="Unicode-Value">ab24</text:p>
          </table:table-cell>
          <table:table-cell table:style-name="Table14.G93" office:value-type="string">
            <text:p text:style-name="Unicode-Value">ab25</text:p>
          </table:table-cell>
          <table:table-cell table:style-name="Table14.H93" office:value-type="string">
            <text:p text:style-name="Unicode-Value">ab26</text:p>
          </table:table-cell>
          <table:table-cell table:style-name="Table14.I93" office:value-type="string">
            <text:p text:style-name="Unicode-Value"/>
          </table:table-cell>
          <table:table-cell table:style-name="Table14.J93" office:value-type="string">
            <text:p text:style-name="Unicode-Value"/>
          </table:table-cell>
          <table:table-cell table:style-name="Table14.K93" office:value-type="string">
            <text:p text:style-name="Unicode-Value"/>
          </table:table-cell>
          <table:table-cell table:style-name="Table14.L93" office:value-type="string">
            <text:p text:style-name="Unicode-Value"/>
          </table:table-cell>
          <table:table-cell table:style-name="Table14.M93" office:value-type="string">
            <text:p text:style-name="Unicode-Value"/>
          </table:table-cell>
          <table:table-cell table:style-name="Table14.N93" office:value-type="string">
            <text:p text:style-name="Unicode-Value"/>
          </table:table-cell>
          <table:table-cell table:style-name="Table14.O93" office:value-type="string">
            <text:p text:style-name="Unicode-Value"/>
          </table:table-cell>
        </table:table-row>
        <table:table-row table:style-name="Table14.1">
          <table:table-cell table:style-name="Table14.A2" office:value-type="string">
            <text:p text:style-name="Input-Character">P=</text:p>
          </table:table-cell>
          <table:table-cell table:style-name="Table14.B94" office:value-type="string">
            <text:p text:style-name="P17">ꬨ</text:p>
          </table:table-cell>
          <table:table-cell table:style-name="Table14.C94" office:value-type="string">
            <text:p text:style-name="P17">ꬩ</text:p>
          </table:table-cell>
          <table:table-cell table:style-name="Table14.D94" office:value-type="string">
            <text:p text:style-name="P17">ꬪ</text:p>
          </table:table-cell>
          <table:table-cell table:style-name="Table14.E94" office:value-type="string">
            <text:p text:style-name="P17">ꬫ</text:p>
          </table:table-cell>
          <table:table-cell table:style-name="Table14.F94" office:value-type="string">
            <text:p text:style-name="P17">ꬬ</text:p>
          </table:table-cell>
          <table:table-cell table:style-name="Table14.G94" office:value-type="string">
            <text:p text:style-name="P17">ꬭ</text:p>
          </table:table-cell>
          <table:table-cell table:style-name="Table14.H94" office:value-type="string">
            <text:p text:style-name="P17">ꬮ</text:p>
          </table:table-cell>
          <table:table-cell table:style-name="Table14.I94" office:value-type="string">
            <text:p text:style-name="Unicode-Character"/>
          </table:table-cell>
          <table:table-cell table:style-name="Table14.J94" office:value-type="string">
            <text:p text:style-name="Unicode-Character"/>
          </table:table-cell>
          <table:table-cell table:style-name="Table14.K94" office:value-type="string">
            <text:p text:style-name="Unicode-Character"/>
          </table:table-cell>
          <table:table-cell table:style-name="Table14.L94" office:value-type="string">
            <text:p text:style-name="Unicode-Character"/>
          </table:table-cell>
          <table:table-cell table:style-name="Table14.M94" office:value-type="string">
            <text:p text:style-name="Unicode-Character"/>
          </table:table-cell>
          <table:table-cell table:style-name="Table14.N94" office:value-type="string">
            <text:p text:style-name="Unicode-Character"/>
          </table:table-cell>
          <table:table-cell table:style-name="Table14.O94" office:value-type="string">
            <text:p text:style-name="Unicode-Character"/>
          </table:table-cell>
        </table:table-row>
        <table:table-row table:style-name="Table14.1">
          <table:table-cell table:style-name="Table14.A3" office:value-type="string">
            <text:p text:style-name="Unicode-Value"/>
          </table:table-cell>
          <table:table-cell table:style-name="Table14.B95" office:value-type="string">
            <text:p text:style-name="Unicode-Value">ab28</text:p>
          </table:table-cell>
          <table:table-cell table:style-name="Table14.C95" office:value-type="string">
            <text:p text:style-name="Unicode-Value">ab29</text:p>
          </table:table-cell>
          <table:table-cell table:style-name="Table14.D95" office:value-type="string">
            <text:p text:style-name="Unicode-Value">ab2a</text:p>
          </table:table-cell>
          <table:table-cell table:style-name="Table14.E95" office:value-type="string">
            <text:p text:style-name="Unicode-Value">ab2b</text:p>
          </table:table-cell>
          <table:table-cell table:style-name="Table14.F95" office:value-type="string">
            <text:p text:style-name="Unicode-Value">ab2c</text:p>
          </table:table-cell>
          <table:table-cell table:style-name="Table14.G95" office:value-type="string">
            <text:p text:style-name="Unicode-Value">ab2d</text:p>
          </table:table-cell>
          <table:table-cell table:style-name="Table14.H95" office:value-type="string">
            <text:p text:style-name="Unicode-Value">ab2e</text:p>
          </table:table-cell>
          <table:table-cell table:style-name="Table14.I95" office:value-type="string">
            <text:p text:style-name="Unicode-Value"/>
          </table:table-cell>
          <table:table-cell table:style-name="Table14.J95" office:value-type="string">
            <text:p text:style-name="Unicode-Value"/>
          </table:table-cell>
          <table:table-cell table:style-name="Table14.K95" office:value-type="string">
            <text:p text:style-name="Unicode-Value"/>
          </table:table-cell>
          <table:table-cell table:style-name="Table14.L95" office:value-type="string">
            <text:p text:style-name="Unicode-Value"/>
          </table:table-cell>
          <table:table-cell table:style-name="Table14.M95" office:value-type="string">
            <text:p text:style-name="Unicode-Value"/>
          </table:table-cell>
          <table:table-cell table:style-name="Table14.N95" office:value-type="string">
            <text:p text:style-name="Unicode-Value"/>
          </table:table-cell>
          <table:table-cell table:style-name="Table14.O95" office:value-type="string">
            <text:p text:style-name="Unicode-Value"/>
          </table:table-cell>
        </table:table-row>
        <text:soft-page-break/>
        <table:table-row table:style-name="Table14.1">
          <table:table-cell table:style-name="Table14.A2" office:value-type="string">
            <text:p text:style-name="Input-Character">s=</text:p>
          </table:table-cell>
          <table:table-cell table:style-name="Table14.B96" office:value-type="string">
            <text:p text:style-name="Unicode-Character"/>
          </table:table-cell>
          <table:table-cell table:style-name="Table14.C96" office:value-type="string">
            <text:p text:style-name="Unicode-Character">ꬁ</text:p>
          </table:table-cell>
          <table:table-cell table:style-name="Table14.D96" office:value-type="string">
            <text:p text:style-name="Unicode-Character">ꬂ</text:p>
          </table:table-cell>
          <table:table-cell table:style-name="Table14.E96" office:value-type="string">
            <text:p text:style-name="Unicode-Character">ꬃ</text:p>
          </table:table-cell>
          <table:table-cell table:style-name="Table14.F96" office:value-type="string">
            <text:p text:style-name="Unicode-Character">ꬄ</text:p>
          </table:table-cell>
          <table:table-cell table:style-name="Table14.G96" office:value-type="string">
            <text:p text:style-name="Unicode-Character">ꬅ</text:p>
          </table:table-cell>
          <table:table-cell table:style-name="Table14.H96" office:value-type="string">
            <text:p text:style-name="Unicode-Character">ꬆ</text:p>
          </table:table-cell>
          <table:table-cell table:style-name="Table14.I96" office:value-type="string">
            <text:p text:style-name="Unicode-Character"/>
          </table:table-cell>
          <table:table-cell table:style-name="Table14.J96" office:value-type="string">
            <text:p text:style-name="Unicode-Character"/>
          </table:table-cell>
          <table:table-cell table:style-name="Table14.K96" office:value-type="string">
            <text:p text:style-name="Unicode-Character"/>
          </table:table-cell>
          <table:table-cell table:style-name="Table14.L96" office:value-type="string">
            <text:p text:style-name="Unicode-Character"/>
          </table:table-cell>
          <table:table-cell table:style-name="Table14.M96" office:value-type="string">
            <text:p text:style-name="Unicode-Character"/>
          </table:table-cell>
          <table:table-cell table:style-name="Table14.N96" office:value-type="string">
            <text:p text:style-name="Unicode-Character"/>
          </table:table-cell>
          <table:table-cell table:style-name="Table14.O96" office:value-type="string">
            <text:p text:style-name="Unicode-Character"/>
          </table:table-cell>
        </table:table-row>
        <table:table-row table:style-name="Table14.1">
          <table:table-cell table:style-name="Table14.A3" office:value-type="string">
            <text:p text:style-name="Unicode-Value"/>
          </table:table-cell>
          <table:table-cell table:style-name="Table14.B97" office:value-type="string">
            <text:p text:style-name="Unicode-Value"/>
          </table:table-cell>
          <table:table-cell table:style-name="Table14.C97" office:value-type="string">
            <text:p text:style-name="Unicode-Value">ab01</text:p>
          </table:table-cell>
          <table:table-cell table:style-name="Table14.D97" office:value-type="string">
            <text:p text:style-name="Unicode-Value">ab02</text:p>
          </table:table-cell>
          <table:table-cell table:style-name="Table14.E97" office:value-type="string">
            <text:p text:style-name="Unicode-Value">ab03</text:p>
          </table:table-cell>
          <table:table-cell table:style-name="Table14.F97" office:value-type="string">
            <text:p text:style-name="Unicode-Value">ab04</text:p>
          </table:table-cell>
          <table:table-cell table:style-name="Table14.G97" office:value-type="string">
            <text:p text:style-name="Unicode-Value">ab05</text:p>
          </table:table-cell>
          <table:table-cell table:style-name="Table14.H97" office:value-type="string">
            <text:p text:style-name="Unicode-Value">ab06</text:p>
          </table:table-cell>
          <table:table-cell table:style-name="Table14.I97" office:value-type="string">
            <text:p text:style-name="Unicode-Value"/>
          </table:table-cell>
          <table:table-cell table:style-name="Table14.J97" office:value-type="string">
            <text:p text:style-name="Unicode-Value"/>
          </table:table-cell>
          <table:table-cell table:style-name="Table14.K97" office:value-type="string">
            <text:p text:style-name="Unicode-Value"/>
          </table:table-cell>
          <table:table-cell table:style-name="Table14.L97" office:value-type="string">
            <text:p text:style-name="Unicode-Value"/>
          </table:table-cell>
          <table:table-cell table:style-name="Table14.M97" office:value-type="string">
            <text:p text:style-name="Unicode-Value"/>
          </table:table-cell>
          <table:table-cell table:style-name="Table14.N97" office:value-type="string">
            <text:p text:style-name="Unicode-Value"/>
          </table:table-cell>
          <table:table-cell table:style-name="Table14.O97" office:value-type="string">
            <text:p text:style-name="Unicode-Value"/>
          </table:table-cell>
        </table:table-row>
        <table:table-row table:style-name="Table14.1">
          <table:table-cell table:style-name="Table14.A2" office:value-type="string">
            <text:p text:style-name="Input-Character">z=</text:p>
          </table:table-cell>
          <table:table-cell table:style-name="Table14.B98" office:value-type="string">
            <text:p text:style-name="Unicode-Character"/>
          </table:table-cell>
          <table:table-cell table:style-name="Table14.C98" office:value-type="string">
            <text:p text:style-name="Unicode-Character">ꬑ</text:p>
          </table:table-cell>
          <table:table-cell table:style-name="Table14.D98" office:value-type="string">
            <text:p text:style-name="Unicode-Character">ꬒ</text:p>
          </table:table-cell>
          <table:table-cell table:style-name="Table14.E98" office:value-type="string">
            <text:p text:style-name="Unicode-Character">ꬓ</text:p>
          </table:table-cell>
          <table:table-cell table:style-name="Table14.F98" office:value-type="string">
            <text:p text:style-name="Unicode-Character">ꬔ</text:p>
          </table:table-cell>
          <table:table-cell table:style-name="Table14.G98" office:value-type="string">
            <text:p text:style-name="Unicode-Character">ꬕ</text:p>
          </table:table-cell>
          <table:table-cell table:style-name="Table14.H98" office:value-type="string">
            <text:p text:style-name="Unicode-Character">ꬖ</text:p>
          </table:table-cell>
          <table:table-cell table:style-name="Table14.I98" office:value-type="string">
            <text:p text:style-name="Unicode-Character"/>
          </table:table-cell>
          <table:table-cell table:style-name="Table14.J98" office:value-type="string">
            <text:p text:style-name="Unicode-Character"/>
          </table:table-cell>
          <table:table-cell table:style-name="Table14.K98" office:value-type="string">
            <text:p text:style-name="Unicode-Character"/>
          </table:table-cell>
          <table:table-cell table:style-name="Table14.L98" office:value-type="string">
            <text:p text:style-name="Unicode-Character"/>
          </table:table-cell>
          <table:table-cell table:style-name="Table14.M98" office:value-type="string">
            <text:p text:style-name="Unicode-Character"/>
          </table:table-cell>
          <table:table-cell table:style-name="Table14.N98" office:value-type="string">
            <text:p text:style-name="Unicode-Character"/>
          </table:table-cell>
          <table:table-cell table:style-name="Table14.O98" office:value-type="string">
            <text:p text:style-name="Unicode-Character"/>
          </table:table-cell>
        </table:table-row>
        <table:table-row table:style-name="Table14.1">
          <table:table-cell table:style-name="Table14.A3" office:value-type="string">
            <text:p text:style-name="Unicode-Value"/>
          </table:table-cell>
          <table:table-cell table:style-name="Table14.B99" office:value-type="string">
            <text:p text:style-name="Unicode-Value"/>
          </table:table-cell>
          <table:table-cell table:style-name="Table14.C99" office:value-type="string">
            <text:p text:style-name="Unicode-Value">ab11</text:p>
          </table:table-cell>
          <table:table-cell table:style-name="Table14.D99" office:value-type="string">
            <text:p text:style-name="Unicode-Value">ab12</text:p>
          </table:table-cell>
          <table:table-cell table:style-name="Table14.E99" office:value-type="string">
            <text:p text:style-name="Unicode-Value">ab13</text:p>
          </table:table-cell>
          <table:table-cell table:style-name="Table14.F99" office:value-type="string">
            <text:p text:style-name="Unicode-Value">ab14</text:p>
          </table:table-cell>
          <table:table-cell table:style-name="Table14.G99" office:value-type="string">
            <text:p text:style-name="Unicode-Value">ab15</text:p>
          </table:table-cell>
          <table:table-cell table:style-name="Table14.H99" office:value-type="string">
            <text:p text:style-name="Unicode-Value">ab16</text:p>
          </table:table-cell>
          <table:table-cell table:style-name="Table14.I99" office:value-type="string">
            <text:p text:style-name="Unicode-Value"/>
          </table:table-cell>
          <table:table-cell table:style-name="Table14.J99" office:value-type="string">
            <text:p text:style-name="Unicode-Value"/>
          </table:table-cell>
          <table:table-cell table:style-name="Table14.K99" office:value-type="string">
            <text:p text:style-name="Unicode-Value"/>
          </table:table-cell>
          <table:table-cell table:style-name="Table14.L99" office:value-type="string">
            <text:p text:style-name="Unicode-Value"/>
          </table:table-cell>
          <table:table-cell table:style-name="Table14.M99" office:value-type="string">
            <text:p text:style-name="Unicode-Value"/>
          </table:table-cell>
          <table:table-cell table:style-name="Table14.N99" office:value-type="string">
            <text:p text:style-name="Unicode-Value"/>
          </table:table-cell>
          <table:table-cell table:style-name="Table14.O99" office:value-type="string">
            <text:p text:style-name="Unicode-Value"/>
          </table:table-cell>
        </table:table-row>
        <table:table-row table:style-name="Table14.1">
          <table:table-cell table:style-name="Table14.A2" office:value-type="string">
            <text:p text:style-name="Input-Character">D=</text:p>
          </table:table-cell>
          <table:table-cell table:style-name="Table14.B100" office:value-type="string">
            <text:p text:style-name="Unicode-Character"/>
          </table:table-cell>
          <table:table-cell table:style-name="Table14.C100" office:value-type="string">
            <text:p text:style-name="Unicode-Character">ꬉ</text:p>
          </table:table-cell>
          <table:table-cell table:style-name="Table14.D100" office:value-type="string">
            <text:p text:style-name="Unicode-Character">ꬊ</text:p>
          </table:table-cell>
          <table:table-cell table:style-name="Table14.E100" office:value-type="string">
            <text:p text:style-name="Unicode-Character">ꬋ</text:p>
          </table:table-cell>
          <table:table-cell table:style-name="Table14.F100" office:value-type="string">
            <text:p text:style-name="Unicode-Character">ꬌ</text:p>
          </table:table-cell>
          <table:table-cell table:style-name="Table14.G100" office:value-type="string">
            <text:p text:style-name="Unicode-Character">ꬍ</text:p>
          </table:table-cell>
          <table:table-cell table:style-name="Table14.H100" office:value-type="string">
            <text:p text:style-name="Unicode-Character">ꬎ</text:p>
          </table:table-cell>
          <table:table-cell table:style-name="Table14.I100" office:value-type="string">
            <text:p text:style-name="Unicode-Character"/>
          </table:table-cell>
          <table:table-cell table:style-name="Table14.J100" office:value-type="string">
            <text:p text:style-name="Unicode-Character"/>
          </table:table-cell>
          <table:table-cell table:style-name="Table14.K100" office:value-type="string">
            <text:p text:style-name="Unicode-Character"/>
          </table:table-cell>
          <table:table-cell table:style-name="Table14.L100" office:value-type="string">
            <text:p text:style-name="Unicode-Character"/>
          </table:table-cell>
          <table:table-cell table:style-name="Table14.M100" office:value-type="string">
            <text:p text:style-name="Unicode-Character"/>
          </table:table-cell>
          <table:table-cell table:style-name="Table14.N100" office:value-type="string">
            <text:p text:style-name="Unicode-Character"/>
          </table:table-cell>
          <table:table-cell table:style-name="Table14.O100" office:value-type="string">
            <text:p text:style-name="Unicode-Character"/>
          </table:table-cell>
        </table:table-row>
        <table:table-row table:style-name="Table14.1">
          <table:table-cell table:style-name="Table14.A3" office:value-type="string">
            <text:p text:style-name="Unicode-Value"/>
          </table:table-cell>
          <table:table-cell table:style-name="Table14.B101" office:value-type="string">
            <text:p text:style-name="Unicode-Value"/>
          </table:table-cell>
          <table:table-cell table:style-name="Table14.C101" office:value-type="string">
            <text:p text:style-name="Unicode-Value">ab09</text:p>
          </table:table-cell>
          <table:table-cell table:style-name="Table14.D101" office:value-type="string">
            <text:p text:style-name="Unicode-Value">ab0a</text:p>
          </table:table-cell>
          <table:table-cell table:style-name="Table14.E101" office:value-type="string">
            <text:p text:style-name="Unicode-Value">ab0b</text:p>
          </table:table-cell>
          <table:table-cell table:style-name="Table14.F101" office:value-type="string">
            <text:p text:style-name="Unicode-Value">ab0c</text:p>
          </table:table-cell>
          <table:table-cell table:style-name="Table14.G101" office:value-type="string">
            <text:p text:style-name="Unicode-Value">ab0d</text:p>
          </table:table-cell>
          <table:table-cell table:style-name="Table14.H101" office:value-type="string">
            <text:p text:style-name="Unicode-Value">ab0e</text:p>
          </table:table-cell>
          <table:table-cell table:style-name="Table14.I101" office:value-type="string">
            <text:p text:style-name="Unicode-Value"/>
          </table:table-cell>
          <table:table-cell table:style-name="Table14.J101" office:value-type="string">
            <text:p text:style-name="Unicode-Value"/>
          </table:table-cell>
          <table:table-cell table:style-name="Table14.K101" office:value-type="string">
            <text:p text:style-name="Unicode-Value"/>
          </table:table-cell>
          <table:table-cell table:style-name="Table14.L101" office:value-type="string">
            <text:p text:style-name="Unicode-Value"/>
          </table:table-cell>
          <table:table-cell table:style-name="Table14.M101" office:value-type="string">
            <text:p text:style-name="Unicode-Value"/>
          </table:table-cell>
          <table:table-cell table:style-name="Table14.N101" office:value-type="string">
            <text:p text:style-name="Unicode-Value"/>
          </table:table-cell>
          <table:table-cell table:style-name="Table14.O101" office:value-type="string">
            <text:p text:style-name="Unicode-Value"/>
          </table:table-cell>
        </table:table-row>
      </table:table>
      <text:p text:style-name="P2"/>
      <table:table table:name="Table4" table:style-name="Table4">
        <table:table-column table:style-name="Table4.A"/>
        <table:table-column table:style-name="Table4.B" table:number-columns-repeated="10"/>
        <table:table-row table:style-name="Table4.1">
          <table:table-cell table:style-name="Table4.A1" table:number-columns-spanned="11" office:value-type="string">
            <text:h text:style-name="Heading_20_2" text:outline-level="2">Ethiopic Numbers</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11"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3" office:value-type="string">
            <text:p text:style-name="P14">keys:</text:p>
          </table:table-cell>
          <table:table-cell table:style-name="Table4.A3" office:value-type="string">
            <text:p text:style-name="Input-Character">1*</text:p>
          </table:table-cell>
          <table:table-cell table:style-name="Table4.A3" office:value-type="string">
            <text:p text:style-name="Input-Character">2*</text:p>
          </table:table-cell>
          <table:table-cell table:style-name="Table4.A3" office:value-type="string">
            <text:p text:style-name="Input-Character">3*</text:p>
          </table:table-cell>
          <table:table-cell table:style-name="Table4.A3" office:value-type="string">
            <text:p text:style-name="Input-Character">4*</text:p>
          </table:table-cell>
          <table:table-cell table:style-name="Table4.A3" office:value-type="string">
            <text:p text:style-name="Input-Character">5*</text:p>
          </table:table-cell>
          <table:table-cell table:style-name="Table4.A3" office:value-type="string">
            <text:p text:style-name="Input-Character">6*</text:p>
          </table:table-cell>
          <table:table-cell table:style-name="Table4.A3" office:value-type="string">
            <text:p text:style-name="Input-Character">7*</text:p>
          </table:table-cell>
          <table:table-cell table:style-name="Table4.A3" office:value-type="string">
            <text:p text:style-name="Input-Character">8*</text:p>
          </table:table-cell>
          <table:table-cell table:style-name="Table4.A3" office:value-type="string">
            <text:p text:style-name="Input-Character">9*</text:p>
          </table:table-cell>
          <table:table-cell table:style-name="Table4.K3" office:value-type="string">
            <text:p text:style-name="Input-Character">1*</text:p>
          </table:table-cell>
        </table:table-row>
        <table:table-row table:style-name="Table4.1">
          <table:table-cell table:style-name="Table4.A4" office:value-type="string">
            <text:p text:style-name="Input-Character"/>
          </table:table-cell>
          <table:table-cell table:style-name="Table4.B4" office:value-type="string">
            <text:p text:style-name="Unicode-Character">፩</text:p>
          </table:table-cell>
          <table:table-cell table:style-name="Table4.C4" office:value-type="string">
            <text:p text:style-name="Unicode-Character">፪</text:p>
          </table:table-cell>
          <table:table-cell table:style-name="Table4.D4" office:value-type="string">
            <text:p text:style-name="Unicode-Character">፫</text:p>
          </table:table-cell>
          <table:table-cell table:style-name="Table4.E4" office:value-type="string">
            <text:p text:style-name="Unicode-Character">፬</text:p>
          </table:table-cell>
          <table:table-cell table:style-name="Table4.F4" office:value-type="string">
            <text:p text:style-name="Unicode-Character">፭</text:p>
          </table:table-cell>
          <table:table-cell table:style-name="Table4.G4" office:value-type="string">
            <text:p text:style-name="Unicode-Character">፮</text:p>
          </table:table-cell>
          <table:table-cell table:style-name="Table4.H4" office:value-type="string">
            <text:p text:style-name="Unicode-Character">፯</text:p>
          </table:table-cell>
          <table:table-cell table:style-name="Table4.I4" office:value-type="string">
            <text:p text:style-name="Unicode-Character">፰</text:p>
          </table:table-cell>
          <table:table-cell table:style-name="Table4.J4" office:value-type="string">
            <text:p text:style-name="Unicode-Character">፱</text:p>
          </table:table-cell>
          <table:table-cell table:style-name="Table4.K4" office:value-type="string">
            <text:p text:style-name="Unicode-Character">፩</text:p>
          </table:table-cell>
        </table:table-row>
        <table:table-row table:style-name="Table4.1">
          <table:table-cell table:style-name="Table4.A5" office:value-type="string">
            <text:p text:style-name="Unicode-Value"/>
          </table:table-cell>
          <table:table-cell table:style-name="Table4.B5" office:value-type="string">
            <text:p text:style-name="Unicode-Value">1369</text:p>
          </table:table-cell>
          <table:table-cell table:style-name="Table4.C5" office:value-type="string">
            <text:p text:style-name="Unicode-Value">136a</text:p>
          </table:table-cell>
          <table:table-cell table:style-name="Table4.D5" office:value-type="string">
            <text:p text:style-name="Unicode-Value">136b</text:p>
          </table:table-cell>
          <table:table-cell table:style-name="Table4.E5" office:value-type="string">
            <text:p text:style-name="Unicode-Value">136c</text:p>
          </table:table-cell>
          <table:table-cell table:style-name="Table4.F5" office:value-type="string">
            <text:p text:style-name="Unicode-Value">136d</text:p>
          </table:table-cell>
          <table:table-cell table:style-name="Table4.G5" office:value-type="string">
            <text:p text:style-name="Unicode-Value">136e</text:p>
          </table:table-cell>
          <table:table-cell table:style-name="Table4.H5" office:value-type="string">
            <text:p text:style-name="Unicode-Value">136f</text:p>
          </table:table-cell>
          <table:table-cell table:style-name="Table4.I5" office:value-type="string">
            <text:p text:style-name="Unicode-Value">1370</text:p>
          </table:table-cell>
          <table:table-cell table:style-name="Table4.J5" office:value-type="string">
            <text:p text:style-name="Unicode-Value">1371</text:p>
          </table:table-cell>
          <table:table-cell table:style-name="Table4.K5" office:value-type="string">
            <text:p text:style-name="Unicode-Value">1369</text:p>
          </table:table-cell>
        </table:table-row>
        <table:table-row table:style-name="Table4.1">
          <table:table-cell table:style-name="Table4.A5" office:value-type="string">
            <text:p text:style-name="P14">keys:</text:p>
          </table:table-cell>
          <table:table-cell table:style-name="Table4.B6" office:value-type="string">
            <text:p text:style-name="Input-Character">1*0</text:p>
          </table:table-cell>
          <table:table-cell table:style-name="Table4.B6" office:value-type="string">
            <text:p text:style-name="Input-Character">2*0</text:p>
          </table:table-cell>
          <table:table-cell table:style-name="Table4.B6" office:value-type="string">
            <text:p text:style-name="Input-Character">3*0</text:p>
          </table:table-cell>
          <table:table-cell table:style-name="Table4.B6" office:value-type="string">
            <text:p text:style-name="Input-Character">4*0</text:p>
          </table:table-cell>
          <table:table-cell table:style-name="Table4.B6" office:value-type="string">
            <text:p text:style-name="Input-Character">5*0</text:p>
          </table:table-cell>
          <table:table-cell table:style-name="Table4.B6" office:value-type="string">
            <text:p text:style-name="Input-Character">6*0</text:p>
          </table:table-cell>
          <table:table-cell table:style-name="Table4.B6" office:value-type="string">
            <text:p text:style-name="Input-Character">7*0</text:p>
          </table:table-cell>
          <table:table-cell table:style-name="Table4.B6" office:value-type="string">
            <text:p text:style-name="Input-Character">8*0</text:p>
          </table:table-cell>
          <table:table-cell table:style-name="Table4.B6" office:value-type="string">
            <text:p text:style-name="Input-Character">9*0</text:p>
          </table:table-cell>
          <table:table-cell table:style-name="Table4.K6" office:value-type="string">
            <text:p text:style-name="Input-Character">1*0</text:p>
          </table:table-cell>
        </table:table-row>
        <table:table-row table:style-name="Table4.1">
          <table:table-cell table:style-name="Table4.A4" office:value-type="string">
            <text:p text:style-name="Input-Character"/>
          </table:table-cell>
          <table:table-cell table:style-name="Table4.B7" office:value-type="string">
            <text:p text:style-name="Unicode-Character">፲</text:p>
          </table:table-cell>
          <table:table-cell table:style-name="Table4.C7" office:value-type="string">
            <text:p text:style-name="Unicode-Character">፳</text:p>
          </table:table-cell>
          <table:table-cell table:style-name="Table4.D7" office:value-type="string">
            <text:p text:style-name="Unicode-Character">፴</text:p>
          </table:table-cell>
          <table:table-cell table:style-name="Table4.E7" office:value-type="string">
            <text:p text:style-name="Unicode-Character">፵</text:p>
          </table:table-cell>
          <table:table-cell table:style-name="Table4.F7" office:value-type="string">
            <text:p text:style-name="Unicode-Character">፶</text:p>
          </table:table-cell>
          <table:table-cell table:style-name="Table4.G7" office:value-type="string">
            <text:p text:style-name="Unicode-Character">፷</text:p>
          </table:table-cell>
          <table:table-cell table:style-name="Table4.H7" office:value-type="string">
            <text:p text:style-name="Unicode-Character">፸</text:p>
          </table:table-cell>
          <table:table-cell table:style-name="Table4.I7" office:value-type="string">
            <text:p text:style-name="Unicode-Character">፹</text:p>
          </table:table-cell>
          <table:table-cell table:style-name="Table4.J7" office:value-type="string">
            <text:p text:style-name="Unicode-Character">፺</text:p>
          </table:table-cell>
          <table:table-cell table:style-name="Table4.K7" office:value-type="string">
            <text:p text:style-name="Unicode-Character">፲</text:p>
          </table:table-cell>
        </table:table-row>
        <table:table-row table:style-name="Table4.1">
          <table:table-cell table:style-name="Table4.A5" office:value-type="string">
            <text:p text:style-name="Unicode-Value"/>
          </table:table-cell>
          <table:table-cell table:style-name="Table4.B8" office:value-type="string">
            <text:p text:style-name="Unicode-Value">1372</text:p>
          </table:table-cell>
          <table:table-cell table:style-name="Table4.C8" office:value-type="string">
            <text:p text:style-name="Unicode-Value">1373</text:p>
          </table:table-cell>
          <table:table-cell table:style-name="Table4.D8" office:value-type="string">
            <text:p text:style-name="Unicode-Value">1374</text:p>
          </table:table-cell>
          <table:table-cell table:style-name="Table4.E8" office:value-type="string">
            <text:p text:style-name="Unicode-Value">1375</text:p>
          </table:table-cell>
          <table:table-cell table:style-name="Table4.F8" office:value-type="string">
            <text:p text:style-name="Unicode-Value">1376</text:p>
          </table:table-cell>
          <table:table-cell table:style-name="Table4.G8" office:value-type="string">
            <text:p text:style-name="Unicode-Value">1377</text:p>
          </table:table-cell>
          <table:table-cell table:style-name="Table4.H8" office:value-type="string">
            <text:p text:style-name="Unicode-Value">1378</text:p>
          </table:table-cell>
          <table:table-cell table:style-name="Table4.I8" office:value-type="string">
            <text:p text:style-name="Unicode-Value">1379</text:p>
          </table:table-cell>
          <table:table-cell table:style-name="Table4.J8" office:value-type="string">
            <text:p text:style-name="Unicode-Value">137a</text:p>
          </table:table-cell>
          <table:table-cell table:style-name="Table4.K8" office:value-type="string">
            <text:p text:style-name="Unicode-Value">1372</text:p>
          </table:table-cell>
        </table:table-row>
        <table:table-row table:style-name="Table4.1">
          <table:table-cell table:style-name="Table4.A5" office:value-type="string">
            <text:p text:style-name="P14">keys:</text:p>
          </table:table-cell>
          <table:table-cell table:style-name="Table4.B6" office:value-type="string">
            <text:p text:style-name="Input-Character">1*00</text:p>
          </table:table-cell>
          <table:table-cell table:style-name="Table4.B6" office:value-type="string">
            <text:p text:style-name="Input-Character">1*000</text:p>
          </table:table-cell>
          <table:table-cell table:style-name="Table4.B6" office:value-type="string">
            <text:p text:style-name="Input-Character">1*0000</text:p>
          </table:table-cell>
          <table:table-cell table:style-name="Table4.B6" office:value-type="string">
            <text:p text:style-name="Input-Character"/>
          </table:table-cell>
          <table:table-cell table:style-name="Table4.B6" office:value-type="string">
            <text:p text:style-name="Input-Character"/>
          </table:table-cell>
          <table:table-cell table:style-name="Table4.B6" office:value-type="string">
            <text:p text:style-name="Input-Character"/>
          </table:table-cell>
          <table:table-cell table:style-name="Table4.B6" office:value-type="string">
            <text:p text:style-name="Input-Character"/>
          </table:table-cell>
          <table:table-cell table:style-name="Table4.B6" office:value-type="string">
            <text:p text:style-name="Input-Character"/>
          </table:table-cell>
          <table:table-cell table:style-name="Table4.B6" office:value-type="string">
            <text:p text:style-name="Input-Character"/>
          </table:table-cell>
          <table:table-cell table:style-name="Table4.K6" office:value-type="string">
            <text:p text:style-name="Input-Character"/>
          </table:table-cell>
        </table:table-row>
        <table:table-row table:style-name="Table4.1">
          <table:table-cell table:style-name="Table4.A4" office:value-type="string">
            <text:p text:style-name="Input-Character"/>
          </table:table-cell>
          <table:table-cell table:style-name="Table4.B10" office:value-type="string">
            <text:p text:style-name="P19">፻</text:p>
          </table:table-cell>
          <table:table-cell table:style-name="Table4.C10" office:value-type="string">
            <text:p text:style-name="P19"></text:p>
          </table:table-cell>
          <table:table-cell table:style-name="Table4.D10" office:value-type="string">
            <text:p text:style-name="P19">፼</text:p>
          </table:table-cell>
          <table:table-cell table:style-name="Table4.E10" office:value-type="string">
            <text:p text:style-name="P19"/>
          </table:table-cell>
          <table:table-cell table:style-name="Table4.F10" office:value-type="string">
            <text:p text:style-name="P19"/>
          </table:table-cell>
          <table:table-cell table:style-name="Table4.G10" office:value-type="string">
            <text:p text:style-name="P19"/>
          </table:table-cell>
          <table:table-cell table:style-name="Table4.H10" office:value-type="string">
            <text:p text:style-name="P19"/>
          </table:table-cell>
          <table:table-cell table:style-name="Table4.I10" office:value-type="string">
            <text:p text:style-name="P19"/>
          </table:table-cell>
          <table:table-cell table:style-name="Table4.J10" office:value-type="string">
            <text:p text:style-name="P19"/>
          </table:table-cell>
          <table:table-cell table:style-name="Table4.K10" office:value-type="string">
            <text:p text:style-name="P19"/>
          </table:table-cell>
        </table:table-row>
        <table:table-row table:style-name="Table4.1">
          <table:table-cell table:style-name="Table4.A5" office:value-type="string">
            <text:p text:style-name="Unicode-Value"/>
          </table:table-cell>
          <table:table-cell table:style-name="Table4.B11" office:value-type="string">
            <text:p text:style-name="Unicode-Value">137b</text:p>
          </table:table-cell>
          <table:table-cell table:style-name="Table4.C11" office:value-type="string">
            <text:p text:style-name="Unicode-Value">e494</text:p>
          </table:table-cell>
          <table:table-cell table:style-name="Table4.D11" office:value-type="string">
            <text:p text:style-name="Unicode-Value">137c</text:p>
          </table:table-cell>
          <table:table-cell table:style-name="Table4.E11" office:value-type="string">
            <text:p text:style-name="Unicode-Value"/>
          </table:table-cell>
          <table:table-cell table:style-name="Table4.F11" office:value-type="string">
            <text:p text:style-name="Unicode-Value"/>
          </table:table-cell>
          <table:table-cell table:style-name="Table4.G11" office:value-type="string">
            <text:p text:style-name="Unicode-Value"/>
          </table:table-cell>
          <table:table-cell table:style-name="Table4.H11" office:value-type="string">
            <text:p text:style-name="Unicode-Value"/>
          </table:table-cell>
          <table:table-cell table:style-name="Table4.I11" office:value-type="string">
            <text:p text:style-name="Unicode-Value"/>
          </table:table-cell>
          <table:table-cell table:style-name="Table4.J11" office:value-type="string">
            <text:p text:style-name="Unicode-Value"/>
          </table:table-cell>
          <table:table-cell table:style-name="Table4.K11" office:value-type="string">
            <text:p text:style-name="Unicode-Value"/>
          </table:table-cell>
        </table:table-row>
      </table:table>
      <text:p text:style-name="P3"/>
      <table:table table:name="Table3" table:style-name="Table3">
        <table:table-column table:style-name="Table3.A"/>
        <table:table-column table:style-name="Table3.B" table:number-columns-repeated="11"/>
        <table:table-row table:style-name="Table3.1">
          <table:table-cell table:style-name="Table3.A1" table:number-columns-spanned="12" office:value-type="string">
            <text:h text:style-name="Heading_20_2" text:outline-level="2">Punctuatio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12"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office:value-type="string">
            <text:p text:style-name="Input-Character">keys:</text:p>
          </table:table-cell>
          <table:table-cell table:style-name="Table3.A3" office:value-type="string">
            <text:p text:style-name="Input-Character">:</text:p>
          </table:table-cell>
          <table:table-cell table:style-name="Table3.A3" office:value-type="string">
            <text:p text:style-name="Input-Character">::</text:p>
          </table:table-cell>
          <table:table-cell table:style-name="Table3.A3" office:value-type="string">
            <text:p text:style-name="Input-Character">:-</text:p>
          </table:table-cell>
          <table:table-cell table:style-name="Table3.A3" office:value-type="string">
            <text:p text:style-name="Input-Character">:.</text:p>
          </table:table-cell>
          <table:table-cell table:style-name="Table3.A3" office:value-type="string">
            <text:p text:style-name="Input-Character">.</text:p>
          </table:table-cell>
          <table:table-cell table:style-name="Table3.A3" office:value-type="string">
            <text:p text:style-name="Input-Character">..</text:p>
          </table:table-cell>
          <table:table-cell table:style-name="Table3.A3" office:value-type="string">
            <text:p text:style-name="Input-Character">...</text:p>
          </table:table-cell>
          <table:table-cell table:style-name="Table3.A3" office:value-type="string">
            <text:p text:style-name="Input-Character">./</text:p>
          </table:table-cell>
          <table:table-cell table:style-name="Table3.A3" office:value-type="string">
            <text:p text:style-name="Input-Character">,</text:p>
          </table:table-cell>
          <table:table-cell table:style-name="Table3.A3" office:value-type="string">
            <text:p text:style-name="Input-Character">,,</text:p>
          </table:table-cell>
          <table:table-cell table:style-name="Table3.L3" office:value-type="string">
            <text:p text:style-name="Input-Character">;</text:p>
          </table:table-cell>
        </table:table-row>
        <table:table-row table:style-name="Table3.1">
          <table:table-cell table:style-name="Table3.A4" office:value-type="string">
            <text:p text:style-name="Input-Character"/>
          </table:table-cell>
          <table:table-cell table:style-name="Table3.B4" office:value-type="string">
            <text:p text:style-name="P19">፡</text:p>
          </table:table-cell>
          <table:table-cell table:style-name="Table3.C4" office:value-type="string">
            <text:p text:style-name="P19">፨</text:p>
          </table:table-cell>
          <table:table-cell table:style-name="Table3.D4" office:value-type="string">
            <text:p text:style-name="P19">፦</text:p>
          </table:table-cell>
          <table:table-cell table:style-name="Table3.E4" office:value-type="string">
            <text:p text:style-name="P19">፧</text:p>
          </table:table-cell>
          <table:table-cell table:style-name="Table3.F4" office:value-type="string">
            <text:p text:style-name="P19">።</text:p>
          </table:table-cell>
          <table:table-cell table:style-name="Table3.G4" office:value-type="string">
            <text:p text:style-name="P19">.</text:p>
          </table:table-cell>
          <table:table-cell table:style-name="Table3.H4" office:value-type="string">
            <text:p text:style-name="P19">•</text:p>
          </table:table-cell>
          <table:table-cell table:style-name="Table3.I4" office:value-type="string">
            <text:p text:style-name="P19">※</text:p>
          </table:table-cell>
          <table:table-cell table:style-name="Table3.J4" office:value-type="string">
            <text:p text:style-name="P19">፥</text:p>
          </table:table-cell>
          <table:table-cell table:style-name="Table3.K4" office:value-type="string">
            <text:p text:style-name="P19">፣</text:p>
          </table:table-cell>
          <table:table-cell table:style-name="Table3.L4" office:value-type="string">
            <text:p text:style-name="P19">፤</text:p>
          </table:table-cell>
        </table:table-row>
        <table:table-row table:style-name="Table3.1">
          <table:table-cell table:style-name="Table3.A5" office:value-type="string">
            <text:p text:style-name="Unicode-Value"/>
          </table:table-cell>
          <table:table-cell table:style-name="Table3.B5" office:value-type="string">
            <text:p text:style-name="Unicode-Value">1361</text:p>
          </table:table-cell>
          <table:table-cell table:style-name="Table3.C5" office:value-type="string">
            <text:p text:style-name="Unicode-Value">1368</text:p>
          </table:table-cell>
          <table:table-cell table:style-name="Table3.D5" office:value-type="string">
            <text:p text:style-name="Unicode-Value">1366</text:p>
          </table:table-cell>
          <table:table-cell table:style-name="Table3.E5" office:value-type="string">
            <text:p text:style-name="Unicode-Value">1367</text:p>
          </table:table-cell>
          <table:table-cell table:style-name="Table3.F5" office:value-type="string">
            <text:p text:style-name="Unicode-Value">1362</text:p>
          </table:table-cell>
          <table:table-cell table:style-name="Table3.G5" office:value-type="string">
            <text:p text:style-name="Unicode-Value">0046</text:p>
          </table:table-cell>
          <table:table-cell table:style-name="Table3.H5" office:value-type="string">
            <text:p text:style-name="Unicode-Value">2022</text:p>
          </table:table-cell>
          <table:table-cell table:style-name="Table3.I5" office:value-type="string">
            <text:p text:style-name="Unicode-Value">1360</text:p>
          </table:table-cell>
          <table:table-cell table:style-name="Table3.J5" office:value-type="string">
            <text:p text:style-name="Unicode-Value">1365</text:p>
          </table:table-cell>
          <table:table-cell table:style-name="Table3.K5" office:value-type="string">
            <text:p text:style-name="Unicode-Value">1363</text:p>
          </table:table-cell>
          <table:table-cell table:style-name="Table3.L5" office:value-type="string">
            <text:p text:style-name="Unicode-Value">1364</text:p>
          </table:table-cell>
        </table:table-row>
        <table:table-row table:style-name="Table3.1">
          <table:table-cell table:style-name="Table3.A5" office:value-type="string">
            <text:p text:style-name="Input-Character">keys:</text:p>
          </table:table-cell>
          <table:table-cell table:style-name="Table3.B6" office:value-type="string">
            <text:p text:style-name="Input-Character">&lt;'</text:p>
          </table:table-cell>
          <table:table-cell table:style-name="Table3.B6" office:value-type="string">
            <text:p text:style-name="Input-Character">&gt;'</text:p>
          </table:table-cell>
          <table:table-cell table:style-name="Table3.B6" office:value-type="string">
            <text:p text:style-name="Input-Character">&lt;"</text:p>
          </table:table-cell>
          <table:table-cell table:style-name="Table3.B6" office:value-type="string">
            <text:p text:style-name="Input-Character">&gt;"</text:p>
          </table:table-cell>
          <table:table-cell table:style-name="Table3.B6" office:value-type="string">
            <text:p text:style-name="Input-Character">m)</text:p>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L6" office:value-type="string">
            <text:p text:style-name="Input-Character"/>
          </table:table-cell>
        </table:table-row>
        <table:table-row table:style-name="Table3.1">
          <table:table-cell table:style-name="Table3.A4" office:value-type="string">
            <text:p text:style-name="Input-Character"/>
          </table:table-cell>
          <table:table-cell table:style-name="Table3.B7" office:value-type="string">
            <text:p text:style-name="P18">‹</text:p>
          </table:table-cell>
          <table:table-cell table:style-name="Table3.C7" office:value-type="string">
            <text:p text:style-name="P18">›</text:p>
          </table:table-cell>
          <table:table-cell table:style-name="Table3.D7" office:value-type="string">
            <text:p text:style-name="P18">«</text:p>
          </table:table-cell>
          <table:table-cell table:style-name="Table3.E7" office:value-type="string">
            <text:p text:style-name="P18">»</text:p>
          </table:table-cell>
          <table:table-cell table:style-name="Table3.F7" office:value-type="string">
            <text:p text:style-name="P18"></text:p>
          </table:table-cell>
          <table:table-cell table:style-name="Table3.G7" office:value-type="string">
            <text:p text:style-name="P18"/>
          </table:table-cell>
          <table:table-cell table:style-name="Table3.H7" office:value-type="string">
            <text:p text:style-name="P18"/>
          </table:table-cell>
          <table:table-cell table:style-name="Table3.I7" office:value-type="string">
            <text:p text:style-name="P18"/>
          </table:table-cell>
          <table:table-cell table:style-name="Table3.J7" office:value-type="string">
            <text:p text:style-name="P18"/>
          </table:table-cell>
          <table:table-cell table:style-name="Table3.K7" office:value-type="string">
            <text:p text:style-name="P18"/>
          </table:table-cell>
          <table:table-cell table:style-name="Table3.L7" office:value-type="string">
            <text:p text:style-name="P18"/>
          </table:table-cell>
        </table:table-row>
        <table:table-row table:style-name="Table3.1">
          <table:table-cell table:style-name="Table3.A5" office:value-type="string">
            <text:p text:style-name="Unicode-Value"/>
          </table:table-cell>
          <table:table-cell table:style-name="Table3.B8" office:value-type="string">
            <text:p text:style-name="Unicode-Value">2039</text:p>
          </table:table-cell>
          <table:table-cell table:style-name="Table3.C8" office:value-type="string">
            <text:p text:style-name="Unicode-Value">203a</text:p>
          </table:table-cell>
          <table:table-cell table:style-name="Table3.D8" office:value-type="string">
            <text:p text:style-name="Unicode-Value">00ab</text:p>
          </table:table-cell>
          <table:table-cell table:style-name="Table3.E8" office:value-type="string">
            <text:p text:style-name="Unicode-Value">00bb</text:p>
          </table:table-cell>
          <table:table-cell table:style-name="Table3.F8" office:value-type="string">
            <text:p text:style-name="Unicode-Value">e496</text:p>
          </table:table-cell>
          <table:table-cell table:style-name="Table3.G8" office:value-type="string">
            <text:p text:style-name="Unicode-Value"/>
          </table:table-cell>
          <table:table-cell table:style-name="Table3.H8" office:value-type="string">
            <text:p text:style-name="Unicode-Value"/>
          </table:table-cell>
          <table:table-cell table:style-name="Table3.I8" office:value-type="string">
            <text:p text:style-name="Unicode-Value"/>
          </table:table-cell>
          <table:table-cell table:style-name="Table3.J8" office:value-type="string">
            <text:p text:style-name="Unicode-Value"/>
          </table:table-cell>
          <table:table-cell table:style-name="Table3.K8" office:value-type="string">
            <text:p text:style-name="Unicode-Value"/>
          </table:table-cell>
          <table:table-cell table:style-name="Table3.L8" office:value-type="string">
            <text:p text:style-name="Unicode-Value"/>
          </table:table-cell>
        </table:table-row>
      </table:table>
      <text:p text:style-name="P6"/>
      <table:table table:name="Table2" table:style-name="Table2">
        <table:table-column table:style-name="Table2.A"/>
        <table:table-column table:style-name="Table2.B" table:number-columns-repeated="10"/>
        <table:table-row table:style-name="Table2.1">
          <table:table-cell table:style-name="Table2.A1" table:number-columns-spanned="11" office:value-type="string">
            <text:h text:style-name="Heading_20_2" text:outline-level="2">Diacritics</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11" office:value-type="string">
            <text:p text:style-name="Standard"><text:span text:style-name="T4">F</text:span><text:span text:style-name="T3">irst create the desired syllable, then add the diacritic by typing the keystrokes at the top of the colum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15">keys:</text:p>
          </table:table-cell>
          <table:table-cell table:style-name="Table2.A3" office:value-type="string">
            <text:p text:style-name="P15">:^</text:p>
          </table:table-cell>
          <table:table-cell table:style-name="Table2.A3" office:value-type="string">
            <text:p text:style-name="P15">'^</text:p>
          </table:table-cell>
          <table:table-cell table:style-name="Table2.A3" office:value-type="string">
            <text:p text:style-name="P15">"^</text:p>
          </table:table-cell>
          <table:table-cell table:style-name="Table2.A3" office:value-type="string">
            <text:p text:style-name="P15">1^</text:p>
          </table:table-cell>
          <table:table-cell table:style-name="Table2.A3" office:value-type="string">
            <text:p text:style-name="P15">2^</text:p>
          </table:table-cell>
          <table:table-cell table:style-name="Table2.A3" office:value-type="string">
            <text:p text:style-name="P15">3^</text:p>
          </table:table-cell>
          <table:table-cell table:style-name="Table2.A3" office:value-type="string">
            <text:p text:style-name="P15">4^</text:p>
          </table:table-cell>
          <table:table-cell table:style-name="Table2.A3" office:value-type="string">
            <text:p text:style-name="P15">5^</text:p>
          </table:table-cell>
          <table:table-cell table:style-name="Table2.A3" office:value-type="string">
            <text:p text:style-name="P15">6^</text:p>
          </table:table-cell>
          <table:table-cell table:style-name="Table2.K3" office:value-type="string">
            <text:p text:style-name="P15">7^</text:p>
          </table:table-cell>
        </table:table-row>
        <table:table-row table:style-name="Table2.1">
          <table:table-cell table:style-name="Table2.A4" office:value-type="string">
            <text:p text:style-name="P15"/>
          </table:table-cell>
          <table:table-cell table:style-name="Table2.B4" office:value-type="string">
            <text:p text:style-name="P20">◌፞</text:p>
          </table:table-cell>
          <table:table-cell table:style-name="Table2.C4" office:value-type="string">
            <text:p text:style-name="P20">◌፟</text:p>
          </table:table-cell>
          <table:table-cell table:style-name="Table2.D4" office:value-type="string">
            <text:p text:style-name="P20">◌፝</text:p>
          </table:table-cell>
          <table:table-cell table:style-name="Table2.E4" office:value-type="string">
            <text:p text:style-name="P20">◌̏</text:p>
          </table:table-cell>
          <table:table-cell table:style-name="Table2.F4" office:value-type="string">
            <text:p text:style-name="P20">◌̀</text:p>
          </table:table-cell>
          <table:table-cell table:style-name="Table2.G4" office:value-type="string">
            <text:p text:style-name="P20">◌̄</text:p>
          </table:table-cell>
          <table:table-cell table:style-name="Table2.H4" office:value-type="string">
            <text:p text:style-name="P20">◌́</text:p>
          </table:table-cell>
          <table:table-cell table:style-name="Table2.I4" office:value-type="string">
            <text:p text:style-name="P20">◌̋</text:p>
          </table:table-cell>
          <table:table-cell table:style-name="Table2.J4" office:value-type="string">
            <text:p text:style-name="P20">◌̂</text:p>
          </table:table-cell>
          <table:table-cell table:style-name="Table2.K4" office:value-type="string">
            <text:p text:style-name="P20">◌̌</text:p>
          </table:table-cell>
        </table:table-row>
        <table:table-row table:style-name="Table2.1">
          <table:table-cell table:style-name="Table2.A5" office:value-type="string">
            <text:p text:style-name="P13"/>
          </table:table-cell>
          <table:table-cell table:style-name="Table2.B5" office:value-type="string">
            <text:p text:style-name="P13">135E</text:p>
          </table:table-cell>
          <table:table-cell table:style-name="Table2.C5" office:value-type="string">
            <text:p text:style-name="P13">135F</text:p>
          </table:table-cell>
          <table:table-cell table:style-name="Table2.D5" office:value-type="string">
            <text:p text:style-name="P13">135D</text:p>
          </table:table-cell>
          <table:table-cell table:style-name="Table2.E5" office:value-type="string">
            <text:p text:style-name="P13">030f</text:p>
          </table:table-cell>
          <table:table-cell table:style-name="Table2.F5" office:value-type="string">
            <text:p text:style-name="P13">0300</text:p>
          </table:table-cell>
          <table:table-cell table:style-name="Table2.G5" office:value-type="string">
            <text:p text:style-name="P13">0304</text:p>
          </table:table-cell>
          <table:table-cell table:style-name="Table2.H5" office:value-type="string">
            <text:p text:style-name="P13">0301</text:p>
          </table:table-cell>
          <table:table-cell table:style-name="Table2.I5" office:value-type="string">
            <text:p text:style-name="P13">030b</text:p>
          </table:table-cell>
          <table:table-cell table:style-name="Table2.J5" office:value-type="string">
            <text:p text:style-name="P13">0302</text:p>
          </table:table-cell>
          <table:table-cell table:style-name="Table2.K5" office:value-type="string">
            <text:p text:style-name="P13">030c</text:p>
          </table:table-cell>
        </table:table-row>
      </table:table>
      <text:h text:style-name="P23" text:outline-level="2"/>
      <text:h text:style-name="P24" text:outline-level="2">License</text:h>
      <text:p text:style-name="P9">Th<text:span text:style-name="T21">is</text:span> <text:span text:style-name="T21">k</text:span>eyboard is copyright © SIL Ethiopia. It is distributed under the MIT free software license:</text:p>
      <table:table table:name="Table19" table:style-name="Table19">
        <table:table-column table:style-name="Table19.A"/>
        <table:table-header-rows>
          <table:table-row table:style-name="Table19.1">
            <table:table-cell table:style-name="Table19.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p text:style-name="Standard"/>
      <text:h text:style-name="Heading_20_2" text:outline-level="2">Tech<text:span text:style-name="T22">ni</text:span>cal Support</text:h>
      <text:p text:style-name="Standard"><text:span text:style-name="T19">For limited technical support</text:span>, please contact:</text:p>
      <text:p text:style-name="Standard"><text:tab/>Website: <text:a xlink:type="simple" xlink:href="http://www.silethiopia.org/" text:style-name="Internet_20_link" text:visited-style-name="Visited_20_Internet_20_Link">www.silethiopia.org</text:a></text:p>
      <text:p text:style-name="Standard"><text:tab/>Email: <text:a xlink:type="simple" xlink:href="mailto:computer_ethiopia@sil.org" text:style-name="Internet_20_link" text:visited-style-name="Visited_20_Internet_20_Link">computer_support@si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byssinica SIL" svg:font-family="'Abyssinica SIL'" style:font-pitch="variable"/>
    <style:font-face style:name="Abyssinica SIL1"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orphans="2" fo:widows="2" fo:hyphenation-ladder-count="no-limit"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Abyssinica SIL1" style:font-family-complex="'Abyssinica SIL'" style:font-style-name-complex="Regular"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writing-mode="lr-tb">
        <style:tab-stops>
          <style:tab-stop style:position="8.001cm" style:type="center"/>
          <style:tab-stop style:position="16.002cm" style:type="right"/>
        </style:tab-stops>
      </style:paragraph-properties>
      <style:text-properties style:font-name-complex="Gentium Plus1" style:font-family-complex="'Gentium Plus'" style:font-style-name-complex="Regular"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top="0cm" fo:margin-bottom="0cm" loext:contextual-spacing="false" fo:text-align="center" style:justify-single-word="false" style:page-number="auto" style:writing-mode="lr-tb"/>
      <style:text-properties style:font-name="Gentium Plus" fo:font-family="'Gentium Plus'" style:font-pitch="variable"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top="0cm" fo:margin-bottom="0cm" loext:contextual-spacing="false" fo:text-align="center" style:justify-single-word="false" style:writing-mode="lr-tb"/>
      <style:text-properties style:font-name="Abyssinica SIL1" fo:font-family="'Abyssinica SIL'" style:font-style-name="Regular" style:font-pitch="variable" fo:font-size="18pt" fo:language="en" fo:country="US" style:font-size-asian="22pt" style:font-name-complex="Abyssinica SIL1" style:font-family-complex="'Abyssinica SIL'" style:font-style-name-complex="Regular" style:font-pitch-complex="variable" style:font-size-complex="18pt" style:language-complex="ar" style:country-complex="SA"/>
    </style:style>
    <style:style style:name="Input-Character" style:family="paragraph" style:parent-style-name="Standard" style:master-page-name="">
      <style:paragraph-properties fo:margin-top="0cm" fo:margin-bottom="0cm" loext:contextual-spacing="false" fo:text-align="center" style:justify-single-word="false" style:page-number="auto"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455e9"/>
    </style:style>
    <style:page-layout style:name="Mpm1">
      <style:page-layout-properties fo:page-width="21.001cm" fo:page-height="29.7cm" style:num-format="1" style:print-orientation="portrait" fo:margin-top="1.3cm" fo:margin-bottom="1.499cm" fo:margin-left="1.499cm" fo:margin-right="1.499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span text:style-name="MT1">SIL Power-G Ethiopic Keyboard Chart<text:tab/><text:tab/> <text:s text:c="2"/>Page </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dc:title>
    <meta:initial-creator>Schaumberger Johann</meta:initial-creator>
    <meta:creation-date>2011-11-01T11:46:00</meta:creation-date>
    <dc:date>2017-02-18T14:35:23.654843877</dc:date>
    <meta:print-date>2017-02-18T10:51:02.769198455</meta:print-date>
    <meta:editing-cycles>191</meta:editing-cycles>
    <meta:editing-duration>P1DT20H51M25S</meta:editing-duration>
    <meta:generator>LibreOffice/5.2.5.1$Linux_X86_64 LibreOffice_project/20m0$Build-1</meta:generator>
    <meta:document-statistic meta:table-count="8" meta:image-count="0" meta:object-count="0" meta:page-count="5" meta:paragraph-count="1151" meta:word-count="1724" meta:character-count="6179" meta:non-whitespace-character-count="5595"/>
  </office:meta>
</office:document-meta>
</file>